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1" style:family="table">
      <style:table-properties style:width="4.5611in" fo:margin-left="-0.0208in" fo:margin-top="0in" fo:margin-bottom="0in" table:align="left" style:writing-mode="page"/>
    </style:style>
    <style:style style:name="Table11.A" style:family="table-column">
      <style:table-column-properties style:column-width="0.2972in"/>
    </style:style>
    <style:style style:name="Table11.B" style:family="table-column">
      <style:table-column-properties style:column-width="4.2639in"/>
    </style:style>
    <style:style style:name="Table11.1" style:family="table-row">
      <style:table-row-properties style:min-row-height="0.1778in" fo:keep-together="auto"/>
    </style:style>
    <style:style style:name="Table11.A1" style:family="table-cell">
      <style:table-cell-properties style:vertical-align="" fo:padding-left="0.0208in" fo:padding-right="0.0208in" fo:padding-top="0in" fo:padding-bottom="0in" fo:border="none"/>
    </style:style>
    <style:style style:name="Table11.B1" style:family="table-cell">
      <style:table-cell-properties style:vertical-align="bottom" fo:padding-left="0.0208in" fo:padding-right="0.0208in" fo:padding-top="0in" fo:padding-bottom="0in" fo:border="none"/>
    </style:style>
    <style:style style:name="Table10" style:family="table">
      <style:table-properties style:width="4.5611in" fo:margin-left="-0.0208in" fo:margin-top="0in" fo:margin-bottom="0in" table:align="left" style:writing-mode="page"/>
    </style:style>
    <style:style style:name="Table10.A" style:family="table-column">
      <style:table-column-properties style:column-width="0.2972in"/>
    </style:style>
    <style:style style:name="Table10.B" style:family="table-column">
      <style:table-column-properties style:column-width="4.2639in"/>
    </style:style>
    <style:style style:name="Table10.1" style:family="table-row">
      <style:table-row-properties style:min-row-height="0.1778in" fo:keep-together="auto"/>
    </style:style>
    <style:style style:name="Table10.A1" style:family="table-cell">
      <style:table-cell-properties style:vertical-align="" fo:padding-left="0.0208in" fo:padding-right="0.0208in" fo:padding-top="0in" fo:padding-bottom="0in" fo:border="none"/>
    </style:style>
    <style:style style:name="Table10.B1" style:family="table-cell">
      <style:table-cell-properties style:vertical-align="bottom" fo:padding-left="0.0208in" fo:padding-right="0.0208in" fo:padding-top="0in" fo:padding-bottom="0in" fo:border="none"/>
    </style:style>
    <style:style style:name="Table9" style:family="table">
      <style:table-properties style:width="4.5611in" fo:margin-left="-0.0208in" fo:margin-top="0in" fo:margin-bottom="0in" table:align="left" style:writing-mode="page"/>
    </style:style>
    <style:style style:name="Table9.A" style:family="table-column">
      <style:table-column-properties style:column-width="0.2972in"/>
    </style:style>
    <style:style style:name="Table9.B" style:family="table-column">
      <style:table-column-properties style:column-width="4.2639in"/>
    </style:style>
    <style:style style:name="Table9.1" style:family="table-row">
      <style:table-row-properties style:min-row-height="0.1778in" fo:keep-together="auto"/>
    </style:style>
    <style:style style:name="Table9.A1" style:family="table-cell">
      <style:table-cell-properties style:vertical-align="" fo:padding-left="0.0208in" fo:padding-right="0.0208in" fo:padding-top="0in" fo:padding-bottom="0in" fo:border="none"/>
    </style:style>
    <style:style style:name="Table9.B1" style:family="table-cell">
      <style:table-cell-properties style:vertical-align="bottom" fo:padding-left="0.0208in" fo:padding-right="0.0208in" fo:padding-top="0in" fo:padding-bottom="0in" fo:border="none"/>
    </style:style>
    <style:style style:name="Table8" style:family="table">
      <style:table-properties style:width="4.5611in" fo:margin-left="-0.0208in" fo:margin-top="0in" fo:margin-bottom="0in" table:align="left" style:writing-mode="page"/>
    </style:style>
    <style:style style:name="Table8.A" style:family="table-column">
      <style:table-column-properties style:column-width="0.2972in"/>
    </style:style>
    <style:style style:name="Table8.B" style:family="table-column">
      <style:table-column-properties style:column-width="4.2639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" fo:padding-left="0.0208in" fo:padding-right="0.0208in" fo:padding-top="0in" fo:padding-bottom="0in" fo:border="none"/>
    </style:style>
    <style:style style:name="Table8.B1" style:family="table-cell">
      <style:table-cell-properties style:vertical-align="bottom" fo:padding-left="0.0208in" fo:padding-right="0.0208in" fo:padding-top="0in" fo:padding-bottom="0in" fo:border="none"/>
    </style:style>
    <style:style style:name="Table12" style:family="table">
      <style:table-properties style:width="4.5611in" fo:margin-left="-0.0208in" fo:margin-top="0in" fo:margin-bottom="0in" table:align="left" style:writing-mode="page"/>
    </style:style>
    <style:style style:name="Table12.A" style:family="table-column">
      <style:table-column-properties style:column-width="0.2972in"/>
    </style:style>
    <style:style style:name="Table12.B" style:family="table-column">
      <style:table-column-properties style:column-width="4.2639in"/>
    </style:style>
    <style:style style:name="Table12.1" style:family="table-row">
      <style:table-row-properties style:min-row-height="0.1778in" fo:keep-together="auto"/>
    </style:style>
    <style:style style:name="Table12.A1" style:family="table-cell">
      <style:table-cell-properties style:vertical-align="" fo:padding-left="0.0208in" fo:padding-right="0.0208in" fo:padding-top="0in" fo:padding-bottom="0in" fo:border="none"/>
    </style:style>
    <style:style style:name="Table12.B1" style:family="table-cell">
      <style:table-cell-properties style:vertical-align="bottom" fo:padding-left="0.0208in" fo:padding-right="0.0208in" fo:padding-top="0in" fo:padding-bottom="0in" fo:border="none"/>
    </style:style>
    <style:style style:name="Table12.A37" style:family="table-cell" style:data-style-name="N0">
      <style:table-cell-properties style:vertical-align="" fo:padding-left="0.0208in" fo:padding-right="0.0208in" fo:padding-top="0in" fo:padding-bottom="0in" fo:border="none"/>
    </style:style>
    <style:style style:name="Table13" style:family="table">
      <style:table-properties style:width="4.5611in" fo:margin-left="-0.0208in" fo:margin-top="0in" fo:margin-bottom="0in" table:align="left" style:writing-mode="page"/>
    </style:style>
    <style:style style:name="Table13.A" style:family="table-column">
      <style:table-column-properties style:column-width="0.2972in"/>
    </style:style>
    <style:style style:name="Table13.B" style:family="table-column">
      <style:table-column-properties style:column-width="4.2639in"/>
    </style:style>
    <style:style style:name="Table13.1" style:family="table-row">
      <style:table-row-properties style:min-row-height="0.1778in" fo:keep-together="auto"/>
    </style:style>
    <style:style style:name="Table13.A1" style:family="table-cell">
      <style:table-cell-properties style:vertical-align="" fo:padding-left="0.0208in" fo:padding-right="0.0208in" fo:padding-top="0in" fo:padding-bottom="0in" fo:border="none"/>
    </style:style>
    <style:style style:name="Table13.B1" style:family="table-cell">
      <style:table-cell-properties style:vertical-align="bottom" fo:padding-left="0.0208in" fo:padding-right="0.0208in" fo:padding-top="0in" fo:padding-bottom="0in" fo:border="none"/>
    </style:style>
    <style:style style:name="Table14" style:family="table">
      <style:table-properties style:width="4.5611in" fo:margin-left="-0.0208in" fo:margin-top="0in" fo:margin-bottom="0in" table:align="left" style:writing-mode="page"/>
    </style:style>
    <style:style style:name="Table14.A" style:family="table-column">
      <style:table-column-properties style:column-width="0.2972in"/>
    </style:style>
    <style:style style:name="Table14.B" style:family="table-column">
      <style:table-column-properties style:column-width="4.2639in"/>
    </style:style>
    <style:style style:name="Table14.1" style:family="table-row">
      <style:table-row-properties style:min-row-height="0.1778in" fo:keep-together="auto"/>
    </style:style>
    <style:style style:name="Table14.A1" style:family="table-cell">
      <style:table-cell-properties style:vertical-align="" fo:padding-left="0.0208in" fo:padding-right="0.0208in" fo:padding-top="0in" fo:padding-bottom="0in" fo:border="none"/>
    </style:style>
    <style:style style:name="Table14.B1" style:family="table-cell">
      <style:table-cell-properties style:vertical-align="bottom" fo:padding-left="0.0208in" fo:padding-right="0.0208in" fo:padding-top="0in" fo:padding-bottom="0in" fo:border="none"/>
    </style:style>
    <style:style style:name="Table7" style:family="table">
      <style:table-properties style:width="4.5611in" fo:margin-left="-0.0208in" fo:margin-top="0in" fo:margin-bottom="0in" table:align="left" style:writing-mode="page"/>
    </style:style>
    <style:style style:name="Table7.A" style:family="table-column">
      <style:table-column-properties style:column-width="0.2972in"/>
    </style:style>
    <style:style style:name="Table7.B" style:family="table-column">
      <style:table-column-properties style:column-width="4.2639in"/>
    </style:style>
    <style:style style:name="Table7.1" style:family="table-row">
      <style:table-row-properties style:min-row-height="0.1778in" fo:keep-together="auto"/>
    </style:style>
    <style:style style:name="Table7.A1" style:family="table-cell">
      <style:table-cell-properties style:vertical-align="" fo:padding-left="0.0208in" fo:padding-right="0.0208in" fo:padding-top="0in" fo:padding-bottom="0in" fo:border="none"/>
    </style:style>
    <style:style style:name="Table7.B1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4.5611in" fo:margin-left="-0.0208in" fo:margin-top="0in" fo:margin-bottom="0in" table:align="left" style:writing-mode="page"/>
    </style:style>
    <style:style style:name="Table6.A" style:family="table-column">
      <style:table-column-properties style:column-width="0.2972in"/>
    </style:style>
    <style:style style:name="Table6.B" style:family="table-column">
      <style:table-column-properties style:column-width="4.2639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" fo:padding-left="0.0208in" fo:padding-right="0.0208in" fo:padding-top="0in" fo:padding-bottom="0in" fo:border="none"/>
    </style:style>
    <style:style style:name="Table6.B1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4.5611in" fo:margin-left="-0.0208in" fo:margin-top="0in" fo:margin-bottom="0in" table:align="left" style:writing-mode="page"/>
    </style:style>
    <style:style style:name="Table5.A" style:family="table-column">
      <style:table-column-properties style:column-width="0.2972in"/>
    </style:style>
    <style:style style:name="Table5.B" style:family="table-column">
      <style:table-column-properties style:column-width="4.2639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" fo:padding-left="0.0208in" fo:padding-right="0.0208in" fo:padding-top="0in" fo:padding-bottom="0in" fo:border="none"/>
    </style:style>
    <style:style style:name="Table5.B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4.5611in" fo:margin-left="-0.0208in" fo:margin-top="0in" fo:margin-bottom="0in" table:align="left" style:writing-mode="page"/>
    </style:style>
    <style:style style:name="Table4.A" style:family="table-column">
      <style:table-column-properties style:column-width="0.2972in"/>
    </style:style>
    <style:style style:name="Table4.B" style:family="table-column">
      <style:table-column-properties style:column-width="4.2639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" fo:padding-left="0.0208in" fo:padding-right="0.0208in" fo:padding-top="0in" fo:padding-bottom="0in" fo:border="none"/>
    </style:style>
    <style:style style:name="Table4.B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4.5611in" fo:margin-left="-0.0208in" fo:margin-top="0in" fo:margin-bottom="0in" table:align="left" style:writing-mode="page"/>
    </style:style>
    <style:style style:name="Table3.A" style:family="table-column">
      <style:table-column-properties style:column-width="0.2972in"/>
    </style:style>
    <style:style style:name="Table3.B" style:family="table-column">
      <style:table-column-properties style:column-width="4.2639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" fo:padding-left="0.0208in" fo:padding-right="0.0208in" fo:padding-top="0in" fo:padding-bottom="0in" fo:border="none"/>
    </style:style>
    <style:style style:name="Table3.B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5611in" fo:margin-left="-0.0208in" fo:margin-top="0in" fo:margin-bottom="0in" table:align="left" style:writing-mode="page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2639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Table1" style:family="table">
      <style:table-properties style:width="4.5611in" fo:margin-left="-0.0208in" fo:margin-top="0in" fo:margin-bottom="0in" table:align="left" style:writing-mode="page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263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Table15" style:family="table">
      <style:table-properties style:width="4.5611in" fo:margin-left="-0.0208in" fo:margin-top="0in" fo:margin-bottom="0in" table:align="left" style:writing-mode="page"/>
    </style:style>
    <style:style style:name="Table15.A" style:family="table-column">
      <style:table-column-properties style:column-width="0.2972in"/>
    </style:style>
    <style:style style:name="Table15.B" style:family="table-column">
      <style:table-column-properties style:column-width="4.2639in"/>
    </style:style>
    <style:style style:name="Table15.1" style:family="table-row">
      <style:table-row-properties style:min-row-height="0.1778in" fo:keep-together="auto"/>
    </style:style>
    <style:style style:name="Table15.A1" style:family="table-cell">
      <style:table-cell-properties style:vertical-align="" fo:padding-left="0.0208in" fo:padding-right="0.0208in" fo:padding-top="0in" fo:padding-bottom="0in" fo:border="none"/>
    </style:style>
    <style:style style:name="Table15.B1" style:family="table-cell">
      <style:table-cell-properties style:vertical-align="bottom" fo:padding-left="0.0208in" fo:padding-right="0.0208in" fo:padding-top="0in" fo:padding-bottom="0in" fo:border="none"/>
    </style:style>
    <style:style style:name="Table16" style:family="table">
      <style:table-properties style:width="4.5611in" fo:margin-left="-0.0208in" fo:margin-top="0in" fo:margin-bottom="0in" table:align="left" style:writing-mode="page"/>
    </style:style>
    <style:style style:name="Table16.A" style:family="table-column">
      <style:table-column-properties style:column-width="0.2972in"/>
    </style:style>
    <style:style style:name="Table16.B" style:family="table-column">
      <style:table-column-properties style:column-width="4.2639in"/>
    </style:style>
    <style:style style:name="Table16.1" style:family="table-row">
      <style:table-row-properties style:min-row-height="0.1778in" fo:keep-together="auto"/>
    </style:style>
    <style:style style:name="Table16.A1" style:family="table-cell">
      <style:table-cell-properties style:vertical-align="" fo:padding-left="0.0208in" fo:padding-right="0.0208in" fo:padding-top="0in" fo:padding-bottom="0in" fo:border="none"/>
    </style:style>
    <style:style style:name="Table16.B1" style:family="table-cell">
      <style:table-cell-properties style:vertical-align="bottom" fo:padding-left="0.0208in" fo:padding-right="0.0208in" fo:padding-top="0in" fo:padding-bottom="0in" fo:border="none"/>
    </style:style>
    <style:style style:name="Table17" style:family="table">
      <style:table-properties style:width="4.5611in" fo:margin-left="-0.0208in" fo:margin-top="0in" fo:margin-bottom="0in" table:align="left" style:writing-mode="page"/>
    </style:style>
    <style:style style:name="Table17.A" style:family="table-column">
      <style:table-column-properties style:column-width="0.2972in"/>
    </style:style>
    <style:style style:name="Table17.B" style:family="table-column">
      <style:table-column-properties style:column-width="4.2639in"/>
    </style:style>
    <style:style style:name="Table17.1" style:family="table-row">
      <style:table-row-properties style:min-row-height="0.1778in" fo:keep-together="auto"/>
    </style:style>
    <style:style style:name="Table17.A1" style:family="table-cell">
      <style:table-cell-properties style:vertical-align="" fo:padding-left="0.0208in" fo:padding-right="0.0208in" fo:padding-top="0in" fo:padding-bottom="0in" fo:border="none"/>
    </style:style>
    <style:style style:name="Table17.B1" style:family="table-cell">
      <style:table-cell-properties style:vertical-align="bottom" fo:padding-left="0.0208in" fo:padding-right="0.0208in" fo:padding-top="0in" fo:padding-bottom="0in" fo:border="none"/>
    </style:style>
    <style:style style:name="Table18" style:family="table">
      <style:table-properties style:width="4.5611in" fo:margin-left="-0.0208in" fo:margin-top="0in" fo:margin-bottom="0in" table:align="left" style:writing-mode="page"/>
    </style:style>
    <style:style style:name="Table18.A" style:family="table-column">
      <style:table-column-properties style:column-width="0.2972in"/>
    </style:style>
    <style:style style:name="Table18.B" style:family="table-column">
      <style:table-column-properties style:column-width="4.2639in"/>
    </style:style>
    <style:style style:name="Table18.1" style:family="table-row">
      <style:table-row-properties style:min-row-height="0.1778in" fo:keep-together="auto"/>
    </style:style>
    <style:style style:name="Table18.A1" style:family="table-cell">
      <style:table-cell-properties style:vertical-align="" fo:padding-left="0.0208in" fo:padding-right="0.0208in" fo:padding-top="0in" fo:padding-bottom="0in" fo:border="none"/>
    </style:style>
    <style:style style:name="Table18.B1" style:family="table-cell">
      <style:table-cell-properties style:vertical-align="bottom" fo:padding-left="0.0208in" fo:padding-right="0.0208in" fo:padding-top="0in" fo:padding-bottom="0in" fo:border="none"/>
    </style:style>
    <style:style style:name="Table19" style:family="table">
      <style:table-properties style:width="4.5611in" fo:margin-left="-0.0208in" fo:margin-top="0in" fo:margin-bottom="0in" table:align="left" style:writing-mode="page"/>
    </style:style>
    <style:style style:name="Table19.A" style:family="table-column">
      <style:table-column-properties style:column-width="0.2972in"/>
    </style:style>
    <style:style style:name="Table19.B" style:family="table-column">
      <style:table-column-properties style:column-width="4.2639in"/>
    </style:style>
    <style:style style:name="Table19.1" style:family="table-row">
      <style:table-row-properties style:min-row-height="0.1778in" fo:keep-together="auto"/>
    </style:style>
    <style:style style:name="Table19.A1" style:family="table-cell">
      <style:table-cell-properties style:vertical-align="" fo:padding-left="0.0208in" fo:padding-right="0.0208in" fo:padding-top="0in" fo:padding-bottom="0in" fo:border="none"/>
    </style:style>
    <style:style style:name="Table19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officeooo:paragraph-rsid="0014b1da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officeooo:paragraph-rsid="00169ae5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officeooo:paragraph-rsid="001a0cf5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officeooo:paragraph-rsid="0020053c"/>
    </style:style>
    <style:style style:name="P7" style:family="paragraph" style:parent-style-name="Standard">
      <style:text-properties officeooo:rsid="00140431" officeooo:paragraph-rsid="00140431"/>
    </style:style>
    <style:style style:name="P8" style:family="paragraph" style:parent-style-name="Standard">
      <style:paragraph-properties fo:text-align="start" style:justify-single-word="false">
        <style:tab-stops/>
      </style:paragraph-properties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paragraph-rsid="0014b1da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paragraph-rsid="001a0cf5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paragraph-rsid="0020053c"/>
    </style:style>
    <style:style style:name="P12" style:family="paragraph" style:parent-style-name="Contents_20_1">
      <style:paragraph-properties>
        <style:tab-stops>
          <style:tab-stop style:position="4.5799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014b1da"/>
    </style:style>
    <style:style style:name="P14" style:family="paragraph" style:parent-style-name="Title">
      <style:text-properties officeooo:paragraph-rsid="0014b1da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officeooo:rsid="00169ae5" officeooo:paragraph-rsid="00169ae5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officeooo:rsid="00169ae5" officeooo:paragraph-rsid="001a0cf5"/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officeooo:rsid="00169ae5" officeooo:paragraph-rsid="00169ae5"/>
    </style:style>
    <style:style style:name="P18" style:family="paragraph" style:parent-style-name="Text_20_body">
      <style:text-properties officeooo:paragraph-rsid="0020053c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officeooo:rsid="001a0cf5" officeooo:paragraph-rsid="001a0cf5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officeooo:rsid="001a0cf5" officeooo:paragraph-rsid="001a0cf5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69ae5" officeooo:paragraph-rsid="00169ae5" style:font-weight-asian="bold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a99b6" officeooo:paragraph-rsid="001a99b6" style:font-weight-asian="bold" style:font-weight-complex="bold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9d711" officeooo:paragraph-rsid="0019d711" style:font-weight-asian="bold" style:font-weight-complex="bold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a0cf5" officeooo:paragraph-rsid="001a0cf5" style:font-weight-asian="bold" style:font-weight-complex="bold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c2387" officeooo:paragraph-rsid="001c2387" style:font-weight-asian="bold" style:font-weight-complex="bold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c2387" officeooo:paragraph-rsid="001d2ab8" style:font-weight-asian="bold" style:font-weight-complex="bold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c7157" officeooo:paragraph-rsid="001c7157" style:font-weight-asian="bold" style:font-weight-complex="bold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e98c5" officeooo:paragraph-rsid="001e98c5" style:font-weight-asian="bold" style:font-weight-complex="bold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0053c" officeooo:paragraph-rsid="0020053c" style:font-weight-asian="bold" style:font-weight-complex="bold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13b9f" officeooo:paragraph-rsid="00213b9f" style:font-weight-asian="bold" style:font-weight-complex="bold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190e3" officeooo:paragraph-rsid="002190e3" style:font-weight-asian="bold" style:font-weight-complex="bold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rsid="00199a40" officeooo:paragraph-rsid="00169ae5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a99b6" officeooo:paragraph-rsid="001a99b6" style:font-weight-asian="normal" style:font-weight-complex="normal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69ae5" officeooo:paragraph-rsid="00169ae5" style:font-weight-asian="normal" style:font-weight-complex="normal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e98c5" officeooo:paragraph-rsid="001c2387" style:font-weight-asian="normal" style:font-weight-complex="normal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190e3" officeooo:paragraph-rsid="002190e3" style:font-weight-asian="normal" style:font-weight-complex="normal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officeooo:rsid="0017a7e4" officeooo:paragraph-rsid="0017a7e4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officeooo:rsid="0017a7e4" officeooo:paragraph-rsid="001a0cf5"/>
    </style:style>
    <style:style style:name="P39" style:family="paragraph" style:parent-style-name="Standard">
      <style:paragraph-properties fo:text-align="end" style:justify-single-word="false">
        <style:tab-stops/>
      </style:paragraph-properties>
      <style:text-properties officeooo:rsid="00182231" officeooo:paragraph-rsid="00182231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officeooo:rsid="0019d711" officeooo:paragraph-rsid="0019d711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officeooo:rsid="00453ac2" officeooo:paragraph-rsid="001a0cf5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officeooo:rsid="00148229" officeooo:paragraph-rsid="001a0cf5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officeooo:rsid="001c2387" officeooo:paragraph-rsid="001c2387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officeooo:rsid="001c2387" officeooo:paragraph-rsid="001c7157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officeooo:rsid="001c2387" officeooo:paragraph-rsid="001d2ab8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officeooo:rsid="001c2387" officeooo:paragraph-rsid="001e98c5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officeooo:rsid="001c7157" officeooo:paragraph-rsid="001c7157"/>
    </style:style>
    <style:style style:name="P48" style:family="paragraph" style:parent-style-name="Standard">
      <style:paragraph-properties fo:text-align="end" style:justify-single-word="false">
        <style:tab-stops/>
      </style:paragraph-properties>
      <style:text-properties officeooo:rsid="001d2ab8" officeooo:paragraph-rsid="001d2ab8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officeooo:rsid="001e98c5" officeooo:paragraph-rsid="001e98c5"/>
    </style:style>
    <style:style style:name="P50" style:family="paragraph" style:parent-style-name="Standard">
      <style:paragraph-properties fo:text-align="end" style:justify-single-word="false">
        <style:tab-stops/>
      </style:paragraph-properties>
      <style:text-properties officeooo:rsid="001e98c5" officeooo:paragraph-rsid="001e98c5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officeooo:rsid="0020053c" officeooo:paragraph-rsid="0020053c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rsid="00213b9f" officeooo:paragraph-rsid="00213b9f"/>
    </style:style>
    <style:style style:name="P53" style:family="paragraph" style:parent-style-name="Standard">
      <style:paragraph-properties fo:text-align="end" style:justify-single-word="false">
        <style:tab-stops/>
      </style:paragraph-properties>
      <style:text-properties officeooo:rsid="00213b9f" officeooo:paragraph-rsid="00213b9f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officeooo:rsid="002190e3" officeooo:paragraph-rsid="002190e3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02190e3" officeooo:paragraph-rsid="002190e3"/>
    </style:style>
    <style:style style:name="P56" style:family="paragraph" style:parent-style-name="Standard">
      <style:paragraph-properties fo:text-align="end" style:justify-single-word="false">
        <style:tab-stops/>
      </style:paragraph-properties>
      <style:text-properties officeooo:rsid="00233378" officeooo:paragraph-rsid="00233378"/>
    </style:style>
    <style:style style:name="P57" style:family="paragraph" style:parent-style-name="Table_20_Contents">
      <style:text-properties fo:font-size="12pt"/>
    </style:style>
    <style:style style:name="P58" style:family="paragraph" style:parent-style-name="Table_20_Contents">
      <style:paragraph-properties fo:text-align="end" style:justify-single-word="false"/>
      <style:text-properties fo:font-size="12pt"/>
    </style:style>
    <style:style style:name="P59" style:family="paragraph" style:parent-style-name="Text_20_body">
      <style:text-properties officeooo:paragraph-rsid="00169ae5"/>
    </style:style>
    <style:style style:name="P60" style:family="paragraph" style:parent-style-name="Heading_20_1">
      <style:paragraph-properties fo:break-before="page"/>
      <style:text-properties officeooo:rsid="00169ae5" officeooo:paragraph-rsid="00169ae5"/>
    </style:style>
    <style:style style:name="P61" style:family="paragraph" style:parent-style-name="Heading_20_1">
      <style:text-properties officeooo:rsid="00162fbd" officeooo:paragraph-rsid="0017a7e4"/>
    </style:style>
    <style:style style:name="P62" style:family="paragraph" style:parent-style-name="Heading_20_1" style:list-style-name="">
      <style:text-properties officeooo:paragraph-rsid="0017a7e4"/>
    </style:style>
    <style:style style:name="P63" style:family="paragraph" style:parent-style-name="Heading_20_1" style:list-style-name="">
      <style:text-properties officeooo:paragraph-rsid="0014b1da"/>
    </style:style>
    <style:style style:name="P64" style:family="paragraph" style:parent-style-name="Heading_20_1" style:list-style-name="">
      <style:text-properties officeooo:paragraph-rsid="0020053c"/>
    </style:style>
    <style:style style:name="P65" style:family="paragraph" style:parent-style-name="Heading_20_1" style:list-style-name="">
      <style:text-properties officeooo:paragraph-rsid="0014b1da"/>
    </style:style>
    <style:style style:name="P66" style:family="paragraph" style:parent-style-name="Heading_20_1">
      <style:paragraph-properties fo:break-before="page"/>
      <style:text-properties officeooo:paragraph-rsid="0017a7e4"/>
    </style:style>
    <style:style style:name="P67" style:family="paragraph" style:parent-style-name="Heading_20_1">
      <style:text-properties officeooo:paragraph-rsid="0014b1da"/>
    </style:style>
    <style:style style:name="P68" style:family="paragraph" style:parent-style-name="Heading_20_1">
      <style:paragraph-properties fo:break-before="page"/>
      <style:text-properties officeooo:paragraph-rsid="0014b1da"/>
    </style:style>
    <style:style style:name="P69" style:family="paragraph" style:parent-style-name="Heading_20_1">
      <style:paragraph-properties fo:break-before="page"/>
      <style:text-properties officeooo:paragraph-rsid="001a0cf5"/>
    </style:style>
    <style:style style:name="P70" style:family="paragraph" style:parent-style-name="Heading_20_1" style:list-style-name="">
      <style:text-properties officeooo:rsid="001a0cf5" officeooo:paragraph-rsid="001a0cf5"/>
    </style:style>
    <style:style style:name="P71" style:family="paragraph" style:parent-style-name="Heading_20_1" style:list-style-name="">
      <style:paragraph-properties fo:break-before="page"/>
      <style:text-properties officeooo:rsid="001a0cf5" officeooo:paragraph-rsid="001a0cf5"/>
    </style:style>
    <style:style style:name="P72" style:family="paragraph" style:parent-style-name="Heading_20_1">
      <style:paragraph-properties fo:break-before="page"/>
      <style:text-properties officeooo:rsid="0019ba2e" officeooo:paragraph-rsid="0020053c"/>
    </style:style>
    <style:style style:name="P73" style:family="paragraph" style:parent-style-name="Heading_20_1">
      <style:paragraph-properties fo:break-before="page"/>
      <style:text-properties officeooo:paragraph-rsid="0020053c"/>
    </style:style>
    <style:style style:name="P74" style:family="paragraph" style:parent-style-name="Heading_20_1">
      <style:paragraph-properties fo:break-before="page"/>
      <style:text-properties officeooo:paragraph-rsid="0029e551"/>
    </style:style>
    <style:style style:name="P75" style:family="paragraph" style:parent-style-name="Heading_20_2">
      <style:paragraph-properties fo:break-before="page"/>
      <style:text-properties officeooo:paragraph-rsid="0029e551"/>
    </style:style>
    <style:style style:name="P76" style:family="paragraph" style:parent-style-name="Heading_20_2">
      <style:paragraph-properties fo:break-before="page"/>
      <style:text-properties officeooo:rsid="0029e551" officeooo:paragraph-rsid="0029e551"/>
    </style:style>
    <style:style style:name="P77" style:family="paragraph" style:parent-style-name="Heading_20_2" style:list-style-name="">
      <style:text-properties officeooo:rsid="0029e551" officeooo:paragraph-rsid="0029e551"/>
    </style:style>
    <style:style style:name="P78" style:family="paragraph" style:parent-style-name="Heading_20_2" style:list-style-name="">
      <style:text-properties officeooo:paragraph-rsid="0029e551"/>
    </style:style>
    <style:style style:name="P79" style:family="paragraph" style:parent-style-name="Heading_20_2" style:list-style-name=""/>
    <style:style style:name="P80" style:family="paragraph" style:parent-style-name="Heading_20_2">
      <style:paragraph-properties fo:break-before="page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c2387" officeooo:paragraph-rsid="001c2387" style:font-weight-asian="bold" style:font-weight-complex="bold"/>
    </style:style>
    <style:style style:name="P8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190e3" officeooo:paragraph-rsid="002190e3" style:font-weight-asian="bold" style:font-weight-complex="bold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4f0f7" officeooo:paragraph-rsid="0024f0f7" style:font-weight-asian="bold" style:font-weight-complex="bold"/>
    </style:style>
    <style:style style:name="P8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53ff9" officeooo:paragraph-rsid="00253ff9" style:font-weight-asian="bold" style:font-weight-complex="bold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53ff9" officeooo:paragraph-rsid="0029e551" style:font-weight-asian="bold" style:font-weight-complex="bold"/>
    </style:style>
    <style:style style:name="P86" style:family="paragraph" style:parent-style-name="Standard">
      <style:text-properties fo:font-weight="bold" officeooo:rsid="00260f23" officeooo:paragraph-rsid="00260f23" style:font-weight-asian="bold" style:font-weight-complex="bold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60f23" officeooo:paragraph-rsid="00260f23" style:font-weight-asian="bold" style:font-weight-complex="bold"/>
    </style:style>
    <style:style style:name="P8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71aa9" officeooo:paragraph-rsid="00271aa9" style:font-weight-asian="bold" style:font-weight-complex="bold"/>
    </style:style>
    <style:style style:name="P8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71aa9" officeooo:paragraph-rsid="0029e551" style:font-weight-asian="bold" style:font-weight-complex="bold"/>
    </style:style>
    <style:style style:name="P9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a6167" officeooo:paragraph-rsid="002a6167" style:font-weight-asian="bold" style:font-weight-complex="bold"/>
    </style:style>
    <style:style style:name="P9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f31ee" officeooo:paragraph-rsid="002f31ee" style:font-weight-asian="bold" style:font-weight-complex="bold"/>
    </style:style>
    <style:style style:name="P92" style:family="paragraph" style:parent-style-name="Standard">
      <style:paragraph-properties fo:text-align="start" style:justify-single-word="false">
        <style:tab-stops/>
      </style:paragraph-properties>
      <style:text-properties officeooo:rsid="0024f0f7" officeooo:paragraph-rsid="0024f0f7"/>
    </style:style>
    <style:style style:name="P93" style:family="paragraph" style:parent-style-name="Standard">
      <style:paragraph-properties fo:text-align="start" style:justify-single-word="false">
        <style:tab-stops/>
      </style:paragraph-properties>
      <style:text-properties officeooo:rsid="0024f0f7" officeooo:paragraph-rsid="002d7c13"/>
    </style:style>
    <style:style style:name="P94" style:family="paragraph" style:parent-style-name="Standard">
      <style:paragraph-properties fo:text-align="start" style:justify-single-word="false">
        <style:tab-stops/>
      </style:paragraph-properties>
      <style:text-properties officeooo:rsid="0024f0f7" officeooo:paragraph-rsid="002f31ee"/>
    </style:style>
    <style:style style:name="P95" style:family="paragraph" style:parent-style-name="Standard">
      <style:paragraph-properties fo:text-align="end" style:justify-single-word="false">
        <style:tab-stops/>
      </style:paragraph-properties>
      <style:text-properties officeooo:rsid="0024f0f7" officeooo:paragraph-rsid="0024f0f7"/>
    </style:style>
    <style:style style:name="P96" style:family="paragraph" style:parent-style-name="Standard">
      <style:paragraph-properties fo:text-align="end" style:justify-single-word="false">
        <style:tab-stops/>
      </style:paragraph-properties>
      <style:text-properties officeooo:rsid="0024f0f7" officeooo:paragraph-rsid="002d7c13"/>
    </style:style>
    <style:style style:name="P97" style:family="paragraph" style:parent-style-name="Standard">
      <style:paragraph-properties fo:text-align="end" style:justify-single-word="false">
        <style:tab-stops/>
      </style:paragraph-properties>
      <style:text-properties officeooo:paragraph-rsid="0014b1da"/>
    </style:style>
    <style:style style:name="P98" style:family="paragraph" style:parent-style-name="Standard">
      <style:paragraph-properties fo:text-align="end" style:justify-single-word="false">
        <style:tab-stops/>
      </style:paragraph-properties>
      <style:text-properties officeooo:paragraph-rsid="0029e551"/>
    </style:style>
    <style:style style:name="P99" style:family="paragraph" style:parent-style-name="Standard">
      <style:paragraph-properties fo:text-align="start" style:justify-single-word="false">
        <style:tab-stops/>
      </style:paragraph-properties>
      <style:text-properties officeooo:paragraph-rsid="0014b1da"/>
    </style:style>
    <style:style style:name="P100" style:family="paragraph" style:parent-style-name="Standard">
      <style:paragraph-properties fo:text-align="start" style:justify-single-word="false">
        <style:tab-stops/>
      </style:paragraph-properties>
      <style:text-properties officeooo:paragraph-rsid="00271aa9"/>
    </style:style>
    <style:style style:name="P101" style:family="paragraph" style:parent-style-name="Standard">
      <style:paragraph-properties fo:text-align="start" style:justify-single-word="false">
        <style:tab-stops/>
      </style:paragraph-properties>
      <style:text-properties officeooo:paragraph-rsid="0029e551"/>
    </style:style>
    <style:style style:name="P10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4f0f7" officeooo:paragraph-rsid="0024f0f7" style:font-weight-asian="normal" style:font-weight-complex="normal"/>
    </style:style>
    <style:style style:name="P10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4f0f7" officeooo:paragraph-rsid="00271aa9" style:font-weight-asian="normal" style:font-weight-complex="normal"/>
    </style:style>
    <style:style style:name="P104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71aa9" officeooo:paragraph-rsid="00271aa9" style:font-weight-asian="normal" style:font-weight-complex="normal"/>
    </style:style>
    <style:style style:name="P105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71aa9" officeooo:paragraph-rsid="0029e551" style:font-weight-asian="normal" style:font-weight-complex="normal"/>
    </style:style>
    <style:style style:name="P10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60f23" officeooo:paragraph-rsid="00271aa9" style:font-weight-asian="normal" style:font-weight-complex="normal"/>
    </style:style>
    <style:style style:name="P10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60f23" officeooo:paragraph-rsid="00260f23" style:font-weight-asian="normal" style:font-weight-complex="normal"/>
    </style:style>
    <style:style style:name="P10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86ae6" officeooo:paragraph-rsid="0029e551" style:font-weight-asian="normal" style:font-weight-complex="normal"/>
    </style:style>
    <style:style style:name="P109" style:family="paragraph" style:parent-style-name="Standard">
      <style:paragraph-properties fo:text-align="start" style:justify-single-word="false">
        <style:tab-stops/>
      </style:paragraph-properties>
      <style:text-properties officeooo:rsid="00260f23" officeooo:paragraph-rsid="00260f23"/>
    </style:style>
    <style:style style:name="P110" style:family="paragraph" style:parent-style-name="Standard">
      <style:paragraph-properties fo:text-align="start" style:justify-single-word="false">
        <style:tab-stops/>
      </style:paragraph-properties>
      <style:text-properties officeooo:rsid="00260f23" officeooo:paragraph-rsid="00271aa9"/>
    </style:style>
    <style:style style:name="P111" style:family="paragraph" style:parent-style-name="Standard">
      <style:paragraph-properties fo:text-align="end" style:justify-single-word="false">
        <style:tab-stops/>
      </style:paragraph-properties>
      <style:text-properties officeooo:rsid="00271aa9" officeooo:paragraph-rsid="00271aa9"/>
    </style:style>
    <style:style style:name="P112" style:family="paragraph" style:parent-style-name="Standard">
      <style:paragraph-properties fo:text-align="end" style:justify-single-word="false">
        <style:tab-stops/>
      </style:paragraph-properties>
      <style:text-properties officeooo:rsid="00271aa9" officeooo:paragraph-rsid="0029e551"/>
    </style:style>
    <style:style style:name="P113" style:family="paragraph" style:parent-style-name="Standard">
      <style:text-properties officeooo:paragraph-rsid="00271aa9"/>
    </style:style>
    <style:style style:name="P114" style:family="paragraph" style:parent-style-name="Standard">
      <style:paragraph-properties fo:text-align="start" style:justify-single-word="false">
        <style:tab-stops/>
      </style:paragraph-properties>
      <style:text-properties officeooo:rsid="001b19f9" officeooo:paragraph-rsid="0029e551"/>
    </style:style>
    <style:style style:name="P115" style:family="paragraph" style:parent-style-name="Standard">
      <style:paragraph-properties fo:text-align="start" style:justify-single-word="false">
        <style:tab-stops/>
      </style:paragraph-properties>
      <style:text-properties officeooo:rsid="0018f2da" officeooo:paragraph-rsid="0029e551"/>
    </style:style>
    <style:style style:name="P116" style:family="paragraph" style:parent-style-name="Standard">
      <style:paragraph-properties fo:text-align="end" style:justify-single-word="false">
        <style:tab-stops/>
      </style:paragraph-properties>
      <style:text-properties officeooo:rsid="0029e551" officeooo:paragraph-rsid="0029e551"/>
    </style:style>
    <style:style style:name="P117" style:family="paragraph" style:parent-style-name="Standard">
      <style:paragraph-properties fo:text-align="end" style:justify-single-word="false">
        <style:tab-stops/>
      </style:paragraph-properties>
      <style:text-properties officeooo:rsid="002ce08f" officeooo:paragraph-rsid="002ce08f"/>
    </style:style>
    <style:style style:name="P118" style:family="paragraph" style:parent-style-name="Standard">
      <style:paragraph-properties fo:text-align="end" style:justify-single-word="false">
        <style:tab-stops/>
      </style:paragraph-properties>
      <style:text-properties officeooo:rsid="002f31ee" officeooo:paragraph-rsid="002f31ee"/>
    </style:style>
    <style:style style:name="P119" style:family="paragraph" style:parent-style-name="Standard">
      <style:paragraph-properties fo:text-align="end" style:justify-single-word="false">
        <style:tab-stops/>
      </style:paragraph-properties>
      <style:text-properties officeooo:rsid="00306d6e" officeooo:paragraph-rsid="00306d6e"/>
    </style:style>
    <style:style style:name="P120" style:family="paragraph" style:parent-style-name="Standard">
      <style:paragraph-properties fo:text-align="end" style:justify-single-word="false">
        <style:tab-stops/>
      </style:paragraph-properties>
      <style:text-properties officeooo:rsid="0031de81" officeooo:paragraph-rsid="0031de81"/>
    </style:style>
    <style:style style:name="T1" style:family="text">
      <style:text-properties officeooo:rsid="00169ae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9a40" style:font-weight-asian="bold" style:font-weight-complex="bold"/>
    </style:style>
    <style:style style:name="T4" style:family="text">
      <style:text-properties fo:font-weight="bold" officeooo:rsid="00169ae5" style:font-weight-asian="bold" style:font-weight-complex="bold"/>
    </style:style>
    <style:style style:name="T5" style:family="text">
      <style:text-properties fo:font-weight="bold" officeooo:rsid="001c7157" style:font-weight-asian="bold" style:font-weight-complex="bold"/>
    </style:style>
    <style:style style:name="T6" style:family="text">
      <style:text-properties fo:font-weight="bold" officeooo:rsid="001d2ab8" style:font-weight-asian="bold" style:font-weight-complex="bold"/>
    </style:style>
    <style:style style:name="T7" style:family="text">
      <style:text-properties fo:font-weight="bold" officeooo:rsid="001e98c5" style:font-weight-asian="bold" style:font-weight-complex="bold"/>
    </style:style>
    <style:style style:name="T8" style:family="text">
      <style:text-properties fo:font-weight="bold" officeooo:rsid="00213b9f" style:font-weight-asian="bold" style:font-weight-complex="bold"/>
    </style:style>
    <style:style style:name="T9" style:family="text">
      <style:text-properties fo:font-weight="bold" officeooo:rsid="00271aa9" style:font-weight-asian="bold" style:font-weight-complex="bold"/>
    </style:style>
    <style:style style:name="T10" style:family="text">
      <style:text-properties fo:font-weight="bold" officeooo:rsid="0029e551" style:font-weight-asian="bold" style:font-weight-complex="bold"/>
    </style:style>
    <style:style style:name="T11" style:family="text">
      <style:text-properties fo:font-weight="bold" officeooo:rsid="002d7c13" style:font-weight-asian="bold" style:font-weight-complex="bold"/>
    </style:style>
    <style:style style:name="T12" style:family="text">
      <style:text-properties officeooo:rsid="00199a40"/>
    </style:style>
    <style:style style:name="T13" style:family="text">
      <style:text-properties officeooo:rsid="001a0cf5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69ae5" style:font-weight-asian="normal" style:font-weight-complex="normal"/>
    </style:style>
    <style:style style:name="T16" style:family="text">
      <style:text-properties fo:font-weight="normal" officeooo:rsid="001d2ab8" style:font-weight-asian="normal" style:font-weight-complex="normal"/>
    </style:style>
    <style:style style:name="T17" style:family="text">
      <style:text-properties fo:font-weight="normal" officeooo:rsid="001e98c5" style:font-weight-asian="normal" style:font-weight-complex="normal"/>
    </style:style>
    <style:style style:name="T18" style:family="text">
      <style:text-properties fo:font-weight="normal" officeooo:rsid="0024f0f7" style:font-weight-asian="normal" style:font-weight-complex="normal"/>
    </style:style>
    <style:style style:name="T19" style:family="text">
      <style:text-properties fo:font-weight="normal" officeooo:rsid="00253ff9" style:font-weight-asian="normal" style:font-weight-complex="normal"/>
    </style:style>
    <style:style style:name="T20" style:family="text">
      <style:text-properties fo:font-weight="normal" officeooo:rsid="0031de81" style:font-weight-asian="normal" style:font-weight-complex="normal"/>
    </style:style>
    <style:style style:name="T21" style:family="text">
      <style:text-properties officeooo:rsid="0079f651"/>
    </style:style>
    <style:style style:name="T22" style:family="text">
      <style:text-properties officeooo:rsid="00165c63"/>
    </style:style>
    <style:style style:name="T23" style:family="text">
      <style:text-properties officeooo:rsid="0017722b"/>
    </style:style>
    <style:style style:name="T24" style:family="text">
      <style:text-properties officeooo:rsid="001c2387"/>
    </style:style>
    <style:style style:name="T25" style:family="text">
      <style:text-properties officeooo:rsid="001c7157"/>
    </style:style>
    <style:style style:name="T26" style:family="text">
      <style:text-properties officeooo:rsid="001d2ab8"/>
    </style:style>
    <style:style style:name="T27" style:family="text">
      <style:text-properties officeooo:rsid="0019ba2e"/>
    </style:style>
    <style:style style:name="T28" style:family="text">
      <style:text-properties officeooo:rsid="00213b9f"/>
    </style:style>
    <style:style style:name="T29" style:family="text">
      <style:text-properties officeooo:rsid="0024f0f7"/>
    </style:style>
    <style:style style:name="T30" style:family="text">
      <style:text-properties officeooo:rsid="00253ff9"/>
    </style:style>
    <style:style style:name="T31" style:family="text">
      <style:text-properties officeooo:rsid="00260f23"/>
    </style:style>
    <style:style style:name="T32" style:family="text">
      <style:text-properties officeooo:rsid="00271aa9"/>
    </style:style>
    <style:style style:name="T33" style:family="text">
      <style:text-properties officeooo:rsid="0029e551"/>
    </style:style>
    <style:style style:name="T34" style:family="text">
      <style:text-properties officeooo:rsid="002c355f"/>
    </style:style>
    <style:style style:name="T35" style:family="text">
      <style:text-properties officeooo:rsid="002ce08f"/>
    </style:style>
    <style:style style:name="T36" style:family="text">
      <style:text-properties officeooo:rsid="002d7c13"/>
    </style:style>
    <style:style style:name="T37" style:family="text">
      <style:text-properties officeooo:rsid="002f31ee"/>
    </style:style>
    <style:style style:name="T38" style:family="text">
      <style:text-properties officeooo:rsid="00306d6e"/>
    </style:style>
    <style:style style:name="T39" style:family="text">
      <style:text-properties officeooo:rsid="0031628a"/>
    </style:style>
    <style:style style:name="T40" style:family="text">
      <style:text-properties officeooo:rsid="0031de81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chroedinger Equation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_Toc44048_966181473" text:style-name="Index_20_Link" text:visited-style-name="Index_20_Link">TISE<text:tab/>2</text:a></text:p>
          <text:p text:style-name="P12"><text:a xlink:type="simple" xlink:href="#__RefHeading___Toc44050_966181473" text:style-name="Index_20_Link" text:visited-style-name="Index_20_Link">Separation from Time<text:tab/>2</text:a></text:p>
          <text:p text:style-name="P12"><text:a xlink:type="simple" xlink:href="#__RefHeading___Toc44052_966181473" text:style-name="Index_20_Link" text:visited-style-name="Index_20_Link">Stationary States<text:tab/>2</text:a></text:p>
          <text:p text:style-name="P12"><text:a xlink:type="simple" xlink:href="#__RefHeading___Toc44054_966181473" text:style-name="Index_20_Link" text:visited-style-name="Index_20_Link">Infinite Square Well<text:tab/>3</text:a></text:p>
          <text:p text:style-name="P12"><text:a xlink:type="simple" xlink:href="#__RefHeading___Toc44056_966181473" text:style-name="Index_20_Link" text:visited-style-name="Index_20_Link">Harmonic Oscillator<text:tab/>3</text:a></text:p>
          <text:p text:style-name="P12"><text:a xlink:type="simple" xlink:href="#__RefHeading___Toc44058_966181473" text:style-name="Index_20_Link" text:visited-style-name="Index_20_Link">Free Particle<text:tab/>4</text:a></text:p>
          <text:p text:style-name="P12"><text:a xlink:type="simple" xlink:href="#__RefHeading___Toc44060_966181473" text:style-name="Index_20_Link" text:visited-style-name="Index_20_Link">Kronecker Delta Functions<text:tab/>4</text:a></text:p>
          <text:p text:style-name="P12"><text:a xlink:type="simple" xlink:href="#__RefHeading___Toc44062_966181473" text:style-name="Index_20_Link" text:visited-style-name="Index_20_Link">Delta Function Potentials<text:tab/>5</text:a></text:p>
          <text:p text:style-name="P12"><text:a xlink:type="simple" xlink:href="#__RefHeading___Toc44064_966181473" text:style-name="Index_20_Link" text:visited-style-name="Index_20_Link">Bound States<text:tab/>5</text:a></text:p>
          <text:p text:style-name="P12"><text:a xlink:type="simple" xlink:href="#__RefHeading___Toc44066_966181473" text:style-name="Index_20_Link" text:visited-style-name="Index_20_Link">Finite Square Well<text:tab/>5</text:a></text:p>
        </text:index-body>
      </text:table-of-content>
      <text:p text:style-name="P7"/>
      <text:p text:style-name="P7"/>
      <text:h text:style-name="P60" text:outline-level="1">Schroedinger's Equation</text:h>
      <text:p text:style-name="P5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4"/>
          </table:table-cell>
          <table:table-cell table:style-name="Table11.B1" office:value-type="string">
            <text:p text:style-name="P15">i .. unit vector into the complex plane</text:p>
          </table:table-cell>
        </table:table-row>
        <table:table-row table:style-name="Table11.1">
          <table:table-cell table:style-name="Table11.A1" office:value-type="string">
            <text:p text:style-name="P4"/>
          </table:table-cell>
          <table:table-cell table:style-name="Table11.B1" office:value-type="string">
            <text:p text:style-name="P15">h-bar .. Planks reduce constant</text:p>
          </table:table-cell>
        </table:table-row>
        <table:table-row table:style-name="Table11.1">
          <table:table-cell table:style-name="Table11.A1" office:value-type="string">
            <text:p text:style-name="P4"/>
          </table:table-cell>
          <table:table-cell table:style-name="Table11.B1" office:value-type="string">
            <text:p text:style-name="P15">w .. a wave function</text:p>
          </table:table-cell>
        </table:table-row>
        <table:table-row table:style-name="Table11.1">
          <table:table-cell table:style-name="Table11.A1" office:value-type="string">
            <text:p text:style-name="P4"/>
          </table:table-cell>
          <table:table-cell table:style-name="Table11.B1" office:value-type="string">
            <text:p text:style-name="P15">m .. mass of the particle of interest</text:p>
          </table:table-cell>
        </table:table-row>
        <table:table-row table:style-name="Table11.1">
          <table:table-cell table:style-name="Table11.A1" office:value-type="string">
            <text:p text:style-name="P4"/>
          </table:table-cell>
          <table:table-cell table:style-name="Table11.B1" office:value-type="string">
            <text:p text:style-name="P15">V (x) .. the Potential Energy </text:p>
          </table:table-cell>
        </table:table-row>
        <table:table-row table:style-name="Table11.1">
          <table:table-cell table:style-name="Table11.A1" office:value-type="string">
            <text:p text:style-name="P4"/>
          </table:table-cell>
          <table:table-cell table:style-name="Table11.B1" office:value-type="string">
            <text:p text:style-name="P15"/>
          </table:table-cell>
        </table:table-row>
        <table:table-row table:style-name="Table11.1">
          <table:table-cell table:style-name="Table11.A1" office:value-type="string">
            <text:p text:style-name="P4"/>
          </table:table-cell>
          <table:table-cell table:style-name="Table11.B1" office:value-type="string">
            <text:p text:style-name="P15"/>
          </table:table-cell>
        </table:table-row>
        <table:table-row table:style-name="Table11.1">
          <table:table-cell table:style-name="Table11.A1" office:value-type="string">
            <text:p text:style-name="P4">1</text:p>
          </table:table-cell>
          <table:table-cell table:style-name="Table11.B1" office:value-type="string">
            <text:p text:style-name="P15">i h-bar [d/dt] w = - h-bar^2 / 2m [d/dx]^2 w + V (x) w</text:p>
          </table:table-cell>
        </table:table-row>
        <table:table-row table:style-name="Table11.1">
          <table:table-cell table:style-name="Table11.A1" office:value-type="string">
            <text:p text:style-name="P4"/>
          </table:table-cell>
          <table:table-cell table:style-name="Table11.B1" office:value-type="string">
            <text:p text:style-name="P15"/>
          </table:table-cell>
        </table:table-row>
      </table:table>
      <text:p text:style-name="Text_20_body"><text:bookmark-start text:name="__RefHeading___Toc44048_966181473"/><text:bookmark-end text:name="__RefHeading___Toc44048_966181473"/></text:p>
      <text:h text:style-name="P61" text:outline-level="1">Separating Space and Time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7">1</text:p>
          </table:table-cell>
          <table:table-cell table:style-name="Table10.B1" office:value-type="string">
            <text:p text:style-name="P32">y (x, t) = sin ( (<text:span text:style-name="T2">p</text:span> x - <text:span text:style-name="T2">E</text:span> t) / <text:span text:style-name="T2">h-bar</text:span>)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15"/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21">Recall .. the trigonometric conversion for sin (a + b)</text:p>
          </table:table-cell>
        </table:table-row>
        <table:table-row table:style-name="Table10.1">
          <table:table-cell table:style-name="Table10.A1" office:value-type="string">
            <text:p text:style-name="P17">2</text:p>
          </table:table-cell>
          <table:table-cell table:style-name="Table10.B1" office:value-type="string">
            <text:p text:style-name="P15">sin(a + b) = sin(a) cos(b) + cos(a) sin(b)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15"/>
          </table:table-cell>
        </table:table-row>
        <table:table-row table:style-name="Table10.1">
          <table:table-cell table:style-name="Table10.A1" office:value-type="string">
            <text:p text:style-name="P17">3</text:p>
          </table:table-cell>
          <table:table-cell table:style-name="Table10.B1" office:value-type="string">
            <text:p text:style-name="P32">y (x, t) = sin ( (<text:span text:style-name="T2">p</text:span> x - <text:span text:style-name="T2">E</text:span> t) / <text:span text:style-name="T2">h-bar</text:span>)</text:p>
          </table:table-cell>
        </table:table-row>
        <table:table-row table:style-name="Table10.1">
          <table:table-cell table:style-name="Table10.A1" office:value-type="string">
            <text:p text:style-name="P17">4</text:p>
          </table:table-cell>
          <table:table-cell table:style-name="Table10.B1" office:value-type="string">
            <text:p text:style-name="P15"><text:s/>= sin (p x / h-bar) cos (E t / h-bar)</text:p>
            <text:p text:style-name="P15"><text:s/>+ cos (p x / h-bar) sin (E t / h-bar)</text:p>
          </table:table-cell>
        </table:table-row>
        <table:table-row table:style-name="Table10.1">
          <table:table-cell table:style-name="Table10.A1" office:value-type="string">
            <text:p text:style-name="P17"/>
          </table:table-cell>
          <table:table-cell table:style-name="Table10.B1" office:value-type="string">
            <text:p text:style-name="P15"/>
          </table:table-cell>
        </table:table-row>
        <table:table-row table:style-name="Table10.1">
          <table:table-cell table:style-name="Table10.A1" office:value-type="string">
            <text:p text:style-name="P17"/>
          </table:table-cell>
          <table:table-cell table:style-name="Table10.B1" office:value-type="string">
            <text:p text:style-name="P22">Recall .. Sine to Exponential Conversion</text:p>
          </table:table-cell>
        </table:table-row>
        <table:table-row table:style-name="Table10.1">
          <table:table-cell table:style-name="Table10.A1" office:value-type="string">
            <text:p text:style-name="P17">5</text:p>
          </table:table-cell>
          <table:table-cell table:style-name="Table10.B1" office:value-type="string">
            <text:p text:style-name="P33">exp (+/- i x) = cos (x) +/- i sin (x)</text:p>
          </table:table-cell>
        </table:table-row>
        <table:table-row table:style-name="Table10.1">
          <table:table-cell table:style-name="Table10.A1" office:value-type="string">
            <text:p text:style-name="P17"/>
          </table:table-cell>
          <table:table-cell table:style-name="Table10.B1" office:value-type="string">
            <text:p text:style-name="P15"/>
          </table:table-cell>
        </table:table-row>
        <table:table-row table:style-name="Table10.1">
          <table:table-cell table:style-name="Table10.A1" office:value-type="string">
            <text:p text:style-name="P17">6</text:p>
          </table:table-cell>
          <table:table-cell table:style-name="Table10.B1" office:value-type="string">
            <text:p text:style-name="P32">y (x, t) = <text:span text:style-name="T1">exp</text:span> ( <text:span text:style-name="T1">i </text:span>(<text:span text:style-name="T2">p</text:span> x - <text:span text:style-name="T2">E</text:span> t) / <text:span text:style-name="T2">h-bar</text:span>)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21">Recall .. rules of exponents</text:p>
          </table:table-cell>
        </table:table-row>
        <table:table-row table:style-name="Table10.1">
          <table:table-cell table:style-name="Table10.A1" office:value-type="string">
            <text:p text:style-name="P17">7</text:p>
          </table:table-cell>
          <table:table-cell table:style-name="Table10.B1" office:value-type="string">
            <text:p text:style-name="P15">exp (a + b) = exp (a) exp (b)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7">8</text:p>
          </table:table-cell>
          <table:table-cell table:style-name="Table10.B1" office:value-type="string">
            <text:p text:style-name="P32">y (x, t) = <text:span text:style-name="T1">exp</text:span> ( <text:span text:style-name="T1">i </text:span>(<text:span text:style-name="T2">p</text:span> x - <text:span text:style-name="T2">E</text:span> t) / <text:span text:style-name="T2">h-bar</text:span>)</text:p>
          </table:table-cell>
        </table:table-row>
        <table:table-row table:style-name="Table10.1">
          <table:table-cell table:style-name="Table10.A1" office:value-type="string">
            <text:p text:style-name="P17">9</text:p>
          </table:table-cell>
          <table:table-cell table:style-name="Table10.B1" office:value-type="string">
            <text:p text:style-name="P32"><text:s/>= <text:span text:style-name="T1">exp</text:span> ( <text:span text:style-name="T1">i </text:span><text:span text:style-name="T2">p</text:span> x / <text:span text:style-name="T2">h-bar</text:span>)<text:span text:style-name="T1"> exp</text:span> ( <text:span text:style-name="T1">-i </text:span><text:span text:style-name="T2">E</text:span> t / <text:span text:style-name="T2">h-bar</text:span>)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32"/>
          </table:table-cell>
        </table:table-row>
        <text:soft-page-break/>
        <table:table-row table:style-name="Table10.1">
          <table:table-cell table:style-name="Table10.A1" office:value-type="string">
            <text:p text:style-name="P3">10</text:p>
          </table:table-cell>
          <table:table-cell table:style-name="Table10.B1" office:value-type="string">
            <text:p text:style-name="P15">O (x) = exp<text:span text:style-name="T12"> ( </text:span>i <text:span text:style-name="T3">p</text:span><text:span text:style-name="T12"> x / </text:span><text:span text:style-name="T3">h-bar</text:span><text:span text:style-name="T12">)</text:span></text:p>
          </table:table-cell>
        </table:table-row>
        <table:table-row table:style-name="Table10.1">
          <table:table-cell table:style-name="Table10.A1" office:value-type="string">
            <text:p text:style-name="P3">11</text:p>
          </table:table-cell>
          <table:table-cell table:style-name="Table10.B1" office:value-type="string">
            <text:p text:style-name="P15">T (t) = exp<text:span text:style-name="T12"> ( </text:span>-i <text:span text:style-name="T3">E</text:span><text:span text:style-name="T12"> t / </text:span><text:span text:style-name="T3">h-bar</text:span><text:span text:style-name="T12">)</text:span>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15"/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21">Since (w) represents the displacement function (y) substitute (O) and (T) for (w)</text:p>
          </table:table-cell>
        </table:table-row>
        <table:table-row table:style-name="Table10.1">
          <table:table-cell table:style-name="Table10.A1" office:value-type="string">
            <text:p text:style-name="P17">12</text:p>
          </table:table-cell>
          <table:table-cell table:style-name="Table10.B1" office:value-type="string">
            <text:p text:style-name="P15">w (x, t) = O(x) T (t)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15"/>
          </table:table-cell>
        </table:table-row>
        <table:table-row table:style-name="Table10.1">
          <table:table-cell table:style-name="Table10.A1" office:value-type="string">
            <text:p text:style-name="P3">1<text:span text:style-name="T1">3</text:span></text:p>
          </table:table-cell>
          <table:table-cell table:style-name="Table10.B1" office:value-type="string">
            <text:p text:style-name="P15">i h-bar [d/dt] w = [ - h-bar^2 / 2m [d/dx]^2 + V (x) ] w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7">14</text:p>
          </table:table-cell>
          <table:table-cell table:style-name="Table10.B1" office:value-type="string">
            <text:p text:style-name="P15">i h-bar [d/dt] O T = [ - h-bar^2 / 2m [d/dx]^2 + V (x) ] O T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7">15</text:p>
          </table:table-cell>
          <table:table-cell table:style-name="Table10.B1" office:value-type="string">
            <text:p text:style-name="P15">i h-bar O [d/dt] T = T [ - h-bar^2 / 2m [d/dx]^2 + V (x) ] O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7">16</text:p>
          </table:table-cell>
          <table:table-cell table:style-name="Table10.B1" office:value-type="string">
            <text:p text:style-name="P15">1/T i h-bar [d/dt] T = 1/O [ - h-bar^2 / 2m [d/dx]^2 + V (x) ] O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7">17</text:p>
          </table:table-cell>
          <table:table-cell table:style-name="Table10.B1" office:value-type="string">
            <text:p text:style-name="P15">1/T i h-bar [d/dt] T = 1/O [ - h-bar^2 / 2m [d/dx]^2 + V (x) ] O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7">18</text:p>
          </table:table-cell>
          <table:table-cell table:style-name="Table10.B1" office:value-type="string">
            <text:p text:style-name="P15">E = 1/T i h-bar [d/dt] T (t)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15"/>
          </table:table-cell>
        </table:table-row>
        <table:table-row table:style-name="Table10.1">
          <table:table-cell table:style-name="Table10.A1" office:value-type="string">
            <text:p text:style-name="P17">19</text:p>
          </table:table-cell>
          <table:table-cell table:style-name="Table10.B1" office:value-type="string">
            <text:p text:style-name="P15"><text:span text:style-name="T2">-i</text:span> E / <text:span text:style-name="T2">h-bar</text:span> = 1/T [d/dt] T (t)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15"/>
          </table:table-cell>
        </table:table-row>
        <table:table-row table:style-name="Table10.1">
          <table:table-cell table:style-name="Table10.A1" office:value-type="string">
            <text:p text:style-name="P17">20</text:p>
          </table:table-cell>
          <table:table-cell table:style-name="Table10.B1" office:value-type="string">
            <text:p text:style-name="P15">-i E / h-bar <text:span text:style-name="T2">dt</text:span> = 1/T [d] T (t)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15"/>
          </table:table-cell>
        </table:table-row>
        <table:table-row table:style-name="Table10.1">
          <table:table-cell table:style-name="Table10.A1" office:value-type="string">
            <text:p text:style-name="P17">21</text:p>
          </table:table-cell>
          <table:table-cell table:style-name="Table10.B1" office:value-type="string">
            <text:p text:style-name="P15">1/T [d] T (t) = -i E / h-bar dt 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15"/>
          </table:table-cell>
        </table:table-row>
        <table:table-row table:style-name="Table10.1">
          <table:table-cell table:style-name="Table10.A1" office:value-type="string">
            <text:p text:style-name="P17">22</text:p>
          </table:table-cell>
          <table:table-cell table:style-name="Table10.B1" office:value-type="string">
            <text:p text:style-name="P15"><text:span text:style-name="T2">Integrate</text:span> <text:span text:style-name="T2">(</text:span> 1/T [d] T (t) = -i E / h-bar dt <text:span text:style-name="T2">)</text:span>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15"/>
          </table:table-cell>
        </table:table-row>
        <table:table-row table:style-name="Table10.1">
          <table:table-cell table:style-name="Table10.A1" office:value-type="string">
            <text:p text:style-name="P17">23</text:p>
          </table:table-cell>
          <table:table-cell table:style-name="Table10.B1" office:value-type="string">
            <text:p text:style-name="P15"><text:span text:style-name="T2">Integrate</text:span> 1/T [d] T (t) <text:s/>= <text:span text:style-name="T2">Integrate</text:span> -i E / h-bar dt 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15"/>
          </table:table-cell>
        </table:table-row>
        <table:table-row table:style-name="Table10.1">
          <table:table-cell table:style-name="Table10.A1" office:value-type="string">
            <text:p text:style-name="P17">24</text:p>
          </table:table-cell>
          <table:table-cell table:style-name="Table10.B1" office:value-type="string">
            <text:p text:style-name="P15"><text:span text:style-name="T2">ln (</text:span> T (t) <text:span text:style-name="T2">)</text:span> = <text:s/>-i E / h-bar <text:span text:style-name="T2">t</text:span> 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15"/>
          </table:table-cell>
        </table:table-row>
        <table:table-row table:style-name="Table10.1">
          <table:table-cell table:style-name="Table10.A1" office:value-type="string">
            <text:p text:style-name="P17">25</text:p>
          </table:table-cell>
          <table:table-cell table:style-name="Table10.B1" office:value-type="string">
            <text:p text:style-name="P34"><text:span text:style-name="T2">exp (</text:span> ln ( T (t) ) = <text:s/>-i E t / h-bar <text:span text:style-name="T2">)</text:span>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15"/>
          </table:table-cell>
        </table:table-row>
        <table:table-row table:style-name="Table10.1">
          <table:table-cell table:style-name="Table10.A1" office:value-type="string">
            <text:p text:style-name="P17">26</text:p>
          </table:table-cell>
          <table:table-cell table:style-name="Table10.B1" office:value-type="string">
            <text:p text:style-name="P34"><text:span text:style-name="T2">exp (</text:span> ln ( T (t) ) ) = <text:span text:style-name="T2">exp (</text:span> -i E t / h-bar <text:span text:style-name="T2">)</text:span>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15"/>
          </table:table-cell>
        </table:table-row>
        <table:table-row table:style-name="Table10.1">
          <table:table-cell table:style-name="Table10.A1" office:value-type="string">
            <text:p text:style-name="P17">27</text:p>
          </table:table-cell>
          <table:table-cell table:style-name="Table10.B1" office:value-type="string">
            <text:p text:style-name="P15">T (t) = exp (-i E t / h-bar)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15"/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37"/>
          </table:table-cell>
        </table:table-row>
        <text:soft-page-break/>
        <table:table-row table:style-name="Table10.1">
          <table:table-cell table:style-name="Table10.A1" office:value-type="string">
            <text:p text:style-name="P39">28</text:p>
          </table:table-cell>
          <table:table-cell table:style-name="Table10.B1" office:value-type="string">
            <text:p text:style-name="P37">E = 1/O (x) <text:span text:style-name="T1">[ - h-bar^2 / 2m [d/dx]^2 + V (x) ]</text:span> O (x)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37"/>
          </table:table-cell>
        </table:table-row>
        <table:table-row table:style-name="Table10.1">
          <table:table-cell table:style-name="Table10.A1" office:value-type="string">
            <text:p text:style-name="P39">29</text:p>
          </table:table-cell>
          <table:table-cell table:style-name="Table10.B1" office:value-type="string">
            <text:p text:style-name="P37">E = 1/O (x) H O (x)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37"/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23">Eigen Equation</text:p>
          </table:table-cell>
        </table:table-row>
        <table:table-row table:style-name="Table10.1">
          <table:table-cell table:style-name="Table10.A1" office:value-type="string">
            <text:p text:style-name="P39">30</text:p>
          </table:table-cell>
          <table:table-cell table:style-name="Table10.B1" office:value-type="string">
            <text:p text:style-name="P37">O (x) E = H O (x)</text:p>
          </table:table-cell>
        </table:table-row>
        <table:table-row table:style-name="Table10.1">
          <table:table-cell table:style-name="Table10.A1" office:value-type="string">
            <text:p text:style-name="P39"/>
          </table:table-cell>
          <table:table-cell table:style-name="Table10.B1" office:value-type="string">
            <text:p text:style-name="P37"/>
          </table:table-cell>
        </table:table-row>
        <table:table-row table:style-name="Table10.1">
          <table:table-cell table:style-name="Table10.A1" office:value-type="string">
            <text:p text:style-name="P39">31</text:p>
          </table:table-cell>
          <table:table-cell table:style-name="Table10.B1" office:value-type="string">
            <text:p text:style-name="P37">E w = H w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37"/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40">E .. energy eigen value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40">O (x) .. energy eigen function or state</text:p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37"/>
          </table:table-cell>
        </table:table-row>
        <table:table-row table:style-name="Table10.1"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37"/>
          </table:table-cell>
        </table:table-row>
      </table:table>
      <text:h text:style-name="P62" text:outline-level="1"/>
      <text:h text:style-name="P66" text:outline-level="1"><text:bookmark-start text:name="__RefHeading___Toc44050_966181473"/>TISE<text:bookmark-end text:name="__RefHeading___Toc44050_966181473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"/>
          </table:table-cell>
          <table:table-cell table:style-name="Table9.B1" office:value-type="string">
            <text:p text:style-name="P24">Standing Wave</text:p>
          </table:table-cell>
        </table:table-row>
        <table:table-row table:style-name="Table9.1">
          <table:table-cell table:style-name="Table9.A1" office:value-type="string">
            <text:p text:style-name="P3"/>
          </table:table-cell>
          <table:table-cell table:style-name="Table9.B1" office:value-type="string">
            <text:p text:style-name="P41">y <text:span text:style-name="T21">(x, t) </text:span>= 2 A sin (k x) cos (k t)</text:p>
          </table:table-cell>
        </table:table-row>
        <table:table-row table:style-name="Table9.1">
          <table:table-cell table:style-name="Table9.A1" office:value-type="string">
            <text:p text:style-name="P3"/>
          </table:table-cell>
          <table:table-cell table:style-name="Table9.B1" office:value-type="string">
            <text:p text:style-name="P16"/>
          </table:table-cell>
        </table:table-row>
        <table:table-row table:style-name="Table9.1">
          <table:table-cell table:style-name="Table9.A1" office:value-type="string">
            <text:p text:style-name="P3"/>
          </table:table-cell>
          <table:table-cell table:style-name="Table9.B1" office:value-type="string">
            <text:p text:style-name="P24">Standing Wave using Exponentials</text:p>
          </table:table-cell>
        </table:table-row>
        <table:table-row table:style-name="Table9.1">
          <table:table-cell table:style-name="Table9.A1" office:value-type="string">
            <text:p text:style-name="P3">1</text:p>
          </table:table-cell>
          <table:table-cell table:style-name="Table9.B1" office:value-type="string">
            <text:p text:style-name="P16">O (x) = exp<text:span text:style-name="T12"> ( </text:span>i <text:span text:style-name="T3">p</text:span><text:span text:style-name="T12"> x / </text:span><text:span text:style-name="T3">h-bar</text:span><text:span text:style-name="T12">)</text:span></text:p>
          </table:table-cell>
        </table:table-row>
        <table:table-row table:style-name="Table9.1">
          <table:table-cell table:style-name="Table9.A1" office:value-type="string">
            <text:p text:style-name="P3">2</text:p>
          </table:table-cell>
          <table:table-cell table:style-name="Table9.B1" office:value-type="string">
            <text:p text:style-name="P16">T (t) = exp (-i E t / h-bar)</text:p>
          </table:table-cell>
        </table:table-row>
        <table:table-row table:style-name="Table9.1">
          <table:table-cell table:style-name="Table9.A1" office:value-type="string">
            <text:p text:style-name="P3"/>
          </table:table-cell>
          <table:table-cell table:style-name="Table9.B1" office:value-type="string">
            <text:p text:style-name="P16"/>
          </table:table-cell>
        </table:table-row>
        <table:table-row table:style-name="Table9.1">
          <table:table-cell table:style-name="Table9.A1" office:value-type="string">
            <text:p text:style-name="P3"/>
          </table:table-cell>
          <table:table-cell table:style-name="Table9.B1" office:value-type="string">
            <text:p text:style-name="P24">(w) represents a standing wave</text:p>
          </table:table-cell>
        </table:table-row>
        <table:table-row table:style-name="Table9.1">
          <table:table-cell table:style-name="Table9.A1" office:value-type="string">
            <text:p text:style-name="P3">3</text:p>
          </table:table-cell>
          <table:table-cell table:style-name="Table9.B1" office:value-type="string">
            <text:p text:style-name="P16">w (x, t) = O(x) T (t)</text:p>
          </table:table-cell>
        </table:table-row>
        <table:table-row table:style-name="Table9.1">
          <table:table-cell table:style-name="Table9.A1" office:value-type="string">
            <text:p text:style-name="P3"/>
          </table:table-cell>
          <table:table-cell table:style-name="Table9.B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3"/>
          </table:table-cell>
          <table:table-cell table:style-name="Table9.B1" office:value-type="string">
            <text:p text:style-name="P24">Whether time [t = 0 or ?] the results are the same</text:p>
          </table:table-cell>
        </table:table-row>
        <table:table-row table:style-name="Table9.1">
          <table:table-cell table:style-name="Table9.A1" office:value-type="string">
            <text:p text:style-name="P3">4</text:p>
          </table:table-cell>
          <table:table-cell table:style-name="Table9.B1" office:value-type="string">
            <text:p text:style-name="P19">w (x, 0) = <text:span text:style-name="T1">O(x) T (t)</text:span></text:p>
          </table:table-cell>
        </table:table-row>
        <table:table-row table:style-name="Table9.1">
          <table:table-cell table:style-name="Table9.A1" office:value-type="string">
            <text:p text:style-name="P3">5</text:p>
          </table:table-cell>
          <table:table-cell table:style-name="Table9.B1" office:value-type="string">
            <text:p text:style-name="P19"><text:s/>= <text:span text:style-name="T1">O(x) </text:span><text:span text:style-name="T2">{ </text:span><text:span text:style-name="T4">exp (-i E t / h-bar)</text:span><text:span text:style-name="T2"> }</text:span></text:p>
          </table:table-cell>
        </table:table-row>
        <table:table-row table:style-name="Table9.1">
          <table:table-cell table:style-name="Table9.A1" office:value-type="string">
            <text:p text:style-name="P3">6</text:p>
          </table:table-cell>
          <table:table-cell table:style-name="Table9.B1" office:value-type="string">
            <text:p text:style-name="P19"><text:s/>= <text:span text:style-name="T1">O(x) </text:span><text:span text:style-name="T15">exp (-i E </text:span><text:span text:style-name="T2">0</text:span><text:span text:style-name="T15"> / h-bar)</text:span></text:p>
          </table:table-cell>
        </table:table-row>
        <table:table-row table:style-name="Table9.1">
          <table:table-cell table:style-name="Table9.A1" office:value-type="string">
            <text:p text:style-name="P3">7</text:p>
          </table:table-cell>
          <table:table-cell table:style-name="Table9.B1" office:value-type="string">
            <text:p text:style-name="P19"><text:s/>= <text:span text:style-name="T1">O(x) </text:span><text:span text:style-name="T15">exp (</text:span><text:span text:style-name="T2">0</text:span><text:span text:style-name="T15">)</text:span></text:p>
          </table:table-cell>
        </table:table-row>
        <table:table-row table:style-name="Table9.1">
          <table:table-cell table:style-name="Table9.A1" office:value-type="string">
            <text:p text:style-name="P3">8</text:p>
          </table:table-cell>
          <table:table-cell table:style-name="Table9.B1" office:value-type="string">
            <text:p text:style-name="P19"><text:s/>= <text:span text:style-name="T1">O(x) </text:span><text:span text:style-name="T15">(</text:span><text:span text:style-name="T2">1</text:span><text:span text:style-name="T15">)</text:span></text:p>
          </table:table-cell>
        </table:table-row>
        <table:table-row table:style-name="Table9.1">
          <table:table-cell table:style-name="Table9.A1" office:value-type="string">
            <text:p text:style-name="P3">9</text:p>
          </table:table-cell>
          <table:table-cell table:style-name="Table9.B1" office:value-type="string">
            <text:p text:style-name="P19"><text:s/>= <text:span text:style-name="T1">O(x)</text:span></text:p>
          </table:table-cell>
        </table:table-row>
        <table:table-row table:style-name="Table9.1">
          <table:table-cell table:style-name="Table9.A1" office:value-type="string">
            <text:p text:style-name="P3"/>
          </table:table-cell>
          <table:table-cell table:style-name="Table9.B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3"/>
          </table:table-cell>
          <table:table-cell table:style-name="Table9.B1" office:value-type="string">
            <text:p text:style-name="P24">Schroedinger's Equation, when time (t = 0)</text:p>
          </table:table-cell>
        </table:table-row>
        <table:table-row table:style-name="Table9.1">
          <table:table-cell table:style-name="Table9.A1" office:value-type="string">
            <text:p text:style-name="P3">10</text:p>
          </table:table-cell>
          <table:table-cell table:style-name="Table9.B1" office:value-type="string">
            <text:p text:style-name="P16">i h-bar [d/dt] w = [ - h-bar^2 / 2m [d/dx]^2 + V (x) ] w</text:p>
          </table:table-cell>
        </table:table-row>
        <table:table-row table:style-name="Table9.1">
          <table:table-cell table:style-name="Table9.A1" office:value-type="string">
            <text:p text:style-name="P3"/>
          </table:table-cell>
          <table:table-cell table:style-name="Table9.B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3">11</text:p>
          </table:table-cell>
          <table:table-cell table:style-name="Table9.B1" office:value-type="string">
            <text:p text:style-name="P16">i h-bar [d/dt] <text:span text:style-name="T13">O (x)</text:span> = [ - h-bar^2 / 2m [d/dx]^2 + V (x) ] <text:span text:style-name="T13">O (x)</text:span></text:p>
          </table:table-cell>
        </table:table-row>
        <table:table-row table:style-name="Table9.1">
          <table:table-cell table:style-name="Table9.A1" office:value-type="string">
            <text:p text:style-name="P3"/>
          </table:table-cell>
          <table:table-cell table:style-name="Table9.B1" office:value-type="string">
            <text:p text:style-name="P38"/>
          </table:table-cell>
        </table:table-row>
        <table:table-row table:style-name="Table9.1">
          <table:table-cell table:style-name="Table9.A1" office:value-type="string">
            <text:p text:style-name="P3"/>
          </table:table-cell>
          <table:table-cell table:style-name="Table9.B1" office:value-type="string">
            <text:p text:style-name="P24">TISE</text:p>
          </table:table-cell>
        </table:table-row>
        <table:table-row table:style-name="Table9.1">
          <table:table-cell table:style-name="Table9.A1" office:value-type="string">
            <text:p text:style-name="P3">12</text:p>
          </table:table-cell>
          <table:table-cell table:style-name="Table9.B1" office:value-type="string">
            <text:p text:style-name="P16"><text:span text:style-name="T13">E</text:span> <text:span text:style-name="T13">O (x)</text:span> = [ - h-bar^2 / 2m [d/dx]^2 + V (x) ] <text:span text:style-name="T13">O (x)</text:span></text:p>
          </table:table-cell>
        </table:table-row>
        <table:table-row table:style-name="Table9.1">
          <table:table-cell table:style-name="Table9.A1" office:value-type="string">
            <text:p text:style-name="P20">13</text:p>
          </table:table-cell>
          <table:table-cell table:style-name="Table9.B1" office:value-type="string">
            <text:p text:style-name="P38"><text:span text:style-name="T13">E </text:span>O (x) = H O (x)</text:p>
          </table:table-cell>
        </table:table-row>
        <table:table-row table:style-name="Table9.1">
          <table:table-cell table:style-name="Table9.A1" office:value-type="string">
            <text:p text:style-name="P20"/>
          </table:table-cell>
          <table:table-cell table:style-name="Table9.B1" office:value-type="string">
            <text:p text:style-name="P38"/>
          </table:table-cell>
        </table:table-row>
      </table:table>
      <text:h text:style-name="P67" text:outline-level="1"/>
      <text:h text:style-name="P63" text:outline-level="1"/>
      <text:h text:style-name="P68" text:outline-level="1"><text:bookmark-start text:name="__RefHeading___Toc44052_966181473"/>Stationary States<text:bookmark-end text:name="__RefHeading___Toc44052_966181473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24">Wave function of Position (x) and Time (t)</text:p>
          </table:table-cell>
        </table:table-row>
        <table:table-row table:style-name="Table8.1">
          <table:table-cell table:style-name="Table8.A1" office:value-type="string">
            <text:p text:style-name="P3">1</text:p>
          </table:table-cell>
          <table:table-cell table:style-name="Table8.B1" office:value-type="string">
            <text:p text:style-name="P16">w <text:span text:style-name="T13">[n] </text:span>(x, t) = O<text:span text:style-name="T13"> [n] </text:span>(x) T (t)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24"/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24">Standing Wave using Exponentials</text:p>
          </table:table-cell>
        </table:table-row>
        <table:table-row table:style-name="Table8.1">
          <table:table-cell table:style-name="Table8.A1" office:value-type="string">
            <text:p text:style-name="P3">2</text:p>
          </table:table-cell>
          <table:table-cell table:style-name="Table8.B1" office:value-type="string">
            <text:p text:style-name="P16">O<text:span text:style-name="T13"> [n]</text:span> (x) = exp<text:span text:style-name="T12"> ( </text:span>i <text:span text:style-name="T3">p</text:span><text:span text:style-name="T12"> x / </text:span><text:span text:style-name="T3">h-bar</text:span><text:span text:style-name="T12">)</text:span></text:p>
          </table:table-cell>
        </table:table-row>
        <table:table-row table:style-name="Table8.1">
          <table:table-cell table:style-name="Table8.A1" office:value-type="string">
            <text:p text:style-name="P3">3</text:p>
          </table:table-cell>
          <table:table-cell table:style-name="Table8.B1" office:value-type="string">
            <text:p text:style-name="P16">T (t) = exp (-i E t / h-bar)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24">Where time (t = 0)</text:p>
          </table:table-cell>
        </table:table-row>
        <table:table-row table:style-name="Table8.1">
          <table:table-cell table:style-name="Table8.A1" office:value-type="string">
            <text:p text:style-name="P3">4</text:p>
          </table:table-cell>
          <table:table-cell table:style-name="Table8.B1" office:value-type="string">
            <text:p text:style-name="P19">P (x) = w* (x, t) w (x, t)</text:p>
          </table:table-cell>
        </table:table-row>
        <table:table-row table:style-name="Table8.1">
          <table:table-cell table:style-name="Table8.A1" office:value-type="string">
            <text:p text:style-name="P3">5</text:p>
          </table:table-cell>
          <table:table-cell table:style-name="Table8.B1" office:value-type="string">
            <text:p text:style-name="P19"><text:s/>= O [n]* (x) <text:span text:style-name="T1">O</text:span> [n]<text:span text:style-name="T1"> (x)</text:span>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24">Set of Eigen States and Eigen Energy Values</text:p>
          </table:table-cell>
        </table:table-row>
        <table:table-row table:style-name="Table8.1">
          <table:table-cell table:style-name="Table8.A1" office:value-type="string">
            <text:p text:style-name="P3">6</text:p>
          </table:table-cell>
          <table:table-cell table:style-name="Table8.B1" office:value-type="string">
            <text:p text:style-name="Standard">{<text:span text:style-name="T13"> O [n] </text:span>(x), E<text:span text:style-name="T13"> [n] </text:span>}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24">Sum of Eigen States .. discrete</text:p>
          </table:table-cell>
        </table:table-row>
        <table:table-row table:style-name="Table8.1">
          <table:table-cell table:style-name="Table8.A1" office:value-type="string">
            <text:p text:style-name="P3">7</text:p>
          </table:table-cell>
          <table:table-cell table:style-name="Table8.B1" office:value-type="string">
            <text:p text:style-name="P19">w (x, t) = Sum [n] a[n] O[n] (x) T (t)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24">Sum of Eigen States .. continuous</text:p>
          </table:table-cell>
        </table:table-row>
        <table:table-row table:style-name="Table8.1">
          <table:table-cell table:style-name="Table8.A1" office:value-type="string">
            <text:p text:style-name="P3">8</text:p>
          </table:table-cell>
          <table:table-cell table:style-name="Table8.B1" office:value-type="string">
            <text:p text:style-name="P19">w (x, t) = Integrate [m] a[m] O[m] (x) T (t) dm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24">If both discrete and continuous energies are encountered</text:p>
          </table:table-cell>
        </table:table-row>
        <table:table-row table:style-name="Table8.1">
          <table:table-cell table:style-name="Table8.A1" office:value-type="string">
            <text:p text:style-name="P3">9</text:p>
          </table:table-cell>
          <table:table-cell table:style-name="Table8.B1" office:value-type="string">
            <text:p text:style-name="P19">w (x, t) = </text:p>
          </table:table-cell>
        </table:table-row>
        <table:table-row table:style-name="Table8.1">
          <table:table-cell table:style-name="Table8.A1" office:value-type="string">
            <text:p text:style-name="P3">10</text:p>
          </table:table-cell>
          <table:table-cell table:style-name="Table8.B1" office:value-type="string">
            <text:p text:style-name="P19"><text:s/>= Sum [n] a[n] O[n] (x) T (t)</text:p>
          </table:table-cell>
        </table:table-row>
        <table:table-row table:style-name="Table8.1">
          <table:table-cell table:style-name="Table8.A1" office:value-type="string">
            <text:p text:style-name="P3">11</text:p>
          </table:table-cell>
          <table:table-cell table:style-name="Table8.B1" office:value-type="string">
            <text:p text:style-name="P19"><text:s/>+ Integrate [m] a[m] O[m] (x) T (t) dm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24">TISE</text:p>
          </table:table-cell>
        </table:table-row>
        <table:table-row table:style-name="Table8.1">
          <table:table-cell table:style-name="Table8.A1" office:value-type="string">
            <text:p text:style-name="P3">12</text:p>
          </table:table-cell>
          <table:table-cell table:style-name="Table8.B1" office:value-type="string">
            <text:p text:style-name="P16"><text:span text:style-name="T13">E</text:span> <text:span text:style-name="T13">O (x)</text:span> = [ - h-bar^2 / 2m [d/dx]^2 + V (x) ] <text:span text:style-name="T13">O (x)</text:span></text:p>
          </table:table-cell>
        </table:table-row>
        <table:table-row table:style-name="Table8.1">
          <table:table-cell table:style-name="Table8.A1" office:value-type="string">
            <text:p text:style-name="P20">13</text:p>
          </table:table-cell>
          <table:table-cell table:style-name="Table8.B1" office:value-type="string">
            <text:p text:style-name="P38"><text:span text:style-name="T13">E </text:span>O (x) = H O (x)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9"/>
          </table:table-cell>
        </table:table-row>
      </table:table>
      <text:p text:style-name="Text_20_body"/>
      <text:h text:style-name="P69" text:outline-level="1"><text:span text:style-name="T13">Ground State</text:span><text:span text:style-name="T22"> / Vacuum State</text:span></text:h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4">Uncertainty Principle</text:p>
          </table:table-cell>
        </table:table-row>
        <table:table-row table:style-name="Table12.1">
          <table:table-cell table:style-name="Table12.A1" office:value-type="string">
            <text:p text:style-name="P5">1</text:p>
          </table:table-cell>
          <table:table-cell table:style-name="Table12.B1" office:value-type="string">
            <text:p text:style-name="P19">Δx Δp &gt;= h-bar / 2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10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4">Particle in a Tube of length (L)</text:p>
          </table:table-cell>
        </table:table-row>
        <table:table-row table:style-name="Table12.1">
          <table:table-cell table:style-name="Table12.A1" office:value-type="string">
            <text:p text:style-name="P5">2</text:p>
          </table:table-cell>
          <table:table-cell table:style-name="Table12.B1" office:value-type="string">
            <text:p text:style-name="P19">L Δp &gt;= h-bar / 2</text:p>
          </table:table-cell>
        </table:table-row>
        <table:table-row table:style-name="Table12.1">
          <table:table-cell table:style-name="Table12.A1" office:value-type="string">
            <text:p text:style-name="P5">3</text:p>
          </table:table-cell>
          <table:table-cell table:style-name="Table12.B1" office:value-type="string">
            <text:p text:style-name="P19">Δp &gt;= h-bar / 2 L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10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4">Energy of a Particle</text:p>
          </table:table-cell>
        </table:table-row>
        <table:table-row table:style-name="Table12.1">
          <table:table-cell table:style-name="Table12.A1" office:value-type="string">
            <text:p text:style-name="P20">4</text:p>
          </table:table-cell>
          <table:table-cell table:style-name="Table12.B1" office:value-type="string">
            <text:p text:style-name="P19">E [n] = n^2 h-bar^2 PI^2 / 2 m L^2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10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4">If the particle had a definite momentum (&lt;p&gt; = 0)</text:p>
          </table:table-cell>
        </table:table-row>
        <table:table-row table:style-name="Table12.1">
          <table:table-cell table:style-name="Table12.A1" office:value-type="string">
            <text:p text:style-name="P20">5</text:p>
          </table:table-cell>
          <table:table-cell table:style-name="Table12.B1" office:value-type="string">
            <text:p text:style-name="P19">E = (Δp^2) / 2m</text:p>
          </table:table-cell>
        </table:table-row>
        <table:table-row table:style-name="Table12.1">
          <table:table-cell table:style-name="Table12.A1" office:value-type="string">
            <text:p text:style-name="P20">6</text:p>
          </table:table-cell>
          <table:table-cell table:style-name="Table12.B1" office:value-type="string">
            <text:p text:style-name="P19"><text:s/>&gt; h-bar^2 / 8 m L^2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10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4">Calculate the expectation values of a Energy Eigen State</text:p>
          </table:table-cell>
        </table:table-row>
        <table:table-row table:style-name="Table12.1">
          <table:table-cell table:style-name="Table12.A1" office:value-type="string">
            <text:p text:style-name="P20">7</text:p>
          </table:table-cell>
          <table:table-cell table:style-name="Table12.B1" office:value-type="string">
            <text:p text:style-name="P16">w<text:span text:style-name="T13"> [n]</text:span> (x, t) = O<text:span text:style-name="T13"> [n] </text:span>(x) T (t)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10"/>
          </table:table-cell>
        </table:table-row>
        <table:table-row table:style-name="Table12.1">
          <table:table-cell table:style-name="Table12.A1" office:value-type="string">
            <text:p text:style-name="P20">8</text:p>
          </table:table-cell>
          <table:table-cell table:style-name="Table12.B1" office:value-type="string">
            <text:p text:style-name="P19">&lt;x&gt; = Integrate [x] w [n]* x~ w [n]</text:p>
          </table:table-cell>
        </table:table-row>
        <table:table-row table:style-name="Table12.1">
          <table:table-cell table:style-name="Table12.A1" office:value-type="string">
            <text:p text:style-name="P20">9</text:p>
          </table:table-cell>
          <table:table-cell table:style-name="Table12.B1" office:value-type="string">
            <text:p text:style-name="P19"><text:s/>= Integrate [x] O [n]* x~ O [n]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10"/>
          </table:table-cell>
        </table:table-row>
        <table:table-row table:style-name="Table12.1">
          <table:table-cell table:style-name="Table12.A1" office:value-type="string">
            <text:p text:style-name="P20">10</text:p>
          </table:table-cell>
          <table:table-cell table:style-name="Table12.B1" office:value-type="string">
            <text:p text:style-name="P19">&lt;p&gt; = Integrate [x] w [n]* p~ w [n]</text:p>
          </table:table-cell>
        </table:table-row>
        <table:table-row table:style-name="Table12.1">
          <table:table-cell table:style-name="Table12.A1" office:value-type="string">
            <text:p text:style-name="P5">1<text:span text:style-name="T13">1</text:span></text:p>
          </table:table-cell>
          <table:table-cell table:style-name="Table12.B1" office:value-type="string">
            <text:p text:style-name="P19"><text:s/>= Integrate [x] O [n]* p~ O [n]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10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4">Ehrenfest's Principles</text:p>
          </table:table-cell>
        </table:table-row>
        <table:table-row table:style-name="Table12.1">
          <table:table-cell table:style-name="Table12.A1" office:value-type="string">
            <text:p text:style-name="P20">12</text:p>
          </table:table-cell>
          <table:table-cell table:style-name="Table12.B1" office:value-type="string">
            <text:p text:style-name="P42">[d/dt] &lt;x&gt;<text:span text:style-name="T23"> = </text:span>&lt;p&gt; <text:span text:style-name="T23">/</text:span> m </text:p>
          </table:table-cell>
        </table:table-row>
        <table:table-row table:style-name="Table12.1">
          <table:table-cell table:style-name="Table12.A1" office:value-type="string">
            <text:p text:style-name="P20">13</text:p>
          </table:table-cell>
          <table:table-cell table:style-name="Table12.B1" office:value-type="string">
            <text:p text:style-name="P42">[d/dt] <text:span text:style-name="T23">&lt;</text:span>p<text:span text:style-name="T23">&gt;</text:span> = - [d/dx] V(x)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4">However, if &lt;p&gt; = 0, then .. </text:p>
          </table:table-cell>
        </table:table-row>
        <table:table-row table:style-name="Table12.1">
          <table:table-cell table:style-name="Table12.A1" office:value-type="string">
            <text:p text:style-name="P5">1<text:span text:style-name="T13">4</text:span></text:p>
          </table:table-cell>
          <table:table-cell table:style-name="Table12.B1" office:value-type="string">
            <text:p text:style-name="P19">[dt] &lt;x&gt; = 0</text:p>
          </table:table-cell>
        </table:table-row>
        <table:table-row table:style-name="Table12.1">
          <table:table-cell table:style-name="Table12.A1" office:value-type="string">
            <text:p text:style-name="P5">1<text:span text:style-name="T13">5</text:span></text:p>
          </table:table-cell>
          <table:table-cell table:style-name="Table12.B1" office:value-type="string">
            <text:p text:style-name="P19">[dt] &lt;p&gt; = 0</text:p>
          </table:table-cell>
        </table:table-row>
        <table:table-row table:style-name="Table12.1">
          <table:table-cell table:style-name="Table12.A1" office:value-type="string">
            <text:p text:style-name="P20">16</text:p>
          </table:table-cell>
          <table:table-cell table:style-name="Table12.B1" office:value-type="string">
            <text:p text:style-name="P19">&lt; - [d/dx] V &gt; = 0</text:p>
          </table:table-cell>
        </table:table-row>
        <table:table-row table:style-name="Table12.1">
          <table:table-cell table:style-name="Table12.A1" office:value-type="string">
            <text:p text:style-name="P20"/>
          </table:table-cell>
          <table:table-cell table:style-name="Table12.B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20"/>
          </table:table-cell>
          <table:table-cell table:style-name="Table12.B1" office:value-type="string">
            <text:p text:style-name="P24">The resulting force would be null</text:p>
          </table:table-cell>
        </table:table-row>
        <table:table-row table:style-name="Table12.1">
          <table:table-cell table:style-name="Table12.A1" office:value-type="string">
            <text:p text:style-name="P20">17</text:p>
          </table:table-cell>
          <table:table-cell table:style-name="Table12.B1" office:value-type="string">
            <text:p text:style-name="P19">Force = - [d/dx] V</text:p>
          </table:table-cell>
        </table:table-row>
        <table:table-row table:style-name="Table12.1">
          <table:table-cell table:style-name="Table12.A1" office:value-type="string">
            <text:p text:style-name="P20">18</text:p>
          </table:table-cell>
          <table:table-cell table:style-name="Table12.B1" office:value-type="string">
            <text:p text:style-name="P19"><text:s/>= 0</text:p>
          </table:table-cell>
        </table:table-row>
        <text:soft-page-break/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B1" office:value-type="string">
            <text:p text:style-name="P25">Using sine to denote the location of the Standing Wave's Nodes, which only appear at intervals of (n PI / L)</text:p>
          </table:table-cell>
        </table:table-row>
        <table:table-row table:style-name="Table12.1">
          <table:table-cell table:style-name="Table12.A37" office:value-type="float" office:value="19">
            <text:p text:style-name="P58">19</text:p>
          </table:table-cell>
          <table:table-cell table:style-name="Table12.B1" office:value-type="string">
            <text:p text:style-name="P43">O [n] (x) = sin (n PI x / L)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25">Momentum Operator (p~)<text:span text:style-name="T26"> and (p~^2)</text:span></text:p>
          </table:table-cell>
        </table:table-row>
        <table:table-row table:style-name="Table12.1">
          <table:table-cell table:style-name="Table12.A37" office:value-type="float" office:value="20">
            <text:p text:style-name="P58">20</text:p>
          </table:table-cell>
          <table:table-cell table:style-name="Table12.B1" office:value-type="string">
            <text:p text:style-name="P43">p~ = ( -i h-bar [d/dx] )</text:p>
          </table:table-cell>
        </table:table-row>
        <table:table-row table:style-name="Table12.1">
          <table:table-cell table:style-name="Table12.A37" office:value-type="float" office:value="21">
            <text:p text:style-name="P58">21</text:p>
          </table:table-cell>
          <table:table-cell table:style-name="Table12.B1" office:value-type="string">
            <text:p text:style-name="P45">p~<text:span text:style-name="T26">^2</text:span> = ( -i h-bar [d/dx] )<text:span text:style-name="T26">^2</text:span></text:p>
          </table:table-cell>
        </table:table-row>
        <table:table-row table:style-name="Table12.1">
          <table:table-cell table:style-name="Table12.A37" office:value-type="float" office:value="22">
            <text:p text:style-name="P58">22</text:p>
          </table:table-cell>
          <table:table-cell table:style-name="Table12.B1" office:value-type="string">
            <text:p text:style-name="P43">Δ<text:span text:style-name="T26">p^2 = (p~ - &lt;p&gt;)^2</text:span>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27">Remember to Normalize the Wave Function</text:p>
          </table:table-cell>
        </table:table-row>
        <table:table-row table:style-name="Table12.1">
          <table:table-cell table:style-name="Table12.A37" office:value-type="float" office:value="23">
            <text:p text:style-name="P58">23</text:p>
          </table:table-cell>
          <table:table-cell table:style-name="Table12.B1" office:value-type="string">
            <text:p text:style-name="P47">Integrate [x = 0 .. L] | N w |^2 dx = 1</text:p>
          </table:table-cell>
        </table:table-row>
        <table:table-row table:style-name="Table12.1">
          <table:table-cell table:style-name="Table12.A37" office:value-type="float" office:value="24">
            <text:p text:style-name="P58">24</text:p>
          </table:table-cell>
          <table:table-cell table:style-name="Table12.B1" office:value-type="string">
            <text:p text:style-name="P47"><text:s/>= Integrate N^2 w^2 dx</text:p>
          </table:table-cell>
        </table:table-row>
        <table:table-row table:style-name="Table12.1">
          <table:table-cell table:style-name="Table12.A37" office:value-type="float" office:value="25">
            <text:p text:style-name="P58">25</text:p>
          </table:table-cell>
          <table:table-cell table:style-name="Table12.B1" office:value-type="string">
            <text:p text:style-name="P47"><text:s/>= N^2 Integrate sin^2 (n PI x / L) dx</text:p>
          </table:table-cell>
        </table:table-row>
        <table:table-row table:style-name="Table12.1">
          <table:table-cell table:style-name="Table12.A37" office:value-type="float" office:value="26">
            <text:p text:style-name="P58">26</text:p>
          </table:table-cell>
          <table:table-cell table:style-name="Table12.B1" office:value-type="string">
            <text:p text:style-name="P47"><text:s/>= N^2 (1/2) Integrate (1 - cos (2 n PI x / L) ) dx</text:p>
          </table:table-cell>
        </table:table-row>
        <table:table-row table:style-name="Table12.1">
          <table:table-cell table:style-name="Table12.A37" office:value-type="float" office:value="27">
            <text:p text:style-name="P58">27</text:p>
          </table:table-cell>
          <table:table-cell table:style-name="Table12.B1" office:value-type="string">
            <text:p text:style-name="P47"><text:s/>= N^2 (1/2) L</text:p>
          </table:table-cell>
        </table:table-row>
        <table:table-row table:style-name="Table12.1">
          <table:table-cell table:style-name="Table12.A37" office:value-type="float" office:value="28">
            <text:p text:style-name="P58">28</text:p>
          </table:table-cell>
          <table:table-cell table:style-name="Table12.B1" office:value-type="string">
            <text:p text:style-name="P47">N^2 = 2 / L</text:p>
          </table:table-cell>
        </table:table-row>
        <table:table-row table:style-name="Table12.1">
          <table:table-cell table:style-name="Table12.A37" office:value-type="float" office:value="29">
            <text:p text:style-name="P58">29</text:p>
          </table:table-cell>
          <table:table-cell table:style-name="Table12.B1" office:value-type="string">
            <text:p text:style-name="P47">N^2 = sqr (2 / L)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25">Differentiate <text:span text:style-name="T26">the </text:span>Sine <text:span text:style-name="T26">function </text:span>two times by position (x)</text:p>
          </table:table-cell>
        </table:table-row>
        <table:table-row table:style-name="Table12.1">
          <table:table-cell table:style-name="Table12.A37" office:value-type="float" office:value="30">
            <text:p text:style-name="P58">30</text:p>
          </table:table-cell>
          <table:table-cell table:style-name="Table12.B1" office:value-type="string">
            <text:p text:style-name="P43"><text:span text:style-name="T2">[d/dx]^2</text:span> sin (n PI x / L) </text:p>
          </table:table-cell>
        </table:table-row>
        <table:table-row table:style-name="Table12.1">
          <table:table-cell table:style-name="Table12.A37" office:value-type="float" office:value="31">
            <text:p text:style-name="P58">31</text:p>
          </table:table-cell>
          <table:table-cell table:style-name="Table12.B1" office:value-type="string">
            <text:p text:style-name="P43"><text:s/>= <text:span text:style-name="T2">[d/dx]</text:span> cos (n PI x / L) <text:span text:style-name="T2">(n PI / L)</text:span> </text:p>
          </table:table-cell>
        </table:table-row>
        <table:table-row table:style-name="Table12.1">
          <table:table-cell table:style-name="Table12.A37" office:value-type="float" office:value="32">
            <text:p text:style-name="P58">32</text:p>
          </table:table-cell>
          <table:table-cell table:style-name="Table12.B1" office:value-type="string">
            <text:p text:style-name="P43"><text:s/>= - sin (n PI x / L) <text:span text:style-name="T2">(n PI / L)^2</text:span> 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26">Expectation of Momentum<text:span text:style-name="T26"> &lt;p&gt; </text:span>[x = 0 .. L]</text:p>
          </table:table-cell>
        </table:table-row>
        <table:table-row table:style-name="Table12.1">
          <table:table-cell table:style-name="Table12.A37" office:value-type="float" office:value="33">
            <text:p text:style-name="P58">33</text:p>
          </table:table-cell>
          <table:table-cell table:style-name="Table12.B1" office:value-type="string">
            <text:p text:style-name="P45">&lt;p&gt; = <text:span text:style-name="T25">N^2 </text:span>Integrate [x] O [n]* (x) p~ O [n] (x) dx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34">
            <text:p text:style-name="P58">34</text:p>
          </table:table-cell>
          <table:table-cell table:style-name="Table12.B1" office:value-type="string">
            <text:p text:style-name="P44"><text:s/>= <text:span text:style-name="T25">N^2 </text:span>Integrate [x] <text:span text:style-name="T2">sin (n PI x / L)</text:span> p~ <text:span text:style-name="T2">O [n] (x)</text:span> dx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35">
            <text:p text:style-name="P58">35</text:p>
          </table:table-cell>
          <table:table-cell table:style-name="Table12.B1" office:value-type="string">
            <text:p text:style-name="P44"><text:s/>= <text:span text:style-name="T25">N^2 </text:span>Integrate [x] </text:p>
            <text:p text:style-name="P43"><text:s text:c="3"/>sin (n PI x / L) <text:span text:style-name="T2">( -i h-bar [d/dx] )</text:span> sin (n PI x / L) dx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36">
            <text:p text:style-name="P58">36</text:p>
          </table:table-cell>
          <table:table-cell table:style-name="Table12.B1" office:value-type="string">
            <text:p text:style-name="P44"><text:s/>= (<text:span text:style-name="T2">-i h-bar)^2</text:span> <text:span text:style-name="T25">N^2 </text:span>Integrate [x = 0 .. L] </text:p>
            <text:p text:style-name="P43"><text:s text:c="4"/>sin (n PI x / L) <text:span text:style-name="T2">[d/dx]</text:span> sin (n PI x / L) dx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37">
            <text:p text:style-name="P58">37</text:p>
          </table:table-cell>
          <table:table-cell table:style-name="Table12.B1" office:value-type="string">
            <text:p text:style-name="P45"><text:s/>= (<text:span text:style-name="T2">-i h-bar)</text:span> <text:span text:style-name="T25">N^2 </text:span>Integrate [x = 0 .. L] </text:p>
            <text:p text:style-name="P45"><text:s text:c="4"/>sin (n PI x / L) <text:span text:style-name="T6">cos</text:span><text:span text:style-name="T2"> (n PI x / L) (n PI / L)</text:span><text:span text:style-name="T26"> </text:span>dx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38">
            <text:p text:style-name="P58">38</text:p>
          </table:table-cell>
          <table:table-cell table:style-name="Table12.B1" office:value-type="string">
            <text:p text:style-name="P45"><text:s/>= <text:span text:style-name="T14">(-i h-bar) </text:span><text:span text:style-name="T2">(n PI / L)</text:span><text:span text:style-name="T6"> </text:span><text:span text:style-name="T25">N^2 </text:span>Integrate [x = 0 .. L] </text:p>
            <text:p text:style-name="P45"><text:soft-page-break/><text:s text:c="4"/>sin (n PI x / L) <text:span text:style-name="T16">cos</text:span><text:span text:style-name="T14"> (n PI x / L)</text:span><text:span text:style-name="T2"> </text:span><text:span text:style-name="T26"><text:s/></text:span>dx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39">
            <text:p text:style-name="P58">39</text:p>
          </table:table-cell>
          <table:table-cell table:style-name="Table12.B1" office:value-type="string">
            <text:p text:style-name="P45"><text:s/>= <text:span text:style-name="T14">(-i h-bar) (n PI / L)</text:span><text:span text:style-name="T6"> </text:span><text:span text:style-name="T25">N^2 </text:span><text:span text:style-name="T6">L/2 n PI </text:span></text:p>
            <text:p text:style-name="P45"><text:span text:style-name="T6"><text:s text:c="4"/>cos^2</text:span><text:span text:style-name="T2"> (n PI x / L) </text:span><text:span text:style-name="T6">| [x = 0 .. L]</text:span>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40">
            <text:p text:style-name="P58">40</text:p>
          </table:table-cell>
          <table:table-cell table:style-name="Table12.B1" office:value-type="string">
            <text:p text:style-name="P45"><text:s/>= <text:span text:style-name="T14">(-i h-bar) (n PI / L)</text:span><text:span text:style-name="T6"> </text:span><text:span text:style-name="T25">N^2 </text:span><text:span text:style-name="T16">L/2 n PI </text:span></text:p>
            <text:p text:style-name="P45"><text:span text:style-name="T6"><text:s text:c="4"/>{ cos^2</text:span><text:span text:style-name="T2"> (n PI </text:span><text:span text:style-name="T6">L</text:span><text:span text:style-name="T2"> / L) </text:span><text:span text:style-name="T6">- cos^2</text:span><text:span text:style-name="T2"> (n PI </text:span><text:span text:style-name="T6">0</text:span><text:span text:style-name="T2"> / L) </text:span><text:span text:style-name="T6">}</text:span>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25">Recall .. values of <text:span text:style-name="T26">cosine squared</text:span></text:p>
          </table:table-cell>
        </table:table-row>
        <table:table-row table:style-name="Table12.1">
          <table:table-cell table:style-name="Table12.A37" office:value-type="float" office:value="41">
            <text:p text:style-name="P58">41</text:p>
          </table:table-cell>
          <table:table-cell table:style-name="Table12.B1" office:value-type="string">
            <text:p text:style-name="P43"><text:span text:style-name="T26">cos^2</text:span> (0) = <text:span text:style-name="T26">1</text:span></text:p>
          </table:table-cell>
        </table:table-row>
        <table:table-row table:style-name="Table12.1">
          <table:table-cell table:style-name="Table12.A37" office:value-type="float" office:value="42">
            <text:p text:style-name="P58">42</text:p>
          </table:table-cell>
          <table:table-cell table:style-name="Table12.B1" office:value-type="string">
            <text:p text:style-name="P43"><text:span text:style-name="T26">cos^2</text:span> (PI) = <text:span text:style-name="T26">1</text:span>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5"/>
          </table:table-cell>
        </table:table-row>
        <table:table-row table:style-name="Table12.1">
          <table:table-cell table:style-name="Table12.A37" office:value-type="float" office:value="43">
            <text:p text:style-name="P58">43</text:p>
          </table:table-cell>
          <table:table-cell table:style-name="Table12.B1" office:value-type="string">
            <text:p text:style-name="P45"><text:s/>= <text:span text:style-name="T14">(-i h-bar) (n PI / L)</text:span><text:span text:style-name="T6"> </text:span><text:span text:style-name="T25">N^2 </text:span><text:span text:style-name="T16">L/2 n PI</text:span><text:span text:style-name="T6"> { </text:span><text:span text:style-name="T7">1</text:span><text:span text:style-name="T2"> </text:span><text:span text:style-name="T6">- 1</text:span><text:span text:style-name="T2"> </text:span><text:span text:style-name="T6">}</text:span>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25"/>
          </table:table-cell>
        </table:table-row>
        <table:table-row table:style-name="Table12.1">
          <table:table-cell table:style-name="Table12.A37" office:value-type="float" office:value="44">
            <text:p text:style-name="P58">44</text:p>
          </table:table-cell>
          <table:table-cell table:style-name="Table12.B1" office:value-type="string">
            <text:p text:style-name="P46"><text:s/>= <text:span text:style-name="T14">(-i h-bar) (n PI / L)</text:span><text:span text:style-name="T6"> </text:span><text:span text:style-name="T25">N^2 </text:span><text:span text:style-name="T16">L/2 n PI</text:span><text:span text:style-name="T6"> { </text:span><text:span text:style-name="T7">0</text:span><text:span text:style-name="T2"> </text:span><text:span text:style-name="T6">}</text:span>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25"/>
          </table:table-cell>
        </table:table-row>
        <table:table-row table:style-name="Table12.1">
          <table:table-cell table:style-name="Table12.A37" office:value-type="float" office:value="45">
            <text:p text:style-name="P58">45</text:p>
          </table:table-cell>
          <table:table-cell table:style-name="Table12.B1" office:value-type="string">
            <text:p text:style-name="P35"><text:s/>= 0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9"/>
          </table:table-cell>
        </table:table-row>
        <table:table-row table:style-name="Table12.1">
          <table:table-cell table:style-name="Table12.A37" office:value-type="float" office:value="46">
            <text:p text:style-name="P58">46</text:p>
          </table:table-cell>
          <table:table-cell table:style-name="Table12.B1" office:value-type="string">
            <text:p text:style-name="P49">&lt;p&gt; = 0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26"><text:span text:style-name="T26">Change in </text:span>Expectation of Momentum<text:span text:style-name="T26"> &lt;</text:span>Δ<text:span text:style-name="T26">p^2&gt; </text:span>[x = 0 .. L]</text:p>
          </table:table-cell>
        </table:table-row>
        <table:table-row table:style-name="Table12.1">
          <table:table-cell table:style-name="Table12.A37" office:value-type="float" office:value="47">
            <text:p text:style-name="P58">47</text:p>
          </table:table-cell>
          <table:table-cell table:style-name="Table12.B1" office:value-type="string">
            <text:p text:style-name="P45">&lt;Δp&gt;<text:span text:style-name="T26">^2</text:span> = <text:span text:style-name="T25">N^2 </text:span>Integrate [x] O [n]* (x) p~<text:span text:style-name="T26">^2</text:span> O [n] (x) dx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48">
            <text:p text:style-name="P58">48</text:p>
          </table:table-cell>
          <table:table-cell table:style-name="Table12.B1" office:value-type="string">
            <text:p text:style-name="P44"><text:s/>= <text:span text:style-name="T25">N^2 </text:span>Integrate [x] <text:span text:style-name="T2">sin (n PI x / L)</text:span> p~<text:span text:style-name="T26">^2</text:span> <text:span text:style-name="T2">O [n] (x)</text:span> dx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49">
            <text:p text:style-name="P58">49</text:p>
          </table:table-cell>
          <table:table-cell table:style-name="Table12.B1" office:value-type="string">
            <text:p text:style-name="P44"><text:s/>= <text:span text:style-name="T25">N^2 </text:span>Integrate [x] </text:p>
            <text:p text:style-name="P43"><text:s text:c="3"/>sin (n PI x / L) <text:span text:style-name="T2">( -i h-bar [d/dx] )^2</text:span> sin (n PI x / L) dx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50">
            <text:p text:style-name="P58">50</text:p>
          </table:table-cell>
          <table:table-cell table:style-name="Table12.B1" office:value-type="string">
            <text:p text:style-name="P44"><text:s/>= (<text:span text:style-name="T2">-i h-bar)^2</text:span> <text:span text:style-name="T25">N^2 </text:span>Integrate [x = 0 .. L] </text:p>
            <text:p text:style-name="P43"><text:s text:c="4"/>sin (n PI x / L) <text:span text:style-name="T2">[d/dx]^2</text:span> sin (n PI x / L) dx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51">
            <text:p text:style-name="P58">51</text:p>
          </table:table-cell>
          <table:table-cell table:style-name="Table12.B1" office:value-type="string">
            <text:p text:style-name="P44"><text:s/>= (<text:span text:style-name="T2">-i h-bar)^2</text:span> <text:span text:style-name="T25">N^2 </text:span>Integrate [x = 0 .. L] </text:p>
            <text:p text:style-name="P43"><text:s text:c="4"/>sin (n PI x / L) (<text:span text:style-name="T2">- sin (n PI x / L) (n PI / L)^2)</text:span> dx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52">
            <text:p text:style-name="P58">52</text:p>
          </table:table-cell>
          <table:table-cell table:style-name="Table12.B1" office:value-type="string">
            <text:p text:style-name="P44"><text:s/>= (<text:span text:style-name="T2">-i h-bar)^2</text:span> <text:span text:style-name="T2">(-1)</text:span> <text:span text:style-name="T2">(n PI / L)^2 </text:span><text:span text:style-name="T5">N^2 </text:span>Integrate [x = 0 .. L] </text:p>
            <text:p text:style-name="P43"><text:s text:c="4"/>sin (n PI x / L) <text:span text:style-name="T2">sin (n PI x / L)</text:span> dx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ext:soft-page-break/>
        <table:table-row table:style-name="Table12.1">
          <table:table-cell table:style-name="Table12.A37" office:value-type="float" office:value="53">
            <text:p text:style-name="P58">53</text:p>
          </table:table-cell>
          <table:table-cell table:style-name="Table12.B1" office:value-type="string">
            <text:p text:style-name="P44"><text:s/>= (-1) (<text:span text:style-name="T2">-i)^2 (h-bar n PI / L)^2 </text:span><text:span text:style-name="T5">N^2 </text:span>Integrate [x = 0 .. L] </text:p>
            <text:p text:style-name="P43"><text:s text:c="4"/>sin (n PI x / L)^2<text:span text:style-name="T2"> </text:span>dx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25">Recall .. the Half Angle Formula</text:p>
          </table:table-cell>
        </table:table-row>
        <table:table-row table:style-name="Table12.1">
          <table:table-cell table:style-name="Table12.A37" office:value-type="float" office:value="54">
            <text:p text:style-name="P58">54</text:p>
          </table:table-cell>
          <table:table-cell table:style-name="Table12.B1" office:value-type="string">
            <text:p text:style-name="P44"><text:s/>= <text:span text:style-name="T2">(h-bar n PI / L)^2 </text:span><text:span text:style-name="T5">N^2 </text:span>Integrate [x = 0 .. L] </text:p>
            <text:p text:style-name="P43"><text:s text:c="4"/>1/2 (1 - cos (2 n PI x / L) )<text:span text:style-name="T2"> </text:span>dx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55">
            <text:p text:style-name="P58">55</text:p>
          </table:table-cell>
          <table:table-cell table:style-name="Table12.B1" office:value-type="string">
            <text:p text:style-name="P43"><text:s/>= <text:span text:style-name="T2">... (1/2) </text:span>Integrate [x = 0 .. L] (1 - cos (2 n PI x / L) )<text:span text:style-name="T2"> </text:span>dx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56">
            <text:p text:style-name="P58">56</text:p>
          </table:table-cell>
          <table:table-cell table:style-name="Table12.B1" office:value-type="string">
            <text:p text:style-name="P43"><text:s/>= <text:span text:style-name="T2">... (1/2) { </text:span>Integrate [x = 0 .. L] 1 dx</text:p>
            <text:p text:style-name="P43"><text:s text:c="3"/>- Integrate [x = 0 .. L] cos (2 n PI x / L) dx <text:span text:style-name="T2">}</text:span>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57">
            <text:p text:style-name="P58">57</text:p>
          </table:table-cell>
          <table:table-cell table:style-name="Table12.B1" office:value-type="string">
            <text:p text:style-name="P43"><text:span text:style-name="T14"><text:s/>= ... (1/2) { </text:span><text:span text:style-name="T2">x | [x = 0 .. L] </text:span></text:p>
            <text:p text:style-name="P43"><text:span text:style-name="T2"><text:s text:c="3"/></text:span>- <text:span text:style-name="T2">(-1) (L / 2 n PI) sin (2 n PI x / L) | [x = 0 .. L]</text:span> <text:span text:style-name="T2">}</text:span>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58">
            <text:p text:style-name="P58">58</text:p>
          </table:table-cell>
          <table:table-cell table:style-name="Table12.B1" office:value-type="string">
            <text:p text:style-name="P43"><text:span text:style-name="T14"><text:s/>= ... (1/2) { </text:span><text:span text:style-name="T2">L </text:span></text:p>
            <text:p text:style-name="P43"><text:span text:style-name="T2"><text:s text:c="3"/></text:span>- <text:span text:style-name="T14">(-1) </text:span><text:span text:style-name="T2">(L / 2 n PI) </text:span>[<text:span text:style-name="T14"> sin (2 n PI </text:span><text:span text:style-name="T2">L</text:span><text:span text:style-name="T14"> / L) - sin (2 n PI </text:span><text:span text:style-name="T2">0</text:span><text:span text:style-name="T14"> / L)</text:span><text:span text:style-name="T2"> </text:span><text:span text:style-name="T14">] }</text:span>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59">
            <text:p text:style-name="P58">59</text:p>
          </table:table-cell>
          <table:table-cell table:style-name="Table12.B1" office:value-type="string">
            <text:p text:style-name="P43"><text:span text:style-name="T14"><text:s/>= ... (1/2) { </text:span><text:span text:style-name="T2">L </text:span>- <text:span text:style-name="T14">(-1) (L / 2 n PI) [ sin (2 n PI </text:span><text:span text:style-name="T2">1</text:span><text:span text:style-name="T14">) + sin (</text:span><text:span text:style-name="T2">0</text:span><text:span text:style-name="T14">)</text:span><text:span text:style-name="T2"> </text:span><text:span text:style-name="T14">] }</text:span>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25">Recall .. values of sine</text:p>
          </table:table-cell>
        </table:table-row>
        <table:table-row table:style-name="Table12.1">
          <table:table-cell table:style-name="Table12.A37" office:value-type="float" office:value="60">
            <text:p text:style-name="P58">60</text:p>
          </table:table-cell>
          <table:table-cell table:style-name="Table12.B1" office:value-type="string">
            <text:p text:style-name="P43">sin (0) = 0</text:p>
          </table:table-cell>
        </table:table-row>
        <table:table-row table:style-name="Table12.1">
          <table:table-cell table:style-name="Table12.A37" office:value-type="float" office:value="61">
            <text:p text:style-name="P58">61</text:p>
          </table:table-cell>
          <table:table-cell table:style-name="Table12.B1" office:value-type="string">
            <text:p text:style-name="P43">sin (PI) = 0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62">
            <text:p text:style-name="P58">62</text:p>
          </table:table-cell>
          <table:table-cell table:style-name="Table12.B1" office:value-type="string">
            <text:p text:style-name="P43"><text:span text:style-name="T14"><text:s/>= ... (1/2) { </text:span><text:span text:style-name="T2">L </text:span>- <text:span text:style-name="T14">(-1) (L / 2 n PI) [ </text:span><text:span text:style-name="T2">(0) + (0) </text:span><text:span text:style-name="T14">] }</text:span>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63">
            <text:p text:style-name="P58">63</text:p>
          </table:table-cell>
          <table:table-cell table:style-name="Table12.B1" office:value-type="string">
            <text:p text:style-name="P44"><text:span text:style-name="T14"><text:s/>= </text:span><text:span text:style-name="T2">(h-bar n PI / L)^2 <text:s/></text:span><text:span text:style-name="T5">N^2 </text:span><text:span text:style-name="T14"><text:s/>(1/2) { </text:span><text:span text:style-name="T2">L </text:span><text:span text:style-name="T14">}</text:span>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64">
            <text:p text:style-name="P58">64</text:p>
          </table:table-cell>
          <table:table-cell table:style-name="Table12.B1" office:value-type="string">
            <text:p text:style-name="P44"><text:span text:style-name="T14"><text:s/>= (h-bar n PI / L)^2</text:span><text:span text:style-name="T2"> <text:s/></text:span><text:span text:style-name="T5">N^2 </text:span><text:span text:style-name="T14"><text:s/>(L/2)</text:span>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65">
            <text:p text:style-name="P58">65</text:p>
          </table:table-cell>
          <table:table-cell table:style-name="Table12.B1" office:value-type="string">
            <text:p text:style-name="P44"><text:span text:style-name="T14"><text:s/>= (h-bar n PI / L)^2</text:span><text:span text:style-name="T2"> <text:s/></text:span><text:span text:style-name="T5">(2/L) </text:span><text:span text:style-name="T14"><text:s/>(L/2)</text:span>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3"/>
          </table:table-cell>
        </table:table-row>
        <table:table-row table:style-name="Table12.1">
          <table:table-cell table:style-name="Table12.A37" office:value-type="float" office:value="66">
            <text:p text:style-name="P58">66</text:p>
          </table:table-cell>
          <table:table-cell table:style-name="Table12.B1" office:value-type="string">
            <text:p text:style-name="P44"><text:span text:style-name="T14"><text:s/>= (h-bar n PI / L)^2</text:span><text:span text:style-name="T2"> <text:s/></text:span></text:p>
          </table:table-cell>
        </table:table-row>
        <table:table-row table:style-name="Table12.1"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44"/>
          </table:table-cell>
        </table:table-row>
        <table:table-row table:style-name="Table12.1">
          <table:table-cell table:style-name="Table12.A37" office:value-type="float" office:value="67">
            <text:p text:style-name="P58">67</text:p>
          </table:table-cell>
          <table:table-cell table:style-name="Table12.B1" office:value-type="string">
            <text:p text:style-name="P46">&lt;Δp&gt;<text:span text:style-name="T26">^2</text:span><text:span text:style-name="T14"> = (h-bar n PI / L)^2</text:span><text:span text:style-name="T2"> <text:s/></text:span></text:p>
          </table:table-cell>
        </table:table-row>
        <table:table-row table:style-name="Table12.1">
          <table:table-cell table:style-name="Table12.A1" office:value-type="string">
            <text:p text:style-name="P48"/>
          </table:table-cell>
          <table:table-cell table:style-name="Table12.B1" office:value-type="string">
            <text:p text:style-name="P45"/>
          </table:table-cell>
        </table:table-row>
        <table:table-row table:style-name="Table12.1">
          <table:table-cell table:style-name="Table12.A1" office:value-type="string">
            <text:p text:style-name="P48"/>
          </table:table-cell>
          <table:table-cell table:style-name="Table12.B1" office:value-type="string">
            <text:p text:style-name="P49"/>
          </table:table-cell>
        </table:table-row>
        <table:table-row table:style-name="Table12.1">
          <table:table-cell table:style-name="Table12.A1" office:value-type="string">
            <text:p text:style-name="P48"/>
          </table:table-cell>
          <table:table-cell table:style-name="Table12.B1" office:value-type="string">
            <text:p text:style-name="P28">Energy Eigen Values E[n]</text:p>
          </table:table-cell>
        </table:table-row>
        <text:soft-page-break/>
        <table:table-row table:style-name="Table12.1">
          <table:table-cell table:style-name="Table12.A1" office:value-type="string">
            <text:p text:style-name="P50">68</text:p>
          </table:table-cell>
          <table:table-cell table:style-name="Table12.B1" office:value-type="string">
            <text:p text:style-name="P49">E[n] = <text:span text:style-name="T24">&lt;Δp&gt;</text:span><text:span text:style-name="T26">^2</text:span> / 2m</text:p>
          </table:table-cell>
        </table:table-row>
        <table:table-row table:style-name="Table12.1">
          <table:table-cell table:style-name="Table12.A1" office:value-type="string">
            <text:p text:style-name="P50">69</text:p>
          </table:table-cell>
          <table:table-cell table:style-name="Table12.B1" office:value-type="string">
            <text:p text:style-name="P46"><text:span text:style-name="T14"><text:s/>= </text:span><text:span text:style-name="T17">1/2 m <text:s/></text:span><text:span text:style-name="T14">(h-bar n PI / L)^2</text:span><text:span text:style-name="T2"> <text:s/></text:span></text:p>
          </table:table-cell>
        </table:table-row>
        <table:table-row table:style-name="Table12.1">
          <table:table-cell table:style-name="Table12.A1" office:value-type="string">
            <text:p text:style-name="P50">70</text:p>
          </table:table-cell>
          <table:table-cell table:style-name="Table12.B1" office:value-type="string">
            <text:p text:style-name="P46"><text:span text:style-name="T14"><text:s/>=</text:span><text:span text:style-name="T17"> </text:span><text:span text:style-name="T14">h-bar^2 n^2 PI^2 / </text:span><text:span text:style-name="T7">2 m</text:span><text:span text:style-name="T17"> </text:span><text:span text:style-name="T14">L^2</text:span><text:span text:style-name="T2"> <text:s/></text:span></text:p>
          </table:table-cell>
        </table:table-row>
        <table:table-row table:style-name="Table12.1">
          <table:table-cell table:style-name="Table12.A1" office:value-type="string">
            <text:p text:style-name="P48"/>
          </table:table-cell>
          <table:table-cell table:style-name="Table12.B1" office:value-type="string">
            <text:p text:style-name="P46"/>
          </table:table-cell>
        </table:table-row>
        <table:table-row table:style-name="Table12.1">
          <table:table-cell table:style-name="Table12.A1" office:value-type="string">
            <text:p text:style-name="P48"/>
          </table:table-cell>
          <table:table-cell table:style-name="Table12.B1" office:value-type="string">
            <text:p text:style-name="P46"/>
          </table:table-cell>
        </table:table-row>
        <table:table-row table:style-name="Table12.1">
          <table:table-cell table:style-name="Table12.A1" office:value-type="string">
            <text:p text:style-name="P48"/>
          </table:table-cell>
          <table:table-cell table:style-name="Table12.B1" office:value-type="string">
            <text:p text:style-name="P46"/>
          </table:table-cell>
        </table:table-row>
      </table:table>
      <text:h text:style-name="P70" text:outline-level="1"/>
      <text:h text:style-name="P71" text:outline-level="1">Excited States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29">Standing Wave Equation</text:p>
          </table:table-cell>
        </table:table-row>
        <table:table-row table:style-name="Table13.1">
          <table:table-cell table:style-name="Table13.A1" office:value-type="string">
            <text:p text:style-name="P5">1</text:p>
          </table:table-cell>
          <table:table-cell table:style-name="Table13.B1" office:value-type="string">
            <text:p text:style-name="P51">w [n] (x) = sqr (2/L) sin (n PI x / L)</text:p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10"/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29">Even and Odd States based on Standing Wave Nodes</text:p>
          </table:table-cell>
        </table:table-row>
        <table:table-row table:style-name="Table13.1">
          <table:table-cell table:style-name="Table13.A1" office:value-type="string">
            <text:p text:style-name="P5">2</text:p>
          </table:table-cell>
          <table:table-cell table:style-name="Table13.B1" office:value-type="string">
            <text:p text:style-name="P51">n = 0, is not allowed</text:p>
          </table:table-cell>
        </table:table-row>
        <table:table-row table:style-name="Table13.1">
          <table:table-cell table:style-name="Table13.A1" office:value-type="string">
            <text:p text:style-name="P5">3</text:p>
          </table:table-cell>
          <table:table-cell table:style-name="Table13.B1" office:value-type="string">
            <text:p text:style-name="P51">n = 1, the nodes are at the end, and not counted</text:p>
          </table:table-cell>
        </table:table-row>
        <table:table-row table:style-name="Table13.1">
          <table:table-cell table:style-name="Table13.A1" office:value-type="string">
            <text:p text:style-name="P5">4</text:p>
          </table:table-cell>
          <table:table-cell table:style-name="Table13.B1" office:value-type="string">
            <text:p text:style-name="P51">n = 2, there is 1 node at 1/2 L</text:p>
          </table:table-cell>
        </table:table-row>
        <table:table-row table:style-name="Table13.1">
          <table:table-cell table:style-name="Table13.A1" office:value-type="string">
            <text:p text:style-name="P5">5</text:p>
          </table:table-cell>
          <table:table-cell table:style-name="Table13.B1" office:value-type="string">
            <text:p text:style-name="P51">n = 3, there are 2 nodes at 1/3 and 2/3rds L</text:p>
          </table:table-cell>
        </table:table-row>
        <table:table-row table:style-name="Table13.1">
          <table:table-cell table:style-name="Table13.A1" office:value-type="string">
            <text:p text:style-name="P5">6</text:p>
          </table:table-cell>
          <table:table-cell table:style-name="Table13.B1" office:value-type="string">
            <text:p text:style-name="P51">n = 4, there are 3 nodes at 1/4, 1/2, and 3/4 L</text:p>
          </table:table-cell>
        </table:table-row>
        <table:table-row table:style-name="Table13.1">
          <table:table-cell table:style-name="Table13.A1" office:value-type="string">
            <text:p text:style-name="P6">7</text:p>
          </table:table-cell>
          <table:table-cell table:style-name="Table13.B1" office:value-type="string">
            <text:p text:style-name="P51">... and so on ...</text:p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51"/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29">Note .. Even and Odd states are based on the number of nodes in the Standing Wave, not the value of (n)</text:p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10"/>
          </table:table-cell>
        </table:table-row>
        <table:table-row table:style-name="Table13.1">
          <table:table-cell table:style-name="Table13.A1" office:value-type="string">
            <text:p text:style-name="P5">8</text:p>
          </table:table-cell>
          <table:table-cell table:style-name="Table13.B1" office:value-type="string">
            <text:p text:style-name="P52">w (x) = w [m] (x) + w [n] (x)</text:p>
          </table:table-cell>
        </table:table-row>
        <table:table-row table:style-name="Table13.1">
          <table:table-cell table:style-name="Table13.A1" office:value-type="string">
            <text:p text:style-name="P5">9</text:p>
          </table:table-cell>
          <table:table-cell table:style-name="Table13.B1" office:value-type="string">
            <text:p text:style-name="P52">w [m] (x) = sin (m PI x / L)</text:p>
          </table:table-cell>
        </table:table-row>
        <table:table-row table:style-name="Table13.1">
          <table:table-cell table:style-name="Table13.A1" office:value-type="string">
            <text:p text:style-name="P5">10</text:p>
          </table:table-cell>
          <table:table-cell table:style-name="Table13.B1" office:value-type="string">
            <text:p text:style-name="P52">w [n] (x) = sin (n PI x / L)</text:p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10"/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30">Recall .. Normalizing the sine function</text:p>
          </table:table-cell>
        </table:table-row>
        <table:table-row table:style-name="Table13.1">
          <table:table-cell table:style-name="Table13.A1" office:value-type="string">
            <text:p text:style-name="P53">11</text:p>
          </table:table-cell>
          <table:table-cell table:style-name="Table13.B1" office:value-type="string">
            <text:p text:style-name="P52">N^2 = 2 / L</text:p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10"/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30">Orthogonal Waves</text:p>
          </table:table-cell>
        </table:table-row>
        <table:table-row table:style-name="Table13.1">
          <table:table-cell table:style-name="Table13.A1" office:value-type="string">
            <text:p text:style-name="P5">1<text:span text:style-name="T28">2</text:span></text:p>
          </table:table-cell>
          <table:table-cell table:style-name="Table13.B1" office:value-type="string">
            <text:p text:style-name="P52">Integrate [x = 0 .. L] | N w |^2 dx</text:p>
          </table:table-cell>
        </table:table-row>
        <table:table-row table:style-name="Table13.1">
          <table:table-cell table:style-name="Table13.A1" office:value-type="string">
            <text:p text:style-name="P5">1<text:span text:style-name="T28">3</text:span></text:p>
          </table:table-cell>
          <table:table-cell table:style-name="Table13.B1" office:value-type="string">
            <text:p text:style-name="P52"><text:s/>= Integrate [x] N^2 w(x)^2 dx</text:p>
          </table:table-cell>
        </table:table-row>
        <table:table-row table:style-name="Table13.1">
          <table:table-cell table:style-name="Table13.A1" office:value-type="string">
            <text:p text:style-name="P53">14</text:p>
          </table:table-cell>
          <table:table-cell table:style-name="Table13.B1" office:value-type="string">
            <text:p text:style-name="P52"><text:s/>= N^2 Integrate [x] w [m] (x) w [n] (x) dx</text:p>
          </table:table-cell>
        </table:table-row>
        <table:table-row table:style-name="Table13.1">
          <table:table-cell table:style-name="Table13.A1" office:value-type="string">
            <text:p text:style-name="P53">15</text:p>
          </table:table-cell>
          <table:table-cell table:style-name="Table13.B1" office:value-type="string">
            <text:p text:style-name="P52"><text:s/>= N^2 Integrate [x] sin (m PI x / L) sin (n PI x / L) dx</text:p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10"/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30">Recall .. trigonometric identities for sine and cosine</text:p>
          </table:table-cell>
        </table:table-row>
        <table:table-row table:style-name="Table13.1">
          <table:table-cell table:style-name="Table13.A1" office:value-type="string">
            <text:p text:style-name="P53">16</text:p>
          </table:table-cell>
          <table:table-cell table:style-name="Table13.B1" office:value-type="string">
            <text:p text:style-name="P52">sin (a) sin (b) = (1/2) [cos(a - b) - cos(a + b)]</text:p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10"/>
          </table:table-cell>
        </table:table-row>
        <table:table-row table:style-name="Table13.1">
          <table:table-cell table:style-name="Table13.A1" office:value-type="string">
            <text:p text:style-name="P53">17</text:p>
          </table:table-cell>
          <table:table-cell table:style-name="Table13.B1" office:value-type="string">
            <text:p text:style-name="P52"><text:s/>= N^2 Integrate [x]</text:p>
            <text:p text:style-name="P52"><text:s text:c="4"/>1/2 [ cos ( (m - n) PI x / L) - cos ( (n + m) PI x / L) ] dx</text:p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52"/>
          </table:table-cell>
        </table:table-row>
        <table:table-row table:style-name="Table13.1">
          <table:table-cell table:style-name="Table13.A1" office:value-type="string">
            <text:p text:style-name="P53">18</text:p>
          </table:table-cell>
          <table:table-cell table:style-name="Table13.B1" office:value-type="string">
            <text:p text:style-name="P52"><text:s/>= N^2 (1/2) </text:p>
            <text:p text:style-name="P52"><text:s text:c="4"/>[ <text:span text:style-name="T2">(L / (m - n) PI)</text:span> sin ( (m - n) PI x / L)</text:p>
            <text:p text:style-name="P52"><text:soft-page-break/><text:s text:c="6"/>- <text:span text:style-name="T2">(L / (m + n) PI</text:span>) sin ( (n + m) PI x / L) ] | [x = 0 .. L]</text:p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52"/>
          </table:table-cell>
        </table:table-row>
        <table:table-row table:style-name="Table13.1">
          <table:table-cell table:style-name="Table13.A1" office:value-type="string">
            <text:p text:style-name="P53">19</text:p>
          </table:table-cell>
          <table:table-cell table:style-name="Table13.B1" office:value-type="string">
            <text:p text:style-name="P52"><text:s/>= N^2 (1/2) <text:span text:style-name="T2">(L)</text:span></text:p>
            <text:p text:style-name="P52"><text:s text:c="4"/>[ (<text:span text:style-name="T2">1</text:span> / (m - n) PI) sin ( (m - n) PI x / L)</text:p>
            <text:p text:style-name="P52"><text:s text:c="6"/>- (<text:span text:style-name="T2">1</text:span> / (m + n) PI) sin ( (n + m) PI x / L) ] | [x = 0 .. L]</text:p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52"/>
          </table:table-cell>
        </table:table-row>
        <table:table-row table:style-name="Table13.1">
          <table:table-cell table:style-name="Table13.A1" office:value-type="string">
            <text:p text:style-name="P53">20</text:p>
          </table:table-cell>
          <table:table-cell table:style-name="Table13.B1" office:value-type="string">
            <text:p text:style-name="P52"><text:s/>= N^2 (1/2) <text:span text:style-name="T2">(L)</text:span></text:p>
            <text:p text:style-name="P52"><text:s text:c="4"/>[ (<text:span text:style-name="T2">1</text:span> / (m - n) PI) sin ( (m - n) PI <text:span text:style-name="T2">L</text:span> / L)</text:p>
            <text:p text:style-name="P52"><text:s text:c="6"/>- (<text:span text:style-name="T2">1</text:span> / (m + n) PI) sin ( (n + m) PI <text:span text:style-name="T2">L</text:span> / L) ] </text:p>
            <text:p text:style-name="P52"><text:s text:c="2"/>- [ (<text:span text:style-name="T2">1</text:span> / (m - n) PI) sin ( (m - n) PI <text:span text:style-name="T2">0</text:span> / L)</text:p>
            <text:p text:style-name="P52"><text:s text:c="6"/>- (<text:span text:style-name="T2">1</text:span> / (m + n) PI) sin ( (n + m) PI <text:span text:style-name="T2">0</text:span> / L) ]</text:p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52"/>
          </table:table-cell>
        </table:table-row>
        <table:table-row table:style-name="Table13.1">
          <table:table-cell table:style-name="Table13.A1" office:value-type="string">
            <text:p text:style-name="P53">21</text:p>
          </table:table-cell>
          <table:table-cell table:style-name="Table13.B1" office:value-type="string">
            <text:p text:style-name="P52"><text:s/>= N^2 (1/2) <text:span text:style-name="T2">(L)</text:span></text:p>
            <text:p text:style-name="P52"><text:s text:c="4"/>[ (<text:span text:style-name="T2">1</text:span> / (m - n) PI) sin ( (m - n) PI )</text:p>
            <text:p text:style-name="P52"><text:s text:c="6"/>- (<text:span text:style-name="T2">1</text:span> / (m + n) PI) sin ( (n + m) PI ) ] </text:p>
            <text:p text:style-name="P52"><text:s text:c="2"/>- [ (<text:span text:style-name="T2">1</text:span> / (m - n) PI) sin (0)</text:p>
            <text:p text:style-name="P52"><text:s text:c="6"/>- (<text:span text:style-name="T2">1</text:span> / (m + n) PI) sin (0) ]</text:p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52"/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25">Recall .. values of sine</text:p>
          </table:table-cell>
        </table:table-row>
        <table:table-row table:style-name="Table13.1">
          <table:table-cell table:style-name="Table13.A1" office:value-type="string">
            <text:p text:style-name="P53">22</text:p>
          </table:table-cell>
          <table:table-cell table:style-name="Table13.B1" office:value-type="string">
            <text:p text:style-name="P43">sin (0) = 0</text:p>
          </table:table-cell>
        </table:table-row>
        <table:table-row table:style-name="Table13.1">
          <table:table-cell table:style-name="Table13.A1" office:value-type="string">
            <text:p text:style-name="P53">23</text:p>
          </table:table-cell>
          <table:table-cell table:style-name="Table13.B1" office:value-type="string">
            <text:p text:style-name="P43">sin (PI) = 0</text:p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52"/>
          </table:table-cell>
        </table:table-row>
        <table:table-row table:style-name="Table13.1">
          <table:table-cell table:style-name="Table13.A1" office:value-type="string">
            <text:p text:style-name="P53">24</text:p>
          </table:table-cell>
          <table:table-cell table:style-name="Table13.B1" office:value-type="string">
            <text:p text:style-name="P52"><text:s/>= N^2 (1/2) <text:span text:style-name="T2">(L)</text:span></text:p>
            <text:p text:style-name="P52"><text:s text:c="4"/>[ (<text:span text:style-name="T2">1</text:span> / (m - n) PI) <text:span text:style-name="T2">(0) </text:span>- (<text:span text:style-name="T2">1</text:span> / (m + n) PI) <text:span text:style-name="T2">(0) ]</text:span></text:p>
            <text:p text:style-name="P52"><text:s text:c="2"/>- [ (<text:span text:style-name="T2">1</text:span> / (m - n) PI) <text:span text:style-name="T2">(0)</text:span> - (<text:span text:style-name="T2">1</text:span> / (m + n) PI) <text:span text:style-name="T2">(0)</text:span> ]</text:p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52"/>
          </table:table-cell>
        </table:table-row>
        <table:table-row table:style-name="Table13.1">
          <table:table-cell table:style-name="Table13.A1" office:value-type="string">
            <text:p text:style-name="P53">25</text:p>
          </table:table-cell>
          <table:table-cell table:style-name="Table13.B1" office:value-type="string">
            <text:p text:style-name="P52"><text:s/>= N^2 (1/2) <text:span text:style-name="T2">(L) </text:span><text:s/>[ <text:span text:style-name="T2">(0) ] </text:span>- [ <text:span text:style-name="T2">(0)</text:span> ]</text:p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52"/>
          </table:table-cell>
        </table:table-row>
        <table:table-row table:style-name="Table13.1">
          <table:table-cell table:style-name="Table13.A1" office:value-type="string">
            <text:p text:style-name="P53">26</text:p>
          </table:table-cell>
          <table:table-cell table:style-name="Table13.B1" office:value-type="string">
            <text:p text:style-name="P52"><text:s/>= <text:span text:style-name="T2">0</text:span></text:p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52"/>
          </table:table-cell>
        </table:table-row>
        <table:table-row table:style-name="Table13.1">
          <table:table-cell table:style-name="Table13.A1" office:value-type="string">
            <text:p text:style-name="P53">27</text:p>
          </table:table-cell>
          <table:table-cell table:style-name="Table13.B1" office:value-type="string">
            <text:p text:style-name="P30">w [m] (x) <text:span text:style-name="T27">⊥</text:span> w [n] (x), when m != n</text:p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52"/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52"><text:s/>.. Conversely ... </text:p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52"/>
          </table:table-cell>
        </table:table-row>
        <table:table-row table:style-name="Table13.1">
          <table:table-cell table:style-name="Table13.A1" office:value-type="string">
            <text:p text:style-name="P53">28</text:p>
          </table:table-cell>
          <table:table-cell table:style-name="Table13.B1" office:value-type="string">
            <text:p text:style-name="P30">Integrate [x] w [m] (x) w [n] (x) dx = 1, when m == n</text:p>
          </table:table-cell>
        </table:table-row>
        <table:table-row table:style-name="Table13.1">
          <table:table-cell table:style-name="Table13.A1" office:value-type="string">
            <text:p text:style-name="P5"/>
          </table:table-cell>
          <table:table-cell table:style-name="Table13.B1" office:value-type="string">
            <text:p text:style-name="P30"/>
          </table:table-cell>
        </table:table-row>
        <table:table-row table:style-name="Table13.1">
          <table:table-cell table:style-name="Table13.A1" office:value-type="string">
            <text:p text:style-name="P53">29</text:p>
          </table:table-cell>
          <table:table-cell table:style-name="Table13.B1" office:value-type="string">
            <text:p text:style-name="P52">Integrate [x] w [m] (x) w [n] (x) dx == δ [n, m]</text:p>
          </table:table-cell>
        </table:table-row>
        <table:table-row table:style-name="Table13.1">
          <table:table-cell table:style-name="Table13.A1" office:value-type="string">
            <text:p text:style-name="P53"/>
          </table:table-cell>
          <table:table-cell table:style-name="Table13.B1" office:value-type="string">
            <text:p text:style-name="P52"/>
          </table:table-cell>
        </table:table-row>
        <text:soft-page-break/>
        <table:table-row table:style-name="Table13.1">
          <table:table-cell table:style-name="Table13.A1" office:value-type="string">
            <text:p text:style-name="P54"/>
          </table:table-cell>
          <table:table-cell table:style-name="Table13.B1" office:value-type="string">
            <text:p text:style-name="P31">Complete Set of Wave Functions</text:p>
          </table:table-cell>
        </table:table-row>
        <table:table-row table:style-name="Table13.1">
          <table:table-cell table:style-name="Table13.A1" office:value-type="string">
            <text:p text:style-name="P54">30</text:p>
          </table:table-cell>
          <table:table-cell table:style-name="Table13.B1" office:value-type="string">
            <text:p text:style-name="P55">f (x) =</text:p>
          </table:table-cell>
        </table:table-row>
        <table:table-row table:style-name="Table13.1">
          <table:table-cell table:style-name="Table13.A1" office:value-type="string">
            <text:p text:style-name="P54">31</text:p>
          </table:table-cell>
          <table:table-cell table:style-name="Table13.B1" office:value-type="string">
            <text:p text:style-name="P55"><text:s/>= Sum [n = 1 .. oo] c [n] w [n] (x)</text:p>
          </table:table-cell>
        </table:table-row>
        <table:table-row table:style-name="Table13.1">
          <table:table-cell table:style-name="Table13.A1" office:value-type="string">
            <text:p text:style-name="P54">32</text:p>
          </table:table-cell>
          <table:table-cell table:style-name="Table13.B1" office:value-type="string">
            <text:p text:style-name="P55"><text:s/>= N Sum [n = 1 .. oo] c [n] sin (n PI x / L) </text:p>
          </table:table-cell>
        </table:table-row>
        <table:table-row table:style-name="Table13.1">
          <table:table-cell table:style-name="Table13.A1" office:value-type="string">
            <text:p text:style-name="P54"/>
          </table:table-cell>
          <table:table-cell table:style-name="Table13.B1" office:value-type="string">
            <text:p text:style-name="P55"/>
          </table:table-cell>
        </table:table-row>
        <table:table-row table:style-name="Table13.1">
          <table:table-cell table:style-name="Table13.A1" office:value-type="string">
            <text:p text:style-name="P54"/>
          </table:table-cell>
          <table:table-cell table:style-name="Table13.B1" office:value-type="string">
            <text:p text:style-name="P31">Use the Fourier Series to evaluate c [n]</text:p>
          </table:table-cell>
        </table:table-row>
        <table:table-row table:style-name="Table13.1">
          <table:table-cell table:style-name="Table13.A1" office:value-type="string">
            <text:p text:style-name="P54">33</text:p>
          </table:table-cell>
          <table:table-cell table:style-name="Table13.B1" office:value-type="string">
            <text:p text:style-name="P55">c [n] = Integrate [x] w [n] (x)* f (x) dx</text:p>
          </table:table-cell>
        </table:table-row>
        <table:table-row table:style-name="Table13.1">
          <table:table-cell table:style-name="Table13.A1" office:value-type="string">
            <text:p text:style-name="P54"/>
          </table:table-cell>
          <table:table-cell table:style-name="Table13.B1" office:value-type="string">
            <text:p text:style-name="P55"/>
          </table:table-cell>
        </table:table-row>
        <table:table-row table:style-name="Table13.1">
          <table:table-cell table:style-name="Table13.A1" office:value-type="string">
            <text:p text:style-name="P56">34</text:p>
          </table:table-cell>
          <table:table-cell table:style-name="Table13.B1" office:value-type="string">
            <text:p text:style-name="P55">Integrate [x] w [m] (x)* <text:span text:style-name="T2">f (x)</text:span> dx</text:p>
          </table:table-cell>
        </table:table-row>
        <table:table-row table:style-name="Table13.1">
          <table:table-cell table:style-name="Table13.A1" office:value-type="string">
            <text:p text:style-name="P54"/>
          </table:table-cell>
          <table:table-cell table:style-name="Table13.B1" office:value-type="string">
            <text:p text:style-name="P55"/>
          </table:table-cell>
        </table:table-row>
        <table:table-row table:style-name="Table13.1">
          <table:table-cell table:style-name="Table13.A1" office:value-type="string">
            <text:p text:style-name="P56">35</text:p>
          </table:table-cell>
          <table:table-cell table:style-name="Table13.B1" office:value-type="string">
            <text:p text:style-name="P55"><text:s/>= Integrate [x] w [m] (x)* <text:span text:style-name="T2">Sum [n = 1 .. oo] c [n] w [n] (x)</text:span> dx</text:p>
          </table:table-cell>
        </table:table-row>
        <table:table-row table:style-name="Table13.1">
          <table:table-cell table:style-name="Table13.A1" office:value-type="string">
            <text:p text:style-name="P54"/>
          </table:table-cell>
          <table:table-cell table:style-name="Table13.B1" office:value-type="string">
            <text:p text:style-name="P55"/>
          </table:table-cell>
        </table:table-row>
        <table:table-row table:style-name="Table13.1">
          <table:table-cell table:style-name="Table13.A1" office:value-type="string">
            <text:p text:style-name="P56">36</text:p>
          </table:table-cell>
          <table:table-cell table:style-name="Table13.B1" office:value-type="string">
            <text:p text:style-name="P55"><text:s/>= <text:span text:style-name="T2">Sum [n = 1 .. oo] c [n]</text:span> Integrate [x] w [m] (x)* <text:span text:style-name="T2">w [n] (x)</text:span> dx</text:p>
          </table:table-cell>
        </table:table-row>
        <table:table-row table:style-name="Table13.1">
          <table:table-cell table:style-name="Table13.A1" office:value-type="string">
            <text:p text:style-name="P54"/>
          </table:table-cell>
          <table:table-cell table:style-name="Table13.B1" office:value-type="string">
            <text:p text:style-name="P55"/>
          </table:table-cell>
        </table:table-row>
        <table:table-row table:style-name="Table13.1">
          <table:table-cell table:style-name="Table13.A1" office:value-type="string">
            <text:p text:style-name="P56">37</text:p>
          </table:table-cell>
          <table:table-cell table:style-name="Table13.B1" office:value-type="string">
            <text:p text:style-name="P36"><text:s/>= Sum [n = 1 .. oo] c [n] </text:p>
            <text:p text:style-name="P31"><text:s text:c="3"/>Integrate [x] w [m] (x)* w [n] (x) dx</text:p>
          </table:table-cell>
        </table:table-row>
        <table:table-row table:style-name="Table13.1">
          <table:table-cell table:style-name="Table13.A1" office:value-type="string">
            <text:p text:style-name="P54"/>
          </table:table-cell>
          <table:table-cell table:style-name="Table13.B1" office:value-type="string">
            <text:p text:style-name="P36"/>
          </table:table-cell>
        </table:table-row>
        <table:table-row table:style-name="Table13.1">
          <table:table-cell table:style-name="Table13.A1" office:value-type="string">
            <text:p text:style-name="P56">38</text:p>
          </table:table-cell>
          <table:table-cell table:style-name="Table13.B1" office:value-type="string">
            <text:p text:style-name="P36"><text:s/>= Sum [n = 1 .. oo] c [n] <text:span text:style-name="T8">δ [n, m]</text:span></text:p>
          </table:table-cell>
        </table:table-row>
        <table:table-row table:style-name="Table13.1">
          <table:table-cell table:style-name="Table13.A1" office:value-type="string">
            <text:p text:style-name="P54"/>
          </table:table-cell>
          <table:table-cell table:style-name="Table13.B1" office:value-type="string">
            <text:p text:style-name="P36"/>
          </table:table-cell>
        </table:table-row>
        <table:table-row table:style-name="Table13.1">
          <table:table-cell table:style-name="Table13.A1" office:value-type="string">
            <text:p text:style-name="P56">39</text:p>
          </table:table-cell>
          <table:table-cell table:style-name="Table13.B1" office:value-type="string">
            <text:p text:style-name="P36"><text:s/>= c [m]</text:p>
          </table:table-cell>
        </table:table-row>
        <table:table-row table:style-name="Table13.1">
          <table:table-cell table:style-name="Table13.A1" office:value-type="string">
            <text:p text:style-name="P56"/>
          </table:table-cell>
          <table:table-cell table:style-name="Table13.B1" office:value-type="string">
            <text:p text:style-name="P36"/>
          </table:table-cell>
        </table:table-row>
      </table:table>
      <text:h text:style-name="P72" text:outline-level="1">Even and Odd States</text:h>
      <text:p text:style-name="P18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6">1</text:p>
          </table:table-cell>
          <table:table-cell table:style-name="Table14.B1" office:value-type="string">
            <text:p text:style-name="P11"/>
          </table:table-cell>
        </table:table-row>
        <table:table-row table:style-name="Table14.1">
          <table:table-cell table:style-name="Table14.A1" office:value-type="string">
            <text:p text:style-name="P6">2</text:p>
          </table:table-cell>
          <table:table-cell table:style-name="Table14.B1" office:value-type="string">
            <text:p text:style-name="P11"/>
          </table:table-cell>
        </table:table-row>
        <table:table-row table:style-name="Table14.1">
          <table:table-cell table:style-name="Table14.A1" office:value-type="string">
            <text:p text:style-name="P6">3</text:p>
          </table:table-cell>
          <table:table-cell table:style-name="Table14.B1" office:value-type="string">
            <text:p text:style-name="P11"/>
          </table:table-cell>
        </table:table-row>
        <table:table-row table:style-name="Table14.1">
          <table:table-cell table:style-name="Table14.A1" office:value-type="string">
            <text:p text:style-name="P6">4</text:p>
          </table:table-cell>
          <table:table-cell table:style-name="Table14.B1" office:value-type="string">
            <text:p text:style-name="P11"/>
          </table:table-cell>
        </table:table-row>
        <table:table-row table:style-name="Table14.1">
          <table:table-cell table:style-name="Table14.A1" office:value-type="string">
            <text:p text:style-name="P6">5</text:p>
          </table:table-cell>
          <table:table-cell table:style-name="Table14.B1" office:value-type="string">
            <text:p text:style-name="P11"/>
          </table:table-cell>
        </table:table-row>
        <table:table-row table:style-name="Table14.1">
          <table:table-cell table:style-name="Table14.A1" office:value-type="string">
            <text:p text:style-name="P6">6</text:p>
          </table:table-cell>
          <table:table-cell table:style-name="Table14.B1" office:value-type="string">
            <text:p text:style-name="P11"/>
          </table:table-cell>
        </table:table-row>
        <table:table-row table:style-name="Table14.1">
          <table:table-cell table:style-name="Table14.A1" office:value-type="string">
            <text:p text:style-name="P6">7</text:p>
          </table:table-cell>
          <table:table-cell table:style-name="Table14.B1" office:value-type="string">
            <text:p text:style-name="P11"/>
          </table:table-cell>
        </table:table-row>
        <table:table-row table:style-name="Table14.1">
          <table:table-cell table:style-name="Table14.A1" office:value-type="string">
            <text:p text:style-name="P6">8</text:p>
          </table:table-cell>
          <table:table-cell table:style-name="Table14.B1" office:value-type="string">
            <text:p text:style-name="P11"/>
          </table:table-cell>
        </table:table-row>
        <table:table-row table:style-name="Table14.1">
          <table:table-cell table:style-name="Table14.A1" office:value-type="string">
            <text:p text:style-name="P6">9</text:p>
          </table:table-cell>
          <table:table-cell table:style-name="Table14.B1" office:value-type="string">
            <text:p text:style-name="P11"/>
          </table:table-cell>
        </table:table-row>
        <table:table-row table:style-name="Table14.1">
          <table:table-cell table:style-name="Table14.A1" office:value-type="string">
            <text:p text:style-name="P6">10</text:p>
          </table:table-cell>
          <table:table-cell table:style-name="Table14.B1" office:value-type="string">
            <text:p text:style-name="P11"/>
          </table:table-cell>
        </table:table-row>
        <table:table-row table:style-name="Table14.1">
          <table:table-cell table:style-name="Table14.A1" office:value-type="string">
            <text:p text:style-name="P6">11</text:p>
          </table:table-cell>
          <table:table-cell table:style-name="Table14.B1" office:value-type="string">
            <text:p text:style-name="P11"/>
          </table:table-cell>
        </table:table-row>
        <table:table-row table:style-name="Table14.1">
          <table:table-cell table:style-name="Table14.A1" office:value-type="string">
            <text:p text:style-name="P6">12</text:p>
          </table:table-cell>
          <table:table-cell table:style-name="Table14.B1" office:value-type="string">
            <text:p text:style-name="P11"/>
          </table:table-cell>
        </table:table-row>
      </table:table>
      <text:h text:style-name="P64" text:outline-level="1"/>
      <text:h text:style-name="P73" text:outline-level="1"><text:bookmark-start text:name="__RefHeading___Toc44054_966181473"/>Infinite Square Well<text:bookmark-end text:name="__RefHeading___Toc44054_966181473"/></text:h>
      <text:p text:style-name="P1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">1</text:p>
          </table:table-cell>
          <table:table-cell table:style-name="Table7.B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3">2</text:p>
          </table:table-cell>
          <table:table-cell table:style-name="Table7.B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3">3</text:p>
          </table:table-cell>
          <table:table-cell table:style-name="Table7.B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3">4</text:p>
          </table:table-cell>
          <table:table-cell table:style-name="Table7.B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3">5</text:p>
          </table:table-cell>
          <table:table-cell table:style-name="Table7.B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3">6</text:p>
          </table:table-cell>
          <table:table-cell table:style-name="Table7.B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3">7</text:p>
          </table:table-cell>
          <table:table-cell table:style-name="Table7.B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3">8</text:p>
          </table:table-cell>
          <table:table-cell table:style-name="Table7.B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3">9</text:p>
          </table:table-cell>
          <table:table-cell table:style-name="Table7.B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3">10</text:p>
          </table:table-cell>
          <table:table-cell table:style-name="Table7.B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3">11</text:p>
          </table:table-cell>
          <table:table-cell table:style-name="Table7.B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3">12</text:p>
          </table:table-cell>
          <table:table-cell table:style-name="Table7.B1" office:value-type="string">
            <text:p text:style-name="P9"/>
          </table:table-cell>
        </table:table-row>
      </table:table>
      <text:h text:style-name="P63" text:outline-level="1"/>
      <text:h text:style-name="P68" text:outline-level="1"><text:bookmark-start text:name="__RefHeading___Toc44056_966181473"/>Harmonic Oscillator<text:bookmark-end text:name="__RefHeading___Toc44056_966181473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1</text:p>
          </table:table-cell>
          <table:table-cell table:style-name="Table6.B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3">2</text:p>
          </table:table-cell>
          <table:table-cell table:style-name="Table6.B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3">3</text:p>
          </table:table-cell>
          <table:table-cell table:style-name="Table6.B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3">4</text:p>
          </table:table-cell>
          <table:table-cell table:style-name="Table6.B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3">5</text:p>
          </table:table-cell>
          <table:table-cell table:style-name="Table6.B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3">6</text:p>
          </table:table-cell>
          <table:table-cell table:style-name="Table6.B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3">7</text:p>
          </table:table-cell>
          <table:table-cell table:style-name="Table6.B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3">8</text:p>
          </table:table-cell>
          <table:table-cell table:style-name="Table6.B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3">9</text:p>
          </table:table-cell>
          <table:table-cell table:style-name="Table6.B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3">10</text:p>
          </table:table-cell>
          <table:table-cell table:style-name="Table6.B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3">11</text:p>
          </table:table-cell>
          <table:table-cell table:style-name="Table6.B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3">12</text:p>
          </table:table-cell>
          <table:table-cell table:style-name="Table6.B1" office:value-type="string">
            <text:p text:style-name="P9"/>
          </table:table-cell>
        </table:table-row>
      </table:table>
      <text:h text:style-name="P63" text:outline-level="1"/>
      <text:h text:style-name="P68" text:outline-level="1"><text:bookmark-start text:name="__RefHeading___Toc44058_966181473"/>Free Particle<text:bookmark-end text:name="__RefHeading___Toc44058_966181473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83">No Potential Energy (PE = 0)</text:p>
          </table:table-cell>
        </table:table-row>
        <table:table-row table:style-name="Table5.1">
          <table:table-cell table:style-name="Table5.A1" office:value-type="string">
            <text:p text:style-name="P3">1</text:p>
          </table:table-cell>
          <table:table-cell table:style-name="Table5.B1" office:value-type="string">
            <text:p text:style-name="P92">V (x) = 0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83">Schroedginer<text:span text:style-name="T36"> Wave</text:span> Equation</text:p>
          </table:table-cell>
        </table:table-row>
        <table:table-row table:style-name="Table5.1">
          <table:table-cell table:style-name="Table5.A1" office:value-type="string">
            <text:p text:style-name="P117">2</text:p>
          </table:table-cell>
          <table:table-cell table:style-name="Table5.B1" office:value-type="string">
            <text:p text:style-name="P92">i h-bar [d/dt] w = -h-bar^2 / 2m [d/dx]^2 w + V (x) w</text:p>
          </table:table-cell>
        </table:table-row>
        <table:table-row table:style-name="Table5.1">
          <table:table-cell table:style-name="Table5.A1" office:value-type="string">
            <text:p text:style-name="P117">3</text:p>
          </table:table-cell>
          <table:table-cell table:style-name="Table5.B1" office:value-type="string">
            <text:p text:style-name="P92">i h-bar [d/dt] w = -h-bar^2 / 2m [d/dx]^2 w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83">Particle with definite momentum (p)</text:p>
          </table:table-cell>
        </table:table-row>
        <table:table-row table:style-name="Table5.1">
          <table:table-cell table:style-name="Table5.A1" office:value-type="string">
            <text:p text:style-name="P117">4</text:p>
          </table:table-cell>
          <table:table-cell table:style-name="Table5.B1" office:value-type="string">
            <text:p text:style-name="P92">E = p^2 / 2m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117">5</text:p>
          </table:table-cell>
          <table:table-cell table:style-name="Table5.B1" office:value-type="string">
            <text:p text:style-name="P92">O (x) = exp (i p x / h-bar)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117">6</text:p>
          </table:table-cell>
          <table:table-cell table:style-name="Table5.B1" office:value-type="string">
            <text:p text:style-name="P92">T (t) = exp (-i E t / h-bar)</text:p>
          </table:table-cell>
        </table:table-row>
        <table:table-row table:style-name="Table5.1">
          <table:table-cell table:style-name="Table5.A1" office:value-type="string">
            <text:p text:style-name="P117">7</text:p>
          </table:table-cell>
          <table:table-cell table:style-name="Table5.B1" office:value-type="string">
            <text:p text:style-name="P92"><text:s/>= exp (-i <text:span text:style-name="T2">(p^2/2m)</text:span> t / h-bar)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0">Wave function for a plane wave</text:p>
          </table:table-cell>
        </table:table-row>
        <table:table-row table:style-name="Table5.1">
          <table:table-cell table:style-name="Table5.A1" office:value-type="string">
            <text:p text:style-name="P117">8</text:p>
          </table:table-cell>
          <table:table-cell table:style-name="Table5.B1" office:value-type="string">
            <text:p text:style-name="P92">w (x, t) = O(x) T(t)</text:p>
          </table:table-cell>
        </table:table-row>
        <table:table-row table:style-name="Table5.1">
          <table:table-cell table:style-name="Table5.A1" office:value-type="string">
            <text:p text:style-name="P117">9</text:p>
          </table:table-cell>
          <table:table-cell table:style-name="Table5.B1" office:value-type="string">
            <text:p text:style-name="P92"><text:s/>= exp (i p x / h-bar) exp (-i <text:span text:style-name="T14">(p^2/2m)</text:span> t / h-bar)</text:p>
          </table:table-cell>
        </table:table-row>
        <table:table-row table:style-name="Table5.1">
          <table:table-cell table:style-name="Table5.A1" office:value-type="string">
            <text:p text:style-name="P3">1<text:span text:style-name="T35">0</text:span></text:p>
          </table:table-cell>
          <table:table-cell table:style-name="Table5.B1" office:value-type="string">
            <text:p text:style-name="P92"><text:s/>= exp (i (p x - <text:span text:style-name="T14">(p^2/2m)</text:span> t ) / h-bar)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83">Fourier Transform Normalization Factor</text:p>
          </table:table-cell>
        </table:table-row>
        <table:table-row table:style-name="Table5.1">
          <table:table-cell table:style-name="Table5.A1" office:value-type="string">
            <text:p text:style-name="P117">11</text:p>
          </table:table-cell>
          <table:table-cell table:style-name="Table5.B1" office:value-type="string">
            <text:p text:style-name="P92">N^2 = 1 / 2 PI h-bar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3">12</text:p>
          </table:table-cell>
          <table:table-cell table:style-name="Table5.B1" office:value-type="string">
            <text:p text:style-name="P92">w (x, t) = Integrate [p = oo .. oo] N^2 f (p) O (x) dp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95">13</text:p>
          </table:table-cell>
          <table:table-cell table:style-name="Table5.B1" office:value-type="string">
            <text:p text:style-name="P92"><text:s/>= 1 / (2 PI h-bar) Integrate [p = oo .. oo] f (p) O (x) dp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83">TISE</text:p>
          </table:table-cell>
        </table:table-row>
        <table:table-row table:style-name="Table5.1">
          <table:table-cell table:style-name="Table5.A1" office:value-type="string">
            <text:p text:style-name="P96">14</text:p>
          </table:table-cell>
          <table:table-cell table:style-name="Table5.B1" office:value-type="string">
            <text:p text:style-name="P93">E O (x) = <text:span text:style-name="T36">H</text:span> O (x)</text:p>
          </table:table-cell>
        </table:table-row>
        <table:table-row table:style-name="Table5.1">
          <table:table-cell table:style-name="Table5.A1" office:value-type="string">
            <text:p text:style-name="P95"/>
          </table:table-cell>
          <table:table-cell table:style-name="Table5.B1" office:value-type="string">
            <text:p text:style-name="P92">E O (x) = -h-bar^2 / 2m [d/dx]^2 O (x)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83">Recall .. momentum and energy relationship</text:p>
          </table:table-cell>
        </table:table-row>
        <table:table-row table:style-name="Table5.1">
          <table:table-cell table:style-name="Table5.A1" office:value-type="string">
            <text:p text:style-name="P95">15</text:p>
          </table:table-cell>
          <table:table-cell table:style-name="Table5.B1" office:value-type="string">
            <text:p text:style-name="P92">p = +/- sqr (2 m E)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83">Update the Eigen Function</text:p>
          </table:table-cell>
        </table:table-row>
        <text:soft-page-break/>
        <table:table-row table:style-name="Table5.1">
          <table:table-cell table:style-name="Table5.A1" office:value-type="string">
            <text:p text:style-name="P95">16</text:p>
          </table:table-cell>
          <table:table-cell table:style-name="Table5.B1" office:value-type="string">
            <text:p text:style-name="P92">O <text:span text:style-name="T40">[p] </text:span>(x) = exp (i p<text:span text:style-name="T37">0</text:span> x / h-bar)</text:p>
          </table:table-cell>
        </table:table-row>
        <table:table-row table:style-name="Table5.1">
          <table:table-cell table:style-name="Table5.A1" office:value-type="string">
            <text:p text:style-name="P118">17</text:p>
          </table:table-cell>
          <table:table-cell table:style-name="Table5.B1" office:value-type="string">
            <text:p text:style-name="P94">O <text:span text:style-name="T40">[p] </text:span>(x)<text:span text:style-name="T37">*</text:span> = exp (<text:span text:style-name="T37">-</text:span>i p<text:span text:style-name="T37">1</text:span> x / h-bar)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119">18</text:p>
          </table:table-cell>
          <table:table-cell table:style-name="Table5.B1" office:value-type="string">
            <text:p text:style-name="P94"><text:span text:style-name="T39">O</text:span> (x) = c1 <text:span text:style-name="T37">O</text:span><text:span text:style-name="T40"> [p]</text:span><text:span text:style-name="T39"> </text:span><text:span text:style-name="T37">(x)</text:span> + c2 <text:span text:style-name="T37">O</text:span><text:span text:style-name="T40"> [p]</text:span><text:span text:style-name="T37"> (x)</text:span><text:span text:style-name="T40">*</text:span></text:p>
          </table:table-cell>
        </table:table-row>
        <table:table-row table:style-name="Table5.1">
          <table:table-cell table:style-name="Table5.A1" office:value-type="string">
            <text:p text:style-name="P95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95">1<text:span text:style-name="T38">9</text:span></text:p>
          </table:table-cell>
          <table:table-cell table:style-name="Table5.B1" office:value-type="string">
            <text:p text:style-name="P92">O (x) = c1 exp (i p x / h-bar) + c2 exp (<text:span text:style-name="T36">-</text:span>i p x / h-bar)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119">20</text:p>
          </table:table-cell>
          <table:table-cell table:style-name="Table5.B1" office:value-type="string">
            <text:p text:style-name="P92">O (x) = c1 exp (i <text:span text:style-name="T2">sqr (2 m E)</text:span> x / h-bar)</text:p>
            <text:p text:style-name="P92"><text:s text:c="6"/>+ c2 exp (-i <text:span text:style-name="T2">sqr (2 m E)</text:span> x / h-bar)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83">Set of Eigen Functions and Eigen Values</text:p>
          </table:table-cell>
        </table:table-row>
        <table:table-row table:style-name="Table5.1">
          <table:table-cell table:style-name="Table5.A1" office:value-type="string">
            <text:p text:style-name="P119">21</text:p>
          </table:table-cell>
          <table:table-cell table:style-name="Table5.B1" office:value-type="string">
            <text:p text:style-name="P92">{ O [p] (x), E [p] }</text:p>
          </table:table-cell>
        </table:table-row>
        <table:table-row table:style-name="Table5.1">
          <table:table-cell table:style-name="Table5.A1" office:value-type="string">
            <text:p text:style-name="P120">22</text:p>
          </table:table-cell>
          <table:table-cell table:style-name="Table5.B1" office:value-type="string">
            <text:p text:style-name="P102"><text:s/>= { exp (i p x / h-bar), p^2/2m }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83">Find f (p) by multiplying both size by O (x1) and </text:p>
            <text:p text:style-name="P83"><text:s text:c="4"/>integrating both sides with respect to (x)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95">2<text:span text:style-name="T40">3</text:span></text:p>
          </table:table-cell>
          <table:table-cell table:style-name="Table5.B1" office:value-type="string">
            <text:p text:style-name="P92">O (x) = 1 / (2 PI h-bar) Integrate [p = oo .. oo] f (p) <text:span text:style-name="T40">O [p]</text:span> <text:span text:style-name="T34">(x)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1">Integrate by (x) and O* (x)</text:p>
          </table:table-cell>
        </table:table-row>
        <table:table-row table:style-name="Table5.1">
          <table:table-cell table:style-name="Table5.A1" office:value-type="string">
            <text:p text:style-name="P95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95">2<text:span text:style-name="T40">4</text:span></text:p>
          </table:table-cell>
          <table:table-cell table:style-name="Table5.B1" office:value-type="string">
            <text:p text:style-name="P92"><text:span text:style-name="T2">Integrate [x]</text:span> O (x) <text:span text:style-name="T2">exp (-i p1 x/ h-bar)</text:span> dx</text:p>
            <text:p text:style-name="P92"><text:s text:c="2"/>= <text:span text:style-name="T2">Integrate [x] dx</text:span> </text:p>
            <text:p text:style-name="P92"><text:s text:c="5"/>1 / (2 PI h-bar) Integrate [p = oo .. oo] f (p) <text:s/></text:p>
            <text:p text:style-name="P93"><text:s text:c="9"/>exp (i p0 x/ h-bar) <text:span text:style-name="T2">exp (-i p</text:span><text:span text:style-name="T11">1</text:span><text:span text:style-name="T2"> x/ h-bar)</text:span> <text:span text:style-name="T36"><text:s/></text:span>dp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95">2<text:span text:style-name="T40">5</text:span></text:p>
          </table:table-cell>
          <table:table-cell table:style-name="Table5.B1" office:value-type="string">
            <text:p text:style-name="P92"><text:span text:style-name="T14"><text:s text:c="2"/>= </text:span>1 / (2 PI h-bar) Integrate [p = oo .. oo] f (p) <text:s/>dp</text:p>
            <text:p text:style-name="P92"><text:s text:c="9"/><text:span text:style-name="T14">Integrate [x] </text:span><text:span text:style-name="T2">exp (-i (p0 - p1) x/ h-bar)</text:span> <text:span text:style-name="T14">dx 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83">Recall .. the integral of (x) resolves to a Dirac Delta</text:p>
          </table:table-cell>
        </table:table-row>
        <table:table-row table:style-name="Table5.1">
          <table:table-cell table:style-name="Table5.A1" office:value-type="string">
            <text:p text:style-name="P95">2<text:span text:style-name="T40">6</text:span></text:p>
          </table:table-cell>
          <table:table-cell table:style-name="Table5.B1" office:value-type="string">
            <text:p text:style-name="P92"><text:span text:style-name="T14"><text:s text:c="2"/>= </text:span>1 / (2 PI h-bar) Integrate [p = oo .. oo] f (p) <text:s/>dp</text:p>
            <text:p text:style-name="P92"><text:s text:c="9"/>(<text:span text:style-name="T2">2 PI) <text:s/>δ ( (p0 - p1) / h-bar)</text:span><text:span text:style-name="T14"> 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83">Recall .. how the Dirac Delta works</text:p>
          </table:table-cell>
        </table:table-row>
        <table:table-row table:style-name="Table5.1">
          <table:table-cell table:style-name="Table5.A1" office:value-type="string">
            <text:p text:style-name="P95">2<text:span text:style-name="T40">7</text:span></text:p>
          </table:table-cell>
          <table:table-cell table:style-name="Table5.B1" office:value-type="string">
            <text:p text:style-name="P102">δ ( (p0 - p1) / h-bar) <text:s/>= δ (p0 - p1) h-bar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95">2<text:span text:style-name="T40">8</text:span></text:p>
          </table:table-cell>
          <table:table-cell table:style-name="Table5.B1" office:value-type="string">
            <text:p text:style-name="P102">Integrate [x] O (x) exp (-i p1 x/ h-bar) dx</text:p>
            <text:p text:style-name="P92"><text:span text:style-name="T14"><text:s text:c="2"/>= </text:span>1 / (2 PI h-bar) Integrate [p = oo .. oo] f (p) <text:s/>dp</text:p>
            <text:p text:style-name="P92"><text:soft-page-break/><text:span text:style-name="T14"><text:s text:c="9"/>(2 PI) <text:s/></text:span><text:span text:style-name="T2">δ (p0 - p1) h-bar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95">2<text:span text:style-name="T40">9</text:span></text:p>
          </table:table-cell>
          <table:table-cell table:style-name="Table5.B1" office:value-type="string">
            <text:p text:style-name="P92"><text:span text:style-name="T14"><text:s text:c="2"/>= </text:span>1 / (2 PI h-bar) Integrate [p = oo .. oo] f (p) <text:s/>dp</text:p>
            <text:p text:style-name="P92"><text:s text:c="9"/>(<text:span text:style-name="T2">2 PI h-bar)</text:span><text:span text:style-name="T14"> <text:s/>δ (p0 - p1) 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120">30</text:p>
          </table:table-cell>
          <table:table-cell table:style-name="Table5.B1" office:value-type="string">
            <text:p text:style-name="P92"><text:span text:style-name="T14"><text:s text:c="2"/>= </text:span><text:s/>Integrate [p = oo .. oo] f (p) <text:span text:style-name="T2"><text:s/>δ (p0 - p1)</text:span><text:span text:style-name="T14"> <text:s/>dp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119">3<text:span text:style-name="T40">1</text:span></text:p>
          </table:table-cell>
          <table:table-cell table:style-name="Table5.B1" office:value-type="string">
            <text:p text:style-name="P92"><text:s/>= <text:span text:style-name="T2">f (p1)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2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83">Results .. a Fourier Transformation</text:p>
          </table:table-cell>
        </table:table-row>
        <table:table-row table:style-name="Table5.1">
          <table:table-cell table:style-name="Table5.A1" office:value-type="string">
            <text:p text:style-name="P118">3<text:span text:style-name="T40">2</text:span></text:p>
          </table:table-cell>
          <table:table-cell table:style-name="Table5.B1" office:value-type="string">
            <text:p text:style-name="P92">f (p) = <text:span text:style-name="T14">Integrate [x] O (x) </text:span><text:span text:style-name="T20">O (x)*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92"/>
          </table:table-cell>
        </table:table-row>
      </table:table>
      <text:h text:style-name="P63" text:outline-level="1"/>
      <text:h text:style-name="P68" text:outline-level="1"><text:bookmark-start text:name="__RefHeading___Toc44060_966181473"/>Kronecker Delta Functions<text:bookmark-end text:name="__RefHeading___Toc44060_966181473"/></text:h>
      <text:h text:style-name="Heading_20_2" text:outline-level="2">Dirac Delta Identities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98"/>
          </table:table-cell>
          <table:table-cell table:style-name="Table15.B1" office:value-type="string">
            <text:p text:style-name="P105"><text:span text:style-name="T29">δ</text:span> [L] (x - y) = sqr (L / PI) exp (-L (x - y)^2 )</text:p>
          </table:table-cell>
        </table:table-row>
        <table:table-row table:style-name="Table15.1">
          <table:table-cell table:style-name="Table15.A1" office:value-type="string">
            <text:p text:style-name="P98"/>
          </table:table-cell>
          <table:table-cell table:style-name="Table15.B1" office:value-type="string">
            <text:p text:style-name="P89"/>
          </table:table-cell>
        </table:table-row>
        <table:table-row table:style-name="Table15.1">
          <table:table-cell table:style-name="Table15.A1" office:value-type="string">
            <text:p text:style-name="P98"/>
          </table:table-cell>
          <table:table-cell table:style-name="Table15.B1" office:value-type="string">
            <text:p text:style-name="P105">f (x) <text:span text:style-name="T29">δ</text:span> (x - a) = f (a) <text:span text:style-name="T29">δ</text:span> (x - a)</text:p>
          </table:table-cell>
        </table:table-row>
        <table:table-row table:style-name="Table15.1">
          <table:table-cell table:style-name="Table15.A1" office:value-type="string">
            <text:p text:style-name="P98"/>
          </table:table-cell>
          <table:table-cell table:style-name="Table15.B1" office:value-type="string">
            <text:p text:style-name="P105"/>
          </table:table-cell>
        </table:table-row>
        <table:table-row table:style-name="Table15.1">
          <table:table-cell table:style-name="Table15.A1" office:value-type="string">
            <text:p text:style-name="P98"/>
          </table:table-cell>
          <table:table-cell table:style-name="Table15.B1" office:value-type="string">
            <text:p text:style-name="P105">f (x) <text:span text:style-name="T29">δ</text:span> [c (x - a) ] = f (x) 1 / | c | <text:span text:style-name="T29">δ</text:span> (x - a)</text:p>
          </table:table-cell>
        </table:table-row>
        <table:table-row table:style-name="Table15.1">
          <table:table-cell table:style-name="Table15.A1" office:value-type="string">
            <text:p text:style-name="P98"/>
          </table:table-cell>
          <table:table-cell table:style-name="Table15.B1" office:value-type="string">
            <text:p text:style-name="P105"/>
          </table:table-cell>
        </table:table-row>
        <table:table-row table:style-name="Table15.1">
          <table:table-cell table:style-name="Table15.A1" office:value-type="string">
            <text:p text:style-name="P98"/>
          </table:table-cell>
          <table:table-cell table:style-name="Table15.B1" office:value-type="string">
            <text:p text:style-name="P105">f (x) [d/dx] <text:span text:style-name="T29">δ</text:span> [c (x - a) ] = - [d/dx] f (x) <text:span text:style-name="T29">δ</text:span> (x - a)</text:p>
          </table:table-cell>
        </table:table-row>
        <table:table-row table:style-name="Table15.1">
          <table:table-cell table:style-name="Table15.A1" office:value-type="string">
            <text:p text:style-name="P98"/>
          </table:table-cell>
          <table:table-cell table:style-name="Table15.B1" office:value-type="string">
            <text:p text:style-name="P105"/>
          </table:table-cell>
        </table:table-row>
        <table:table-row table:style-name="Table15.1">
          <table:table-cell table:style-name="Table15.A1" office:value-type="string">
            <text:p text:style-name="P98"/>
          </table:table-cell>
          <table:table-cell table:style-name="Table15.B1" office:value-type="string">
            <text:p text:style-name="P105">f (x) <text:span text:style-name="T29">δ</text:span> [g (x) ] = f (x) <text:s/>[d/dx] g(x) <text:span text:style-name="T29">δ</text:span> (x - x0)</text:p>
          </table:table-cell>
        </table:table-row>
        <table:table-row table:style-name="Table15.1">
          <table:table-cell table:style-name="Table15.A1" office:value-type="string">
            <text:p text:style-name="P98"/>
          </table:table-cell>
          <table:table-cell table:style-name="Table15.B1" office:value-type="string">
            <text:p text:style-name="P105"/>
          </table:table-cell>
        </table:table-row>
      </table:table>
      <text:h text:style-name="P79" text:outline-level="2"/>
      <text:h text:style-name="P80" text:outline-level="2">Introduction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88">The Dirac Delta function always returns 1</text:p>
          </table:table-cell>
        </table:table-row>
        <table:table-row table:style-name="Table4.1">
          <table:table-cell table:style-name="Table4.A1" office:value-type="string">
            <text:p text:style-name="P111">1</text:p>
          </table:table-cell>
          <table:table-cell table:style-name="Table4.B1" office:value-type="string">
            <text:p text:style-name="P110">Integrate [x<text:span text:style-name="T32"> = oo .. oo</text:span>] <text:span text:style-name="T18">δ</text:span><text:span text:style-name="T19"> (x)</text:span> dx = <text:span text:style-name="T32">1</text:span>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107"/>
          </table:table-cell>
        </table:table-row>
        <table:table-row table:style-name="Table4.1">
          <table:table-cell table:style-name="Table4.A1" office:value-type="string">
            <text:p text:style-name="P111">2</text:p>
          </table:table-cell>
          <table:table-cell table:style-name="Table4.B1" office:value-type="string">
            <text:p text:style-name="P104">I = </text:p>
          </table:table-cell>
        </table:table-row>
        <table:table-row table:style-name="Table4.1">
          <table:table-cell table:style-name="Table4.A1" office:value-type="string">
            <text:p text:style-name="P111">3</text:p>
          </table:table-cell>
          <table:table-cell table:style-name="Table4.B1" office:value-type="string">
            <text:p text:style-name="P104"><text:s/>= [ 1 0 0 ]</text:p>
          </table:table-cell>
        </table:table-row>
        <table:table-row table:style-name="Table4.1">
          <table:table-cell table:style-name="Table4.A1" office:value-type="string">
            <text:p text:style-name="P111">4</text:p>
          </table:table-cell>
          <table:table-cell table:style-name="Table4.B1" office:value-type="string">
            <text:p text:style-name="P104"><text:s/>= [ 0 1 0 ]</text:p>
          </table:table-cell>
        </table:table-row>
        <table:table-row table:style-name="Table4.1">
          <table:table-cell table:style-name="Table4.A1" office:value-type="string">
            <text:p text:style-name="P111">5</text:p>
          </table:table-cell>
          <table:table-cell table:style-name="Table4.B1" office:value-type="string">
            <text:p text:style-name="P104"><text:s/>= [ 0 0 1 ]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87"/>
          </table:table-cell>
        </table:table-row>
        <table:table-row table:style-name="Table4.1">
          <table:table-cell table:style-name="Table4.A1" office:value-type="string">
            <text:p text:style-name="P111">6</text:p>
          </table:table-cell>
          <table:table-cell table:style-name="Table4.B1" office:value-type="string">
            <text:p text:style-name="P106"><text:span text:style-name="T29">δ</text:span><text:span text:style-name="T30"> (x)</text:span></text:p>
          </table:table-cell>
        </table:table-row>
        <table:table-row table:style-name="Table4.1">
          <table:table-cell table:style-name="Table4.A1" office:value-type="string">
            <text:p text:style-name="P111">7</text:p>
          </table:table-cell>
          <table:table-cell table:style-name="Table4.B1" office:value-type="string">
            <text:p text:style-name="P104"><text:s/>= { x = 0, returns 1</text:p>
          </table:table-cell>
        </table:table-row>
        <table:table-row table:style-name="Table4.1">
          <table:table-cell table:style-name="Table4.A1" office:value-type="string">
            <text:p text:style-name="P111">8</text:p>
          </table:table-cell>
          <table:table-cell table:style-name="Table4.B1" office:value-type="string">
            <text:p text:style-name="P104"><text:s/>= { x != 0, returns 0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87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87">The Delta function <text:span text:style-name="T29">δ</text:span><text:span text:style-name="T30"> (x)</text:span><text:span text:style-name="T14"> </text:span>returns the function f (<text:span text:style-name="T32">0</text:span>)</text:p>
          </table:table-cell>
        </table:table-row>
        <table:table-row table:style-name="Table4.1">
          <table:table-cell table:style-name="Table4.A1" office:value-type="string">
            <text:p text:style-name="P111">9</text:p>
          </table:table-cell>
          <table:table-cell table:style-name="Table4.B1" office:value-type="string">
            <text:p text:style-name="P109">Integrate [x<text:span text:style-name="T32"> = oo .. oo</text:span>] f (x) <text:span text:style-name="T18">δ</text:span><text:span text:style-name="T19"> (x)</text:span> dx = f (<text:span text:style-name="T32">0</text:span>)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86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86">When (x) is centered at (a) the Delta function returns f (a)</text:p>
          </table:table-cell>
        </table:table-row>
        <table:table-row table:style-name="Table4.1">
          <table:table-cell table:style-name="Table4.A1" office:value-type="string">
            <text:p text:style-name="P111">10</text:p>
          </table:table-cell>
          <table:table-cell table:style-name="Table4.B1" office:value-type="string">
            <text:p text:style-name="P113"><text:span text:style-name="T31">Integrate [x</text:span><text:span text:style-name="T32"> = oo .. oo</text:span><text:span text:style-name="T31">]</text:span> f<text:span text:style-name="T31"> </text:span>(x) δ<text:span text:style-name="T31"> </text:span>(x - a) dx = f<text:span text:style-name="T31"> </text:span>(a)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84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88">Where (c) is non-zero</text:p>
          </table:table-cell>
        </table:table-row>
        <table:table-row table:style-name="Table4.1">
          <table:table-cell table:style-name="Table4.A1" office:value-type="string">
            <text:p text:style-name="P111">11</text:p>
          </table:table-cell>
          <table:table-cell table:style-name="Table4.B1" office:value-type="string">
            <text:p text:style-name="P103"><text:span text:style-name="T30">Integrate [x] </text:span><text:span text:style-name="T32">f (x) </text:span>δ<text:span text:style-name="T30"> (c x) dx <text:s/>= 1 / | c | </text:span><text:span text:style-name="T32">f (0)</text:span>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100"/>
          </table:table-cell>
        </table:table-row>
      </table:table>
      <text:h text:style-name="P77" text:outline-level="2"/>
      <text:h text:style-name="P76" text:outline-level="2">Dirac Delta of <text:s/>δ (c x)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98"/>
          </table:table-cell>
          <table:table-cell table:style-name="Table19.B1" office:value-type="string">
            <text:p text:style-name="P89">Proof for c &gt; 0</text:p>
          </table:table-cell>
        </table:table-row>
        <table:table-row table:style-name="Table19.1">
          <table:table-cell table:style-name="Table19.A1" office:value-type="string">
            <text:p text:style-name="P112">1</text:p>
          </table:table-cell>
          <table:table-cell table:style-name="Table19.B1" office:value-type="string">
            <text:p text:style-name="P101"><text:span text:style-name="T32">Integrate [x = oo .. oo ] </text:span>δ<text:span text:style-name="T33"> </text:span>(c<text:span text:style-name="T32"> </text:span>x) dx</text:p>
          </table:table-cell>
        </table:table-row>
        <table:table-row table:style-name="Table19.1">
          <table:table-cell table:style-name="Table19.A1" office:value-type="string">
            <text:p text:style-name="P98"/>
          </table:table-cell>
          <table:table-cell table:style-name="Table19.B1" office:value-type="string">
            <text:p text:style-name="P85"/>
          </table:table-cell>
        </table:table-row>
        <table:table-row table:style-name="Table19.1">
          <table:table-cell table:style-name="Table19.A1" office:value-type="string">
            <text:p text:style-name="P116">2</text:p>
          </table:table-cell>
          <table:table-cell table:style-name="Table19.B1" office:value-type="string">
            <text:p text:style-name="P89">u = c x</text:p>
          </table:table-cell>
        </table:table-row>
        <table:table-row table:style-name="Table19.1">
          <table:table-cell table:style-name="Table19.A1" office:value-type="string">
            <text:p text:style-name="P116">4</text:p>
          </table:table-cell>
          <table:table-cell table:style-name="Table19.B1" office:value-type="string">
            <text:p text:style-name="P89">du = | c | dx</text:p>
          </table:table-cell>
        </table:table-row>
        <table:table-row table:style-name="Table19.1">
          <table:table-cell table:style-name="Table19.A1" office:value-type="string">
            <text:p text:style-name="P116">4</text:p>
          </table:table-cell>
          <table:table-cell table:style-name="Table19.B1" office:value-type="string">
            <text:p text:style-name="P89">dx = du / | c |</text:p>
          </table:table-cell>
        </table:table-row>
        <table:table-row table:style-name="Table19.1">
          <table:table-cell table:style-name="Table19.A1" office:value-type="string">
            <text:p text:style-name="P98"/>
          </table:table-cell>
          <table:table-cell table:style-name="Table19.B1" office:value-type="string">
            <text:p text:style-name="P101"/>
          </table:table-cell>
        </table:table-row>
        <table:table-row table:style-name="Table19.1">
          <table:table-cell table:style-name="Table19.A1" office:value-type="string">
            <text:p text:style-name="P116">5</text:p>
          </table:table-cell>
          <table:table-cell table:style-name="Table19.B1" office:value-type="string">
            <text:p text:style-name="P101"><text:span text:style-name="T32"><text:s/>= Integrate [u = oo .. oo ] </text:span><text:span text:style-name="T2">δ(</text:span><text:span text:style-name="T9">u</text:span><text:span text:style-name="T2">) d</text:span><text:span text:style-name="T9">u / | c |</text:span></text:p>
          </table:table-cell>
        </table:table-row>
        <table:table-row table:style-name="Table19.1">
          <table:table-cell table:style-name="Table19.A1" office:value-type="string">
            <text:p text:style-name="P98"/>
          </table:table-cell>
          <table:table-cell table:style-name="Table19.B1" office:value-type="string">
            <text:p text:style-name="P85"/>
          </table:table-cell>
        </table:table-row>
        <table:table-row table:style-name="Table19.1">
          <table:table-cell table:style-name="Table19.A1" office:value-type="string">
            <text:p text:style-name="P116">6</text:p>
          </table:table-cell>
          <table:table-cell table:style-name="Table19.B1" office:value-type="string">
            <text:p text:style-name="P101"><text:span text:style-name="T32"><text:s/>= </text:span><text:span text:style-name="T9">1/ | c |</text:span><text:span text:style-name="T32"> Integrate [u = oo .. oo ] </text:span>δ(<text:span text:style-name="T32">u</text:span>) d<text:span text:style-name="T32">u </text:span></text:p>
          </table:table-cell>
        </table:table-row>
        <table:table-row table:style-name="Table19.1">
          <table:table-cell table:style-name="Table19.A1" office:value-type="string">
            <text:p text:style-name="P98"/>
          </table:table-cell>
          <table:table-cell table:style-name="Table19.B1" office:value-type="string">
            <text:p text:style-name="P85"/>
          </table:table-cell>
        </table:table-row>
        <table:table-row table:style-name="Table19.1">
          <table:table-cell table:style-name="Table19.A1" office:value-type="string">
            <text:p text:style-name="P116">7</text:p>
          </table:table-cell>
          <table:table-cell table:style-name="Table19.B1" office:value-type="string">
            <text:p text:style-name="P101"><text:span text:style-name="T32"><text:s/>= 1/| c | </text:span><text:span text:style-name="T9">(1)</text:span></text:p>
          </table:table-cell>
        </table:table-row>
        <table:table-row table:style-name="Table19.1">
          <table:table-cell table:style-name="Table19.A1" office:value-type="string">
            <text:p text:style-name="P98"/>
          </table:table-cell>
          <table:table-cell table:style-name="Table19.B1" office:value-type="string">
            <text:p text:style-name="P85"/>
          </table:table-cell>
        </table:table-row>
        <table:table-row table:style-name="Table19.1">
          <table:table-cell table:style-name="Table19.A1" office:value-type="string">
            <text:p text:style-name="P116">8</text:p>
          </table:table-cell>
          <table:table-cell table:style-name="Table19.B1" office:value-type="string">
            <text:p text:style-name="P89">Integrate [x = oo .. oo ] δ(c x) dx = 1/ | c |</text:p>
          </table:table-cell>
        </table:table-row>
        <table:table-row table:style-name="Table19.1">
          <table:table-cell table:style-name="Table19.A1" office:value-type="string">
            <text:p text:style-name="P98"/>
          </table:table-cell>
          <table:table-cell table:style-name="Table19.B1" office:value-type="string">
            <text:p text:style-name="P85"/>
          </table:table-cell>
        </table:table-row>
      </table:table>
      <text:h text:style-name="P78" text:outline-level="2"/>
      <text:h text:style-name="P75" text:outline-level="2"><text:span text:style-name="T33">Dirac </text:span>Delta Sequence<text:span text:style-name="T33"> <text:s/>δ [L] (x - y)</text:span></text:h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16">1</text:p>
          </table:table-cell>
          <table:table-cell table:style-name="Table18.B1" office:value-type="string">
            <text:p text:style-name="P105">f (y) = lim [L -&gt; oo] </text:p>
            <text:p text:style-name="P105"><text:s text:c="5"/>Integrate [x = oo .. oo] f (x) <text:span text:style-name="T29">δ</text:span> [L] (x - y) dx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5"/>
          </table:table-cell>
        </table:table-row>
        <table:table-row table:style-name="Table18.1">
          <table:table-cell table:style-name="Table18.A1" office:value-type="string">
            <text:p text:style-name="P116">2</text:p>
          </table:table-cell>
          <table:table-cell table:style-name="Table18.B1" office:value-type="string">
            <text:p text:style-name="P105"><text:span text:style-name="T29">δ</text:span> [L] (x - y) = .. 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9"/>
          </table:table-cell>
        </table:table-row>
        <table:table-row table:style-name="Table18.1">
          <table:table-cell table:style-name="Table18.A1" office:value-type="string">
            <text:p text:style-name="P116">3</text:p>
          </table:table-cell>
          <table:table-cell table:style-name="Table18.B1" office:value-type="string">
            <text:p text:style-name="P89"><text:span text:style-name="T14"><text:s/>= sqr (L / PI) exp (-L (x - y)^2 )</text:span>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9"/>
          </table:table-cell>
        </table:table-row>
        <table:table-row table:style-name="Table18.1">
          <table:table-cell table:style-name="Table18.A1" office:value-type="string">
            <text:p text:style-name="P116">4</text:p>
          </table:table-cell>
          <table:table-cell table:style-name="Table18.B1" office:value-type="string">
            <text:p text:style-name="P105"><text:s/>= Integrate [k = -L .. L] (1 / 2 PI) exp (i k (x - y) ) dk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5"/>
          </table:table-cell>
        </table:table-row>
        <table:table-row table:style-name="Table18.1">
          <table:table-cell table:style-name="Table18.A1" office:value-type="string">
            <text:p text:style-name="P116">5</text:p>
          </table:table-cell>
          <table:table-cell table:style-name="Table18.B1" office:value-type="string">
            <text:p text:style-name="P89"><text:s/>= <text:span text:style-name="T14">Integrate [k = -L .. L] (1 / PI (x - y) ) sin (i k (x - y) ) dk</text:span>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5"/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9">Delta Sequence with the Exponential</text:p>
          </table:table-cell>
        </table:table-row>
        <table:table-row table:style-name="Table18.1">
          <table:table-cell table:style-name="Table18.A1" office:value-type="string">
            <text:p text:style-name="P116">6</text:p>
          </table:table-cell>
          <table:table-cell table:style-name="Table18.B1" office:value-type="string">
            <text:p text:style-name="P105">f (y) = lim [L -&gt; oo] </text:p>
            <text:p text:style-name="P105"><text:s text:c="5"/>Integrate [x] f (x) <text:span text:style-name="T2">sqr (L / PI) exp (-L (x - y)^2 )</text:span> dx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5"/>
          </table:table-cell>
        </table:table-row>
        <table:table-row table:style-name="Table18.1">
          <table:table-cell table:style-name="Table18.A1" office:value-type="string">
            <text:p text:style-name="P116">7</text:p>
          </table:table-cell>
          <table:table-cell table:style-name="Table18.B1" office:value-type="string">
            <text:p text:style-name="P105">z = x - y</text:p>
          </table:table-cell>
        </table:table-row>
        <table:table-row table:style-name="Table18.1">
          <table:table-cell table:style-name="Table18.A1" office:value-type="string">
            <text:p text:style-name="P116">8</text:p>
          </table:table-cell>
          <table:table-cell table:style-name="Table18.B1" office:value-type="string">
            <text:p text:style-name="P105">dz = dx</text:p>
          </table:table-cell>
        </table:table-row>
        <table:table-row table:style-name="Table18.1">
          <table:table-cell table:style-name="Table18.A1" office:value-type="string">
            <text:p text:style-name="P116"/>
          </table:table-cell>
          <table:table-cell table:style-name="Table18.B1" office:value-type="string">
            <text:p text:style-name="P85"/>
          </table:table-cell>
        </table:table-row>
        <table:table-row table:style-name="Table18.1">
          <table:table-cell table:style-name="Table18.A1" office:value-type="string">
            <text:p text:style-name="P116">9</text:p>
          </table:table-cell>
          <table:table-cell table:style-name="Table18.B1" office:value-type="string">
            <text:p text:style-name="P105">f (y) = lim [L -&gt; oo] </text:p>
            <text:p text:style-name="P105"><text:s text:c="5"/>Integrate [<text:span text:style-name="T2">z</text:span>] <text:span text:style-name="T2">f (z + y)</text:span> sqr (L / PI) exp (-L <text:span text:style-name="T2">(z)</text:span>^2 ) <text:span text:style-name="T2">dz</text:span>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5"/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9">Use the Taylor series to approximate f (z + y) and separate (y and z)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5"/>
          </table:table-cell>
        </table:table-row>
        <table:table-row table:style-name="Table18.1">
          <table:table-cell table:style-name="Table18.A1" office:value-type="string">
            <text:p text:style-name="P116">10</text:p>
          </table:table-cell>
          <table:table-cell table:style-name="Table18.B1" office:value-type="string">
            <text:p text:style-name="P105">f (z + y) = Sum [n = 0 .. oo] [d/dy]^n f (x) z^n / n!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105"/>
          </table:table-cell>
        </table:table-row>
        <table:table-row table:style-name="Table18.1">
          <table:table-cell table:style-name="Table18.A1" office:value-type="string">
            <text:p text:style-name="P116">11</text:p>
          </table:table-cell>
          <table:table-cell table:style-name="Table18.B1" office:value-type="string">
            <text:p text:style-name="P105"><text:s/>= [d/dy]^0 f (y) z^0 / 0!</text:p>
            <text:p text:style-name="P105"><text:s text:c="3"/>+ [d/dy]^1 f (y) z^1 / 1!</text:p>
            <text:p text:style-name="P105"><text:s text:c="3"/>+ [d/dy]^2 f (y) z^2 / 2!</text:p>
            <text:p text:style-name="P105"><text:s text:c="3"/>+ [d/dy]^3 f (y) z^3 / 3!</text:p>
            <text:p text:style-name="P105"><text:s text:c="3"/>+ ...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5"/>
          </table:table-cell>
        </table:table-row>
        <table:table-row table:style-name="Table18.1">
          <table:table-cell table:style-name="Table18.A1" office:value-type="string">
            <text:p text:style-name="P116">12</text:p>
          </table:table-cell>
          <table:table-cell table:style-name="Table18.B1" office:value-type="string">
            <text:p text:style-name="P105"><text:s/>= f (y) </text:p>
            <text:p text:style-name="P105"><text:s text:c="3"/>+ [d/dy] f (y) z</text:p>
            <text:p text:style-name="P105"><text:s text:c="3"/>+ [d/dy]^2 f (y) z^2 / 2!</text:p>
            <text:p text:style-name="P105"><text:s text:c="3"/>+ [d/dy]^3 f (y) z^3 / 3!</text:p>
            <text:p text:style-name="P105"><text:soft-page-break/><text:s text:c="3"/>+ ...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5"/>
          </table:table-cell>
        </table:table-row>
        <table:table-row table:style-name="Table18.1">
          <table:table-cell table:style-name="Table18.A1" office:value-type="string">
            <text:p text:style-name="P116">13</text:p>
          </table:table-cell>
          <table:table-cell table:style-name="Table18.B1" office:value-type="string">
            <text:p text:style-name="P105"><text:s/>= f (y) </text:p>
            <text:p text:style-name="P105"><text:s text:c="3"/>+ 0</text:p>
            <text:p text:style-name="P105"><text:s text:c="3"/>+ [d/dy]^2 f (y) z^2 / 2</text:p>
            <text:p text:style-name="P105"><text:s text:c="3"/>+ ...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5"/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9">Distribute the Integration by (z)</text:p>
          </table:table-cell>
        </table:table-row>
        <table:table-row table:style-name="Table18.1">
          <table:table-cell table:style-name="Table18.A1" office:value-type="string">
            <text:p text:style-name="P116">14</text:p>
          </table:table-cell>
          <table:table-cell table:style-name="Table18.B1" office:value-type="string">
            <text:p text:style-name="P105">= f (y) <text:span text:style-name="T2">Integrate [z] sqr (L / PI) exp (-L (z)^2 )</text:span> <text:span text:style-name="T2">dz</text:span></text:p>
            <text:p text:style-name="P105"><text:s text:c="3"/>+ [d/dy]^2 f (y) <text:span text:style-name="T2">Integrate [z] <text:s/>sqr (L / PI) exp (-L (z)^2 )</text:span> z^2 / 2 <text:span text:style-name="T2">dz <text:s/></text:span>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5"/>
          </table:table-cell>
        </table:table-row>
        <table:table-row table:style-name="Table18.1">
          <table:table-cell table:style-name="Table18.A1" office:value-type="string">
            <text:p text:style-name="P116">15</text:p>
          </table:table-cell>
          <table:table-cell table:style-name="Table18.B1" office:value-type="string">
            <text:p text:style-name="P105">= <text:span text:style-name="T2">sqr (L / PI) </text:span>f (y) Integrate [z] exp (-L (z)^2 ) dz</text:p>
            <text:p text:style-name="P105"><text:s text:c="3"/>+ <text:span text:style-name="T2">sqr (L / PI) (1/2) </text:span>[d/dy]^2 f (x) Integrate [z] exp (-L (z)^2 ) z^2 dz <text:s/>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5"/>
          </table:table-cell>
        </table:table-row>
        <table:table-row table:style-name="Table18.1">
          <table:table-cell table:style-name="Table18.A1" office:value-type="string">
            <text:p text:style-name="P116">16</text:p>
          </table:table-cell>
          <table:table-cell table:style-name="Table18.B1" office:value-type="string">
            <text:p text:style-name="P105">= <text:span text:style-name="T2">sqr (L / PI) </text:span></text:p>
            <text:p text:style-name="P105"><text:span text:style-name="T2">[</text:span></text:p>
            <text:p text:style-name="P105"><text:span text:style-name="T2"><text:s text:c="3"/></text:span>f (y) Integrate [z] exp (-L (z)^2 ) dz</text:p>
            <text:p text:style-name="P105"><text:s text:c="3"/>+ <text:span text:style-name="T2">(1/2) </text:span>[d/dy]^2 f (x) Integrate [z] exp (-L (z)^2 ) z^2 dz <text:s/></text:p>
            <text:p text:style-name="P89">]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5"/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9">Recall .. Gaussian Integration Techniques</text:p>
          </table:table-cell>
        </table:table-row>
        <table:table-row table:style-name="Table18.1">
          <table:table-cell table:style-name="Table18.A1" office:value-type="string">
            <text:p text:style-name="P116">17</text:p>
          </table:table-cell>
          <table:table-cell table:style-name="Table18.B1" office:value-type="string">
            <text:p text:style-name="P114">Integrate [x] exp (-c x^2) dx = sqr (PI / c)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115"/>
          </table:table-cell>
        </table:table-row>
        <table:table-row table:style-name="Table18.1">
          <table:table-cell table:style-name="Table18.A1" office:value-type="string">
            <text:p text:style-name="P116">18</text:p>
          </table:table-cell>
          <table:table-cell table:style-name="Table18.B1" office:value-type="string">
            <text:p text:style-name="P114">Integrate [x] x exp (-c x^2) dx = 0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114"/>
          </table:table-cell>
        </table:table-row>
        <table:table-row table:style-name="Table18.1">
          <table:table-cell table:style-name="Table18.A1" office:value-type="string">
            <text:p text:style-name="P116">19</text:p>
          </table:table-cell>
          <table:table-cell table:style-name="Table18.B1" office:value-type="string">
            <text:p text:style-name="P114">Integrate [x] x^2 exp (-c x^2) dx = (1 / 2c) sqr (PI / c)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5"/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9">Use Gaussian Integration Techniques</text:p>
          </table:table-cell>
        </table:table-row>
        <table:table-row table:style-name="Table18.1">
          <table:table-cell table:style-name="Table18.A1" office:value-type="string">
            <text:p text:style-name="P116">20</text:p>
          </table:table-cell>
          <table:table-cell table:style-name="Table18.B1" office:value-type="string">
            <text:p text:style-name="P105">= sqr (L / PI) </text:p>
            <text:p text:style-name="P105"><text:span text:style-name="T2">[</text:span></text:p>
            <text:p text:style-name="P105"><text:span text:style-name="T2"><text:s text:c="3"/>sqr (PI / L)</text:span> f (y) </text:p>
            <text:p text:style-name="P105"><text:s text:c="3"/>+ (1 / 4 L) <text:span text:style-name="T2">sqr (PI / L)</text:span> [d/dy]^2 f (y)</text:p>
            <text:p text:style-name="P89">]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5"/>
          </table:table-cell>
        </table:table-row>
        <table:table-row table:style-name="Table18.1">
          <table:table-cell table:style-name="Table18.A1" office:value-type="string">
            <text:p text:style-name="P116">21</text:p>
          </table:table-cell>
          <table:table-cell table:style-name="Table18.B1" office:value-type="string">
            <text:p text:style-name="P105">= sqr (L / PI)<text:span text:style-name="T2"> sqr (PI / L)</text:span></text:p>
            <text:p text:style-name="P105"><text:span text:style-name="T2"><text:s text:c="5"/>[ </text:span><text:s/>f (y) + (1 / 4 L) [d/dy]^2 f (y) <text:s/><text:span text:style-name="T2">]</text:span></text:p>
          </table:table-cell>
        </table:table-row>
        <text:soft-page-break/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5"/>
          </table:table-cell>
        </table:table-row>
        <table:table-row table:style-name="Table18.1">
          <table:table-cell table:style-name="Table18.A1" office:value-type="string">
            <text:p text:style-name="P116">22</text:p>
          </table:table-cell>
          <table:table-cell table:style-name="Table18.B1" office:value-type="string">
            <text:p text:style-name="P105">= <text:span text:style-name="T2">[ </text:span><text:s/>f (y) + (1 / 4 L) [d/dy]^2 f (y) <text:s/><text:span text:style-name="T2">]</text:span>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5"/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9">Re-Introduce the Limit</text:p>
          </table:table-cell>
        </table:table-row>
        <table:table-row table:style-name="Table18.1">
          <table:table-cell table:style-name="Table18.A1" office:value-type="string">
            <text:p text:style-name="P116">23</text:p>
          </table:table-cell>
          <table:table-cell table:style-name="Table18.B1" office:value-type="string">
            <text:p text:style-name="P105">= <text:span text:style-name="T2">lim [L -&gt; oo]</text:span> [ <text:s/>f (y) + (1 / 4 L) [d/dy]^2 f (y) <text:s/>]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5"/>
          </table:table-cell>
        </table:table-row>
        <table:table-row table:style-name="Table18.1">
          <table:table-cell table:style-name="Table18.A1" office:value-type="string">
            <text:p text:style-name="P116">24</text:p>
          </table:table-cell>
          <table:table-cell table:style-name="Table18.B1" office:value-type="string">
            <text:p text:style-name="P105">= f (y) + (1 / 4 <text:span text:style-name="T2">(oo)</text:span> ) [d/dy]^2 f (y) <text:s/>]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5"/>
          </table:table-cell>
        </table:table-row>
        <table:table-row table:style-name="Table18.1">
          <table:table-cell table:style-name="Table18.A1" office:value-type="string">
            <text:p text:style-name="P116">25</text:p>
          </table:table-cell>
          <table:table-cell table:style-name="Table18.B1" office:value-type="string">
            <text:p text:style-name="P105">= f (y) + (<text:span text:style-name="T2">0</text:span>) [d/dy]^2 f (y) <text:s/>]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5"/>
          </table:table-cell>
        </table:table-row>
        <table:table-row table:style-name="Table18.1">
          <table:table-cell table:style-name="Table18.A1" office:value-type="string">
            <text:p text:style-name="P116">26</text:p>
          </table:table-cell>
          <table:table-cell table:style-name="Table18.B1" office:value-type="string">
            <text:p text:style-name="P89">= f (y)</text:p>
          </table:table-cell>
        </table:table-row>
        <table:table-row table:style-name="Table18.1">
          <table:table-cell table:style-name="Table18.A1" office:value-type="string">
            <text:p text:style-name="P98"/>
          </table:table-cell>
          <table:table-cell table:style-name="Table18.B1" office:value-type="string">
            <text:p text:style-name="P85"/>
          </table:table-cell>
        </table:table-row>
      </table:table>
      <text:h text:style-name="P78" text:outline-level="2"/>
      <text:h text:style-name="P75" text:outline-level="2"><text:span text:style-name="T33">Dirac </text:span>Delta Sequence <text:span text:style-name="T33">using</text:span> Sine Function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16">1</text:p>
          </table:table-cell>
          <table:table-cell table:style-name="Table17.B1" office:value-type="string">
            <text:p text:style-name="P105">f (y) = lim [L -&gt; oo] </text:p>
            <text:p text:style-name="P105"><text:s text:c="5"/>Integrate [y = oo .. oo] f (y) dy</text:p>
            <text:p text:style-name="P105"><text:s text:c="5"/>Integrate [k = -L .. L] (1 / 2 PI ) exp (i k (x - y) ) dk</text:p>
          </table:table-cell>
        </table:table-row>
        <table:table-row table:style-name="Table17.1">
          <table:table-cell table:style-name="Table17.A1" office:value-type="string">
            <text:p text:style-name="P98"/>
          </table:table-cell>
          <table:table-cell table:style-name="Table17.B1" office:value-type="string">
            <text:p text:style-name="P89"/>
          </table:table-cell>
        </table:table-row>
        <table:table-row table:style-name="Table17.1">
          <table:table-cell table:style-name="Table17.A1" office:value-type="string">
            <text:p text:style-name="P98"/>
          </table:table-cell>
          <table:table-cell table:style-name="Table17.B1" office:value-type="string">
            <text:p text:style-name="P89">focusing on the Integral of (k)</text:p>
          </table:table-cell>
        </table:table-row>
        <table:table-row table:style-name="Table17.1">
          <table:table-cell table:style-name="Table17.A1" office:value-type="string">
            <text:p text:style-name="P116">2</text:p>
          </table:table-cell>
          <table:table-cell table:style-name="Table17.B1" office:value-type="string">
            <text:p text:style-name="P105">Integrate [k = -L .. L] (1 / 2 PI ) exp (i k (x - y) ) dk</text:p>
          </table:table-cell>
        </table:table-row>
        <table:table-row table:style-name="Table17.1">
          <table:table-cell table:style-name="Table17.A1" office:value-type="string">
            <text:p text:style-name="P98"/>
          </table:table-cell>
          <table:table-cell table:style-name="Table17.B1" office:value-type="string">
            <text:p text:style-name="P105"/>
          </table:table-cell>
        </table:table-row>
        <table:table-row table:style-name="Table17.1">
          <table:table-cell table:style-name="Table17.A1" office:value-type="string">
            <text:p text:style-name="P116">3</text:p>
          </table:table-cell>
          <table:table-cell table:style-name="Table17.B1" office:value-type="string">
            <text:p text:style-name="P105"><text:s/>= (1 / 2 PI ) Integrate [k = -L .. L] exp (i k (x - y) ) dk</text:p>
          </table:table-cell>
        </table:table-row>
        <table:table-row table:style-name="Table17.1">
          <table:table-cell table:style-name="Table17.A1" office:value-type="string">
            <text:p text:style-name="P98"/>
          </table:table-cell>
          <table:table-cell table:style-name="Table17.B1" office:value-type="string">
            <text:p text:style-name="P105"/>
          </table:table-cell>
        </table:table-row>
        <table:table-row table:style-name="Table17.1">
          <table:table-cell table:style-name="Table17.A1" office:value-type="string">
            <text:p text:style-name="P116">4</text:p>
          </table:table-cell>
          <table:table-cell table:style-name="Table17.B1" office:value-type="string">
            <text:p text:style-name="P105"><text:s/>= (1 / 2 PI ) (<text:span text:style-name="T2">1</text:span> / (x - y) ) <text:span text:style-name="T2">(-i)</text:span> exp (i k (x - y) ) | [k = -L .. L]</text:p>
          </table:table-cell>
        </table:table-row>
        <table:table-row table:style-name="Table17.1">
          <table:table-cell table:style-name="Table17.A1" office:value-type="string">
            <text:p text:style-name="P98"/>
          </table:table-cell>
          <table:table-cell table:style-name="Table17.B1" office:value-type="string">
            <text:p text:style-name="P105"/>
          </table:table-cell>
        </table:table-row>
        <table:table-row table:style-name="Table17.1">
          <table:table-cell table:style-name="Table17.A1" office:value-type="string">
            <text:p text:style-name="P116">5</text:p>
          </table:table-cell>
          <table:table-cell table:style-name="Table17.B1" office:value-type="string">
            <text:p text:style-name="P105"><text:s/>= ... <text:span text:style-name="T2">(-i) [</text:span>exp (i <text:span text:style-name="T2">(L)</text:span> (x - y) ) - exp (i <text:span text:style-name="T2">(-L)</text:span> (x - y) ) ]</text:p>
          </table:table-cell>
        </table:table-row>
        <table:table-row table:style-name="Table17.1">
          <table:table-cell table:style-name="Table17.A1" office:value-type="string">
            <text:p text:style-name="P98"/>
          </table:table-cell>
          <table:table-cell table:style-name="Table17.B1" office:value-type="string">
            <text:p text:style-name="P105"/>
          </table:table-cell>
        </table:table-row>
        <table:table-row table:style-name="Table17.1">
          <table:table-cell table:style-name="Table17.A1" office:value-type="string">
            <text:p text:style-name="P116">6</text:p>
          </table:table-cell>
          <table:table-cell table:style-name="Table17.B1" office:value-type="string">
            <text:p text:style-name="P105"><text:s/>= (1 / 2 PI <text:s/>) (1 / (x - y) ) <text:span text:style-name="T2">2</text:span> <text:span text:style-name="T2">sin (L (x - y) )</text:span></text:p>
          </table:table-cell>
        </table:table-row>
        <table:table-row table:style-name="Table17.1">
          <table:table-cell table:style-name="Table17.A1" office:value-type="string">
            <text:p text:style-name="P98"/>
          </table:table-cell>
          <table:table-cell table:style-name="Table17.B1" office:value-type="string">
            <text:p text:style-name="P89"/>
          </table:table-cell>
        </table:table-row>
        <table:table-row table:style-name="Table17.1">
          <table:table-cell table:style-name="Table17.A1" office:value-type="string">
            <text:p text:style-name="P116">7</text:p>
          </table:table-cell>
          <table:table-cell table:style-name="Table17.B1" office:value-type="string">
            <text:p text:style-name="P105"><text:s/>= (1 / <text:span text:style-name="T2">PI (x - y)</text:span> ) sin (L (x - y) )</text:p>
          </table:table-cell>
        </table:table-row>
        <table:table-row table:style-name="Table17.1">
          <table:table-cell table:style-name="Table17.A1" office:value-type="string">
            <text:p text:style-name="P98"/>
          </table:table-cell>
          <table:table-cell table:style-name="Table17.B1" office:value-type="string">
            <text:p text:style-name="P89"/>
          </table:table-cell>
        </table:table-row>
        <table:table-row table:style-name="Table17.1">
          <table:table-cell table:style-name="Table17.A1" office:value-type="string">
            <text:p text:style-name="P98"/>
          </table:table-cell>
          <table:table-cell table:style-name="Table17.B1" office:value-type="string">
            <text:p text:style-name="P89">Recall .. The Exponential to Trig conversion</text:p>
          </table:table-cell>
        </table:table-row>
        <table:table-row table:style-name="Table17.1">
          <table:table-cell table:style-name="Table17.A1" office:value-type="string">
            <text:p text:style-name="P116">8</text:p>
          </table:table-cell>
          <table:table-cell table:style-name="Table17.B1" office:value-type="string">
            <text:p text:style-name="P105">sin (x) = [ exp (i x) - exp (-i x) ] / 2i</text:p>
          </table:table-cell>
        </table:table-row>
        <table:table-row table:style-name="Table17.1">
          <table:table-cell table:style-name="Table17.A1" office:value-type="string">
            <text:p text:style-name="P98"/>
          </table:table-cell>
          <table:table-cell table:style-name="Table17.B1" office:value-type="string">
            <text:p text:style-name="P89"/>
          </table:table-cell>
        </table:table-row>
        <table:table-row table:style-name="Table17.1">
          <table:table-cell table:style-name="Table17.A1" office:value-type="string">
            <text:p text:style-name="P116">9</text:p>
          </table:table-cell>
          <table:table-cell table:style-name="Table17.B1" office:value-type="string">
            <text:p text:style-name="P105">f (y) = lim [L -&gt; oo] </text:p>
            <text:p text:style-name="P105"><text:s text:c="5"/>Integrate [y = oo .. oo] f (y) dy</text:p>
            <text:p text:style-name="P105"><text:s text:c="5"/>(1 / PI (x - y) ) sin (L (x - y) )</text:p>
          </table:table-cell>
        </table:table-row>
        <table:table-row table:style-name="Table17.1">
          <table:table-cell table:style-name="Table17.A1" office:value-type="string">
            <text:p text:style-name="P98"/>
          </table:table-cell>
          <table:table-cell table:style-name="Table17.B1" office:value-type="string">
            <text:p text:style-name="P89"/>
          </table:table-cell>
        </table:table-row>
        <table:table-row table:style-name="Table17.1">
          <table:table-cell table:style-name="Table17.A1" office:value-type="string">
            <text:p text:style-name="P98"/>
          </table:table-cell>
          <table:table-cell table:style-name="Table17.B1" office:value-type="string">
            <text:p text:style-name="P89">Substitute (z) for L (x - y)</text:p>
          </table:table-cell>
        </table:table-row>
        <table:table-row table:style-name="Table17.1">
          <table:table-cell table:style-name="Table17.A1" office:value-type="string">
            <text:p text:style-name="P116">10</text:p>
          </table:table-cell>
          <table:table-cell table:style-name="Table17.B1" office:value-type="string">
            <text:p text:style-name="P89"><text:span text:style-name="T14">z = L (x - y)</text:span></text:p>
          </table:table-cell>
        </table:table-row>
        <table:table-row table:style-name="Table17.1">
          <table:table-cell table:style-name="Table17.A1" office:value-type="string">
            <text:p text:style-name="P116">11</text:p>
          </table:table-cell>
          <table:table-cell table:style-name="Table17.B1" office:value-type="string">
            <text:p text:style-name="P89"><text:span text:style-name="T14">z / L = (x - y)</text:span></text:p>
          </table:table-cell>
        </table:table-row>
        <table:table-row table:style-name="Table17.1">
          <table:table-cell table:style-name="Table17.A1" office:value-type="string">
            <text:p text:style-name="P116">12</text:p>
          </table:table-cell>
          <table:table-cell table:style-name="Table17.B1" office:value-type="string">
            <text:p text:style-name="P105">x = y - z / L</text:p>
          </table:table-cell>
        </table:table-row>
        <table:table-row table:style-name="Table17.1">
          <table:table-cell table:style-name="Table17.A1" office:value-type="string">
            <text:p text:style-name="P116">13</text:p>
          </table:table-cell>
          <table:table-cell table:style-name="Table17.B1" office:value-type="string">
            <text:p text:style-name="P105">dz = dx</text:p>
          </table:table-cell>
        </table:table-row>
        <table:table-row table:style-name="Table17.1">
          <table:table-cell table:style-name="Table17.A1" office:value-type="string">
            <text:p text:style-name="P98"/>
          </table:table-cell>
          <table:table-cell table:style-name="Table17.B1" office:value-type="string">
            <text:p text:style-name="P89"/>
          </table:table-cell>
        </table:table-row>
        <table:table-row table:style-name="Table17.1">
          <table:table-cell table:style-name="Table17.A1" office:value-type="string">
            <text:p text:style-name="P116">14</text:p>
          </table:table-cell>
          <table:table-cell table:style-name="Table17.B1" office:value-type="string">
            <text:p text:style-name="P105">f (y) = lim [L -&gt; oo] </text:p>
            <text:p text:style-name="P105"><text:s text:c="5"/>Integrate [z = oo .. oo] f (y<text:span text:style-name="T2"> - z / L</text:span>) </text:p>
            <text:p text:style-name="P105"><text:s text:c="5"/>(1 / <text:span text:style-name="T2">PI (</text:span>z / L<text:span text:style-name="T2">)</text:span> ) sin (<text:span text:style-name="T2">z</text:span>) dz</text:p>
          </table:table-cell>
        </table:table-row>
        <table:table-row table:style-name="Table17.1">
          <table:table-cell table:style-name="Table17.A1" office:value-type="string">
            <text:p text:style-name="P98"/>
          </table:table-cell>
          <table:table-cell table:style-name="Table17.B1" office:value-type="string">
            <text:p text:style-name="P89"/>
          </table:table-cell>
        </table:table-row>
        <table:table-row table:style-name="Table17.1">
          <table:table-cell table:style-name="Table17.A1" office:value-type="string">
            <text:p text:style-name="P98"/>
          </table:table-cell>
          <table:table-cell table:style-name="Table17.B1" office:value-type="string">
            <text:p text:style-name="P89">Eliminate (L) by taking the limit</text:p>
          </table:table-cell>
        </table:table-row>
        <table:table-row table:style-name="Table17.1">
          <table:table-cell table:style-name="Table17.A1" office:value-type="string">
            <text:p text:style-name="P116">15</text:p>
          </table:table-cell>
          <table:table-cell table:style-name="Table17.B1" office:value-type="string">
            <text:p text:style-name="P105"><text:s/>= Integrate [z = oo .. oo] f (y - z / <text:span text:style-name="T2">oo</text:span>) </text:p>
            <text:p text:style-name="P105"><text:soft-page-break/><text:s text:c="5"/>(1 / PI (z / <text:span text:style-name="T2">oo</text:span>) ) sin (z) dz</text:p>
          </table:table-cell>
        </table:table-row>
        <table:table-row table:style-name="Table17.1">
          <table:table-cell table:style-name="Table17.A1" office:value-type="string">
            <text:p text:style-name="P98"/>
          </table:table-cell>
          <table:table-cell table:style-name="Table17.B1" office:value-type="string">
            <text:p text:style-name="P89"/>
          </table:table-cell>
        </table:table-row>
        <table:table-row table:style-name="Table17.1">
          <table:table-cell table:style-name="Table17.A1" office:value-type="string">
            <text:p text:style-name="P116">16</text:p>
          </table:table-cell>
          <table:table-cell table:style-name="Table17.B1" office:value-type="string">
            <text:p text:style-name="P105"><text:s/>= Integrate [z = oo .. oo] <text:span text:style-name="T2">f (y)</text:span> <text:span text:style-name="T2">(1 / PI z)</text:span> sin (z) dz</text:p>
          </table:table-cell>
        </table:table-row>
        <table:table-row table:style-name="Table17.1">
          <table:table-cell table:style-name="Table17.A1" office:value-type="string">
            <text:p text:style-name="P98"/>
          </table:table-cell>
          <table:table-cell table:style-name="Table17.B1" office:value-type="string">
            <text:p text:style-name="P105"/>
          </table:table-cell>
        </table:table-row>
        <table:table-row table:style-name="Table17.1">
          <table:table-cell table:style-name="Table17.A1" office:value-type="string">
            <text:p text:style-name="P116">17</text:p>
          </table:table-cell>
          <table:table-cell table:style-name="Table17.B1" office:value-type="string">
            <text:p text:style-name="P105"><text:s/>= <text:span text:style-name="T2">f (y) (1 / PI) </text:span>Integrate [z = oo .. oo] (1 / z) sin (z) dz</text:p>
          </table:table-cell>
        </table:table-row>
        <table:table-row table:style-name="Table17.1">
          <table:table-cell table:style-name="Table17.A1" office:value-type="string">
            <text:p text:style-name="P98"/>
          </table:table-cell>
          <table:table-cell table:style-name="Table17.B1" office:value-type="string">
            <text:p text:style-name="P105"/>
          </table:table-cell>
        </table:table-row>
        <table:table-row table:style-name="Table17.1">
          <table:table-cell table:style-name="Table17.A1" office:value-type="string">
            <text:p text:style-name="P116">18</text:p>
          </table:table-cell>
          <table:table-cell table:style-name="Table17.B1" office:value-type="string">
            <text:p text:style-name="P105"><text:s/>= f (y) (1 / PI) <text:span text:style-name="T2">(PI)</text:span></text:p>
          </table:table-cell>
        </table:table-row>
        <table:table-row table:style-name="Table17.1">
          <table:table-cell table:style-name="Table17.A1" office:value-type="string">
            <text:p text:style-name="P98"/>
          </table:table-cell>
          <table:table-cell table:style-name="Table17.B1" office:value-type="string">
            <text:p text:style-name="P105"/>
          </table:table-cell>
        </table:table-row>
        <table:table-row table:style-name="Table17.1">
          <table:table-cell table:style-name="Table17.A1" office:value-type="string">
            <text:p text:style-name="P116">19</text:p>
          </table:table-cell>
          <table:table-cell table:style-name="Table17.B1" office:value-type="string">
            <text:p text:style-name="P105"><text:s/>= <text:span text:style-name="T2">f (y)</text:span></text:p>
          </table:table-cell>
        </table:table-row>
        <table:table-row table:style-name="Table17.1">
          <table:table-cell table:style-name="Table17.A1" office:value-type="string">
            <text:p text:style-name="P98"/>
          </table:table-cell>
          <table:table-cell table:style-name="Table17.B1" office:value-type="string">
            <text:p text:style-name="P105"/>
          </table:table-cell>
        </table:table-row>
      </table:table>
      <text:h text:style-name="P78" text:outline-level="2"/>
      <text:h text:style-name="P75" text:outline-level="2">Derivative of a Dirac Delta <text:span text:style-name="T33">function</text:span></text:h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16">1</text:p>
          </table:table-cell>
          <table:table-cell table:style-name="Table16.B1" office:value-type="string">
            <text:p text:style-name="P108">Integrate [x] f (x) [d/dx] <text:span text:style-name="T29">δ</text:span><text:span text:style-name="T32"> (x - y) dx</text:span></text:p>
          </table:table-cell>
        </table:table-row>
        <table:table-row table:style-name="Table16.1">
          <table:table-cell table:style-name="Table16.A1" office:value-type="string">
            <text:p text:style-name="P98"/>
          </table:table-cell>
          <table:table-cell table:style-name="Table16.B1" office:value-type="string">
            <text:p text:style-name="P105"/>
          </table:table-cell>
        </table:table-row>
        <table:table-row table:style-name="Table16.1">
          <table:table-cell table:style-name="Table16.A1" office:value-type="string">
            <text:p text:style-name="P116">2</text:p>
          </table:table-cell>
          <table:table-cell table:style-name="Table16.B1" office:value-type="string">
            <text:p text:style-name="P108"><text:s/>= lim [L -&gt; oo] Integrate [x] f (x) [d/dx] <text:span text:style-name="T29">δ</text:span><text:span text:style-name="T32"> [L] (x - y) dx</text:span></text:p>
          </table:table-cell>
        </table:table-row>
        <table:table-row table:style-name="Table16.1">
          <table:table-cell table:style-name="Table16.A1" office:value-type="string">
            <text:p text:style-name="P98"/>
          </table:table-cell>
          <table:table-cell table:style-name="Table16.B1" office:value-type="string">
            <text:p text:style-name="P105"/>
          </table:table-cell>
        </table:table-row>
        <table:table-row table:style-name="Table16.1">
          <table:table-cell table:style-name="Table16.A1" office:value-type="string">
            <text:p text:style-name="P116">3</text:p>
          </table:table-cell>
          <table:table-cell table:style-name="Table16.B1" office:value-type="string">
            <text:p text:style-name="P108"><text:s/>= lim [L -&gt; oo] </text:p>
            <text:p text:style-name="P108"><text:span text:style-name="T33">[ </text:span></text:p>
            <text:p text:style-name="P108"><text:span text:style-name="T33"><text:s text:c="4"/></text:span>f (x) [d/dx] <text:span text:style-name="T29">δ</text:span><text:span text:style-name="T32"> [L] (x - y)</text:span><text:span text:style-name="T33"> | [x = oo .. oo]</text:span></text:p>
            <text:p text:style-name="P108"><text:span text:style-name="T33"><text:s text:c="4"/>- Integrate [x] <text:s/></text:span>[d/dx]<text:span text:style-name="T33"> </text:span>f (x) <text:span text:style-name="T29">δ</text:span><text:span text:style-name="T32"> [L] (x - y)</text:span><text:span text:style-name="T33"> </text:span></text:p>
            <text:p text:style-name="P108"><text:span text:style-name="T33">]</text:span></text:p>
          </table:table-cell>
        </table:table-row>
        <table:table-row table:style-name="Table16.1">
          <table:table-cell table:style-name="Table16.A1" office:value-type="string">
            <text:p text:style-name="P98"/>
          </table:table-cell>
          <table:table-cell table:style-name="Table16.B1" office:value-type="string">
            <text:p text:style-name="P105"/>
          </table:table-cell>
        </table:table-row>
        <table:table-row table:style-name="Table16.1">
          <table:table-cell table:style-name="Table16.A1" office:value-type="string">
            <text:p text:style-name="P116">4</text:p>
          </table:table-cell>
          <table:table-cell table:style-name="Table16.B1" office:value-type="string">
            <text:p text:style-name="P108"><text:s/>= lim [L -&gt; oo] </text:p>
            <text:p text:style-name="P108"><text:span text:style-name="T33">[ </text:span></text:p>
            <text:p text:style-name="P108"><text:span text:style-name="T33"><text:s text:c="4"/></text:span>f (x) [d/dx] <text:span text:style-name="T29">δ</text:span><text:span text:style-name="T32"> [L] (x - y)</text:span><text:span text:style-name="T33"> | [x = oo .. oo]</text:span></text:p>
            <text:p text:style-name="P108"><text:span text:style-name="T33"><text:s text:c="4"/>- Integrate [x] <text:s/></text:span>[d/dx]<text:span text:style-name="T33"> </text:span>f (x) <text:span text:style-name="T29">δ</text:span><text:span text:style-name="T32"> [L] (x - y)</text:span><text:span text:style-name="T33"> </text:span></text:p>
            <text:p text:style-name="P108"><text:span text:style-name="T33">]</text:span></text:p>
          </table:table-cell>
        </table:table-row>
        <table:table-row table:style-name="Table16.1">
          <table:table-cell table:style-name="Table16.A1" office:value-type="string">
            <text:p text:style-name="P98"/>
          </table:table-cell>
          <table:table-cell table:style-name="Table16.B1" office:value-type="string">
            <text:p text:style-name="P105"/>
          </table:table-cell>
        </table:table-row>
        <table:table-row table:style-name="Table16.1">
          <table:table-cell table:style-name="Table16.A1" office:value-type="string">
            <text:p text:style-name="P116">5</text:p>
          </table:table-cell>
          <table:table-cell table:style-name="Table16.B1" office:value-type="string">
            <text:p text:style-name="P108"><text:s/>= lim [L -&gt; oo] <text:span text:style-name="T33">[ </text:span><text:span text:style-name="T10">0</text:span><text:span text:style-name="T33"> - Integrate [x] <text:s/></text:span>[d/dx]<text:span text:style-name="T33"> </text:span>f (x) <text:span text:style-name="T29">δ</text:span><text:span text:style-name="T32"> [L] (x - y)</text:span><text:span text:style-name="T33"> ]</text:span></text:p>
          </table:table-cell>
        </table:table-row>
        <table:table-row table:style-name="Table16.1">
          <table:table-cell table:style-name="Table16.A1" office:value-type="string">
            <text:p text:style-name="P98"/>
          </table:table-cell>
          <table:table-cell table:style-name="Table16.B1" office:value-type="string">
            <text:p text:style-name="P108"/>
          </table:table-cell>
        </table:table-row>
        <table:table-row table:style-name="Table16.1">
          <table:table-cell table:style-name="Table16.A1" office:value-type="string">
            <text:p text:style-name="P116">6</text:p>
          </table:table-cell>
          <table:table-cell table:style-name="Table16.B1" office:value-type="string">
            <text:p text:style-name="P108"><text:s/>= lim [L -&gt; oo] <text:span text:style-name="T33">Integrate [x] <text:s/>-</text:span>[d/dx]<text:span text:style-name="T33"> </text:span>f (x) <text:span text:style-name="T29">δ</text:span><text:span text:style-name="T32"> [L] (x - y)</text:span></text:p>
          </table:table-cell>
        </table:table-row>
        <table:table-row table:style-name="Table16.1">
          <table:table-cell table:style-name="Table16.A1" office:value-type="string">
            <text:p text:style-name="P98"/>
          </table:table-cell>
          <table:table-cell table:style-name="Table16.B1" office:value-type="string">
            <text:p text:style-name="P105"/>
          </table:table-cell>
        </table:table-row>
      </table:table>
      <text:h text:style-name="P74" text:outline-level="1"><text:bookmark-start text:name="__RefHeading___Toc44062_966181473"/>Delta Function Potentials<text:bookmark-end text:name="__RefHeading___Toc44062_966181473"/></text:h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09">Integrate [x] w* (x) w (x) dx = 1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09">Integrate [x] exp (i p x / h-bar) exp (-i p x / h-bar) dx = 1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09">Integrate [x] <text:span text:style-name="T18">δ</text:span><text:span text:style-name="T19"> (x)</text:span> dx = 1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09">Integrate [x] N^2 w (x)^2 dx = 1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09">N^2 Integrate [x] <text:span text:style-name="T18">δ</text:span><text:span text:style-name="T19"> (x)</text:span> dx = 1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09">Integrate [x] <text:span text:style-name="T18">δ</text:span><text:span text:style-name="T19"> (x)</text:span> dx = 1 / N^2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9"/>
          </table:table-cell>
        </table:table-row>
      </table:table>
      <text:h text:style-name="P63" text:outline-level="1"/>
      <text:h text:style-name="P68" text:outline-level="1"><text:bookmark-start text:name="__RefHeading___Toc44064_966181473"/>Bound States<text:bookmark-end text:name="__RefHeading___Toc44064_966181473"/></text:h>
      <text:p text:style-name="P1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1</text:p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">2</text:p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">3</text:p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">4</text:p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">5</text:p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">6</text:p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">7</text:p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">8</text:p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">9</text:p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">10</text:p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">11</text:p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">12</text:p>
          </table:table-cell>
          <table:table-cell table:style-name="Table2.B1" office:value-type="string">
            <text:p text:style-name="P9"/>
          </table:table-cell>
        </table:table-row>
      </table:table>
      <text:h text:style-name="P63" text:outline-level="1"/>
      <text:h text:style-name="P68" text:outline-level="1"><text:bookmark-start text:name="__RefHeading___Toc44066_966181473"/>Finite Square Well<text:bookmark-end text:name="__RefHeading___Toc44066_966181473"/></text:h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1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6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7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8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9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10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11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12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13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14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15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16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17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18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19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20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21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22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23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24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25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26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27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28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29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30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31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32</text:p>
          </table:table-cell>
          <table:table-cell table:style-name="Table1.B1" office:value-type="string">
            <text:p text:style-name="P8"/>
          </table:table-cell>
        </table:table-row>
      </table:table>
      <text:p text:style-name="Standard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579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6" number:min-decimal-places="6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.8299in" fo:page-height="8.2701in" style:num-format="1" style:print-orientation="portrait" fo:margin-top="0.25in" fo:margin-bottom="0.25in" fo:margin-left="0.7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5.8299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7-02T01:10:48.013346583</dc:date>
    <meta:editing-duration>P5DT9H22M4S</meta:editing-duration>
    <meta:editing-cycles>35</meta:editing-cycles>
    <meta:generator>LibreOffice/7.5.9.2$Linux_X86_64 LibreOffice_project/50$Build-2</meta:generator>
    <meta:document-statistic meta:table-count="19" meta:image-count="0" meta:object-count="0" meta:page-count="32" meta:paragraph-count="829" meta:word-count="4755" meta:character-count="16778" meta:non-whitespace-character-count="12315"/>
  </office:meta>
</office:document-meta>
</file>